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content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Replacements/Object 9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"/>
  <manifest:file-entry manifest:full-path="ObjectReplacements/Object 8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8" manifest:media-type="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"/>
  <manifest:file-entry manifest:full-path="ObjectReplacements/Object 9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8764in" table:align="left"/>
    </style:style>
    <style:style style:name="Table1.A" style:family="table-column">
      <style:table-column-properties style:column-width="0.3111in"/>
    </style:style>
    <style:style style:name="Table1.B" style:family="table-column">
      <style:table-column-properties style:column-width="0.316in"/>
    </style:style>
    <style:style style:name="Table1.D" style:family="table-column">
      <style:table-column-properties style:column-width="0.3104in"/>
    </style:style>
    <style:style style:name="Table1.F" style:family="table-column">
      <style:table-column-properties style:column-width="0.3167in"/>
    </style:style>
    <style:style style:name="Table1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A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.876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5007in"/>
    </style:style>
    <style:style style:name="Table2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1" style:family="paragraph" style:parent-style-name="Header">
      <style:text-properties fo:font-size="6pt" officeooo:rsid="00405319" officeooo:paragraph-rsid="00405319" style:font-size-asian="5.25pt" style:font-size-complex="6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6pt" officeooo:rsid="004df378" officeooo:paragraph-rsid="004df378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149f2e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216750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225dcc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48fa55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211dec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4a8ff7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4af979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4caddc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4df378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149f2e" officeooo:paragraph-rsid="00533c6c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2e967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8fa55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913d6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17aeac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caddc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d9012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4df378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149f2e" officeooo:paragraph-rsid="00533c6c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indent="0in" style:auto-text-indent="false" fo:background-color="transparent"/>
      <style:text-properties style:font-name="Noto Sans1" fo:font-size="8pt" fo:font-weight="bold" officeooo:rsid="00149f2e" officeooo:paragraph-rsid="00533c6c" style:font-size-asian="10pt" style:font-weight-asian="bold" style:font-size-complex="1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402in" fo:margin-bottom="0.0402in" style:contextual-spacing="false" fo:line-height="100%" fo:text-indent="0in" style:auto-text-indent="false" style:page-number="auto" fo:background-color="transparent"/>
      <style:text-properties style:font-name="Noto Sans1" fo:font-size="8pt" fo:font-weight="bold" officeooo:rsid="00149f2e" officeooo:paragraph-rsid="005784b2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11dec" officeooo:paragraph-rsid="00211dec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1dec" officeooo:paragraph-rsid="00211dec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1dec" officeooo:paragraph-rsid="00497c1d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1dec" officeooo:paragraph-rsid="004a8ff7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1dec" officeooo:paragraph-rsid="004caddc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11dec" officeooo:paragraph-rsid="0048fa55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6750" officeooo:paragraph-rsid="00216750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16750" officeooo:paragraph-rsid="004caddc" style:font-size-asian="10pt" style:font-weight-asian="bold" style:font-size-complex="10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Noto Sans1" fo:font-size="8pt" fo:font-weight="bold" officeooo:rsid="0042e967" officeooo:paragraph-rsid="0042e967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2e967" officeooo:paragraph-rsid="0044b00e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f51c9" officeooo:paragraph-rsid="0048fa55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6d8b5" officeooo:paragraph-rsid="004a8ff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6d8b5" officeooo:paragraph-rsid="00533c6c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72ab7" officeooo:paragraph-rsid="004a8ff7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913d6" officeooo:paragraph-rsid="004913d6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a8ff7" officeooo:paragraph-rsid="004a8ff7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4a8ff7" officeooo:paragraph-rsid="00533c6c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ae554" officeooo:paragraph-rsid="004af979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162d1" officeooo:paragraph-rsid="004caddc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e288f" officeooo:paragraph-rsid="004caddc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231de4" officeooo:paragraph-rsid="004caddc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37d796" officeooo:paragraph-rsid="004caddc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df378" officeooo:paragraph-rsid="004df378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4df378" officeooo:paragraph-rsid="004df378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.0402in" fo:margin-bottom="0.0402in" style:contextual-spacing="false" fo:text-indent="0in" style:auto-text-indent="false" fo:background-color="transparent"/>
      <style:text-properties style:font-name="Noto Sans1" fo:font-size="8pt" fo:font-weight="bold" officeooo:rsid="0017aeac" officeooo:paragraph-rsid="00533c6c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indent="0in" style:auto-text-indent="false" fo:background-color="transparent"/>
      <style:text-properties style:font-name="Noto Sans1" fo:font-size="8pt" fo:font-weight="bold" officeooo:rsid="0017aeac" officeooo:paragraph-rsid="005784b2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df378" officeooo:paragraph-rsid="004df378" style:font-size-asian="8pt" style:font-weight-asian="bold" style:font-size-complex="8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5f33c0" style:font-size-asian="7pt" style:font-weight-asian="bold" style:font-size-complex="8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618357" style:font-size-asian="7pt" style:font-weight-asian="bold" style:font-size-complex="8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688e88" style:font-size-asian="7pt" style:font-weight-asian="bold" style:font-size-complex="8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Noto Sans1" fo:font-size="8pt" officeooo:rsid="00149f2e" officeooo:paragraph-rsid="0014cd4b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officeooo:rsid="00149f2e" officeooo:paragraph-rsid="0014cd4b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officeooo:rsid="00149f2e" officeooo:paragraph-rsid="0016cc5a" style:font-size-asian="10pt" style:font-size-complex="10pt"/>
    </style:style>
    <style:style style:name="P5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Noto Sans1" fo:font-size="8pt" officeooo:rsid="00149f2e" officeooo:paragraph-rsid="0016cc5a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officeooo:rsid="00149f2e" officeooo:paragraph-rsid="004df378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officeooo:rsid="00149f2e" officeooo:paragraph-rsid="00216750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149f2e" officeooo:paragraph-rsid="0042e967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149f2e" officeooo:paragraph-rsid="0048fa55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149f2e" officeooo:paragraph-rsid="00149f2e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149f2e" officeooo:paragraph-rsid="004caddc" style:font-size-asian="10pt" style:font-size-complex="10pt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149f2e" officeooo:paragraph-rsid="00533c6c" style:font-size-asian="10pt" style:font-size-complex="10pt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42e967" officeooo:paragraph-rsid="0042e967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231de4" officeooo:paragraph-rsid="004caddc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normal" officeooo:rsid="004d9012" officeooo:paragraph-rsid="004d9012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4df378" officeooo:paragraph-rsid="004df378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149f2e" officeooo:paragraph-rsid="004caddc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indent="0in" style:auto-text-indent="false" fo:background-color="transparent"/>
      <style:text-properties style:font-name="Noto Sans1" fo:font-size="8pt" fo:font-weight="normal" officeooo:rsid="00149f2e" officeooo:paragraph-rsid="00565a2e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normal" officeooo:rsid="00149f2e" officeooo:paragraph-rsid="005784b2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margin-top="0.0402in" fo:margin-bottom="0in" style:contextual-spacing="false" fo:text-indent="0in" style:auto-text-indent="false" fo:background-color="transparent"/>
      <style:text-properties style:font-name="Noto Sans1" fo:font-size="8pt" fo:font-weight="normal" officeooo:rsid="00149f2e" officeooo:paragraph-rsid="00533c6c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normal" officeooo:rsid="00149f2e" officeooo:paragraph-rsid="00533c6c" style:font-size-asian="10pt" style:font-weight-asian="normal" style:font-size-complex="10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Noto Sans1" fo:font-size="8pt" fo:font-weight="normal" officeooo:rsid="00149f2e" officeooo:paragraph-rsid="00533c6c" style:font-size-asian="10pt" style:font-weight-asian="normal" style:font-size-complex="10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00%" fo:text-indent="0in" style:auto-text-indent="false" style:page-number="auto" fo:background-color="transparent"/>
      <style:text-properties style:font-name="Noto Sans1" fo:font-size="8pt" fo:font-weight="normal" officeooo:rsid="00149f2e" officeooo:paragraph-rsid="005aceb1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1" fo:font-size="8pt" fo:font-weight="normal" officeooo:rsid="00149f2e" officeooo:paragraph-rsid="005c1bab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5f33c0" style:font-size-asian="7pt" style:font-weight-asian="normal" style:font-size-complex="8pt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18357" style:font-size-asian="7pt" style:font-weight-asian="normal" style:font-size-complex="8pt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31059" style:font-size-asian="7pt" style:font-weight-asian="normal" style:font-size-complex="8pt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3c313" style:font-size-asian="7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88e88" style:font-size-asian="7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88e88" style:font-size-asian="7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paragraph-rsid="004df378" style:font-size-asian="8pt" style:font-size-complex="8pt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officeooo:rsid="004df378" officeooo:paragraph-rsid="004df378" style:font-size-asian="8pt" style:font-size-complex="8pt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6pt" fo:font-weight="normal" officeooo:rsid="001b68b0" officeooo:paragraph-rsid="0048fa55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6pt" fo:font-weight="normal" officeooo:rsid="001b68b0" officeooo:paragraph-rsid="004caddc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Noto Sans1" fo:font-size="6pt" fo:font-weight="normal" officeooo:rsid="00231de4" officeooo:paragraph-rsid="004a8ff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Noto Sans1" fo:font-size="6pt" fo:font-weight="normal" officeooo:rsid="004913d6" officeooo:paragraph-rsid="00497c1d" style:font-size-asian="8pt" style:font-weight-asian="normal" style:font-size-complex="8pt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6pt" fo:font-weight="normal" officeooo:rsid="004913d6" officeooo:paragraph-rsid="004a8ff7" style:font-size-asian="8pt" style:font-weight-asian="normal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Sans1" fo:font-size="10pt" fo:font-weight="bold" officeooo:rsid="0017aeac" officeooo:paragraph-rsid="005784b2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center" style:justify-single-word="false" fo:text-indent="0in" style:auto-text-indent="false" fo:background-color="transparent"/>
      <style:text-properties style:font-name="Noto Sans1" fo:font-size="10pt" fo:font-weight="bold" officeooo:rsid="005f33c0" officeooo:paragraph-rsid="00618357" style:font-size-asian="7pt" style:font-weight-asian="bold" style:font-size-complex="8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center" style:justify-single-word="false" fo:text-indent="0in" style:auto-text-indent="false" fo:background-color="transparent"/>
      <style:text-properties style:font-name="Noto Sans1" fo:font-size="10pt" fo:font-weight="bold" officeooo:rsid="005f33c0" officeooo:paragraph-rsid="00688e88" style:font-size-asian="7pt" style:font-weight-asian="bold" style:font-size-complex="8pt" style:font-weight-complex="bold"/>
    </style:style>
    <style:style style:name="P9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Noto Sans1" fo:font-size="10pt" fo:font-weight="normal" officeooo:rsid="00149f2e" officeooo:paragraph-rsid="00533c6c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paragraph-rsid="0048fa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9pt" fo:font-style="normal" fo:text-shadow="none" style:text-underline-style="none" fo:font-weight="normal" officeooo:rsid="002f51c9" officeooo:paragraph-rsid="0048fa5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8pt" fo:font-style="normal" fo:text-shadow="none" style:text-underline-style="none" fo:font-weight="normal" officeooo:rsid="002f51c9" officeooo:paragraph-rsid="0048fa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8pt" fo:font-style="normal" fo:text-shadow="none" style:text-underline-style="none" fo:font-weight="normal" officeooo:paragraph-rsid="0048fa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8pt" fo:font-style="normal" fo:text-shadow="none" style:text-underline-style="none" fo:font-weight="normal" officeooo:rsid="0031ad6d" officeooo:paragraph-rsid="0048fa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0pt" fo:font-style="normal" fo:text-shadow="none" style:text-underline-style="none" fo:font-weight="normal" officeooo:paragraph-rsid="0048f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2f51c9" officeooo:paragraph-rsid="0048fa55" style:font-name-asian="Liberation Serif" style:font-size-asian="10pt" style:font-style-asian="normal" style:font-weight-asian="normal" style:font-name-complex="Liberation Serif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5784b2"/>
    </style:style>
    <style:style style:name="P10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5784b2"/>
    </style:style>
    <style:style style:name="P102" style:family="paragraph" style:parent-style-name="Standard" style:master-page-name="">
      <loext:graphic-properties draw:fill="none"/>
      <style:paragraph-properties fo:margin-left="0in" fo:margin-right="0in" fo:line-height="100%" fo:text-indent="0in" style:auto-text-indent="false" style:page-number="auto" fo:background-color="transparent"/>
      <style:text-properties officeooo:paragraph-rsid="005784b2"/>
    </style:style>
    <style:style style:name="P10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5aceb1"/>
    </style:style>
    <style:style style:name="P10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5c1bab"/>
    </style:style>
    <style:style style:name="P10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5e5b64"/>
    </style:style>
    <style:style style:name="P106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5f33c0"/>
    </style:style>
    <style:style style:name="P107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5f5dcf"/>
    </style:style>
    <style:style style:name="P108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618357"/>
    </style:style>
    <style:style style:name="P10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688e88"/>
    </style:style>
    <style:style style:name="P110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688e88"/>
    </style:style>
    <style:style style:name="P111" style:family="paragraph" style:parent-style-name="Standard" style:master-page-name="">
      <loext:graphic-properties draw:fill="none"/>
      <style:paragraph-properties fo:margin-left="0in" fo:margin-right="0in" fo:margin-top="0in" fo:margin-bottom="0.0402in" style:contextual-spacing="false" fo:text-align="center" style:justify-single-word="false" fo:text-indent="0in" style:auto-text-indent="false" style:page-number="auto" fo:background-color="transparent"/>
      <style:text-properties style:font-name="Noto Sans1" fo:font-size="8pt" fo:font-weight="normal" officeooo:rsid="005f33c0" officeooo:paragraph-rsid="00618357" style:font-size-asian="7pt" style:font-weight-asian="normal" style:font-size-complex="8pt" style:font-weight-complex="normal"/>
    </style:style>
    <style:style style:name="P112" style:family="paragraph" style:parent-style-name="Standard">
      <loext:graphic-properties draw:fill="none"/>
      <style:paragraph-properties fo:margin-left="0in" fo:margin-right="0.0799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18357" style:font-size-asian="7pt" style:font-weight-asian="normal" style:font-size-complex="8pt" style:font-weight-complex="normal"/>
    </style:style>
    <style:style style:name="P1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18357" style:font-size-asian="7pt" style:font-weight-asian="normal" style:font-size-complex="8pt" style:font-weight-complex="normal"/>
    </style:style>
    <style:style style:name="P114" style:family="paragraph" style:parent-style-name="Standard">
      <loext:graphic-properties draw:fill="none"/>
      <style:paragraph-properties fo:margin-left="0in" fo:margin-right="0.1598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18357" style:font-size-asian="7pt" style:font-weight-asian="normal" style:font-size-complex="8pt" style:font-weight-complex="normal"/>
    </style:style>
    <style:style style:name="P1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5f33c0" style:font-size-asian="10pt" style:font-weight-asian="normal" style:font-size-complex="10pt" style:font-weight-complex="normal"/>
    </style:style>
    <style:style style:name="P1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normal" officeooo:rsid="005f33c0" officeooo:paragraph-rsid="006baeb2" style:font-size-asian="10pt" style:font-weight-asian="normal" style:font-size-complex="10pt" style:font-weight-complex="normal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normal" officeooo:rsid="00149f2e" officeooo:paragraph-rsid="005784b2" style:font-size-asian="10pt" style:font-weight-asian="normal" style:font-size-complex="10pt" style:font-weight-complex="normal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normal" officeooo:rsid="004d9012" officeooo:paragraph-rsid="004d9012" style:font-size-asian="10pt" style:font-weight-asian="normal" style:font-size-complex="10pt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618357" style:font-size-asian="7pt" style:font-weight-asian="bold" style:font-size-complex="8pt" style:font-weight-complex="bold"/>
    </style:style>
    <style:style style:name="P120" style:family="paragraph" style:parent-style-name="Standard">
      <loext:graphic-properties draw:fill="none"/>
      <style:paragraph-properties fo:margin-left="0in" fo:margin-right="0.1598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618357" style:font-size-asian="7pt" style:font-weight-asian="bold" style:font-size-complex="8pt" style:font-weight-complex="bold"/>
    </style:style>
    <style:style style:name="P121" style:family="paragraph" style:parent-style-name="Standard">
      <loext:graphic-properties draw:fill="none"/>
      <style:paragraph-properties fo:margin-left="0in" fo:margin-right="0.1598in" fo:margin-top="0in" fo:margin-bottom="0in" style:contextual-spacing="false" fo:text-align="center" style:justify-single-word="false" fo:text-indent="0in" style:auto-text-indent="false" fo:background-color="transparent"/>
      <style:text-properties style:font-name="Noto Sans1" fo:font-size="8pt" fo:font-weight="bold" officeooo:rsid="005f33c0" officeooo:paragraph-rsid="00618357" style:font-size-asian="7pt" style:font-weight-asian="bold" style:font-size-complex="8pt" style:font-weight-complex="bold"/>
    </style:style>
    <style:style style:name="P122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5f33c0" officeooo:paragraph-rsid="005f33c0" style:font-size-asian="10pt" style:font-weight-asian="bold" style:font-size-complex="10pt" style:font-weight-complex="bold"/>
    </style:style>
    <style:style style:name="P123" style:family="paragraph" style:parent-style-name="Standard">
      <loext:graphic-properties draw:fill="none"/>
      <style:paragraph-properties fo:margin-left="0in" fo:margin-right="0in" fo:margin-top="0in" fo:margin-bottom="0.0402in" style:contextual-spacing="false" fo:text-align="start" style:justify-single-word="false" fo:text-indent="0in" style:auto-text-indent="false" fo:background-color="transparent"/>
      <style:text-properties style:font-name="Noto Sans1" fo:font-size="8pt" fo:font-weight="bold" officeooo:rsid="0017aeac" officeooo:paragraph-rsid="005f33c0" style:font-size-asian="10pt" style:font-weight-asian="bold" style:font-size-complex="10pt" style:font-weight-complex="bold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1" fo:font-size="8pt" fo:font-weight="bold" officeooo:rsid="004a8ff7" officeooo:paragraph-rsid="004a8ff7" style:font-size-asian="10pt" style:font-weight-asian="bold" style:font-size-complex="10pt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oto Sans1" fo:font-size="8pt" fo:font-weight="bold" officeooo:rsid="00211dec" officeooo:paragraph-rsid="006e547d" style:font-size-asian="10pt" style:font-weight-asian="bold" style:font-size-complex="10pt" style:font-weight-complex="bold"/>
    </style:style>
    <style:style style:name="P126" style:family="paragraph" style:parent-style-name="Standard" style:master-page-name="">
      <loext:graphic-properties draw:fill="none"/>
      <style:paragraph-properties fo:margin-left="0in" fo:margin-right="0.1598in" fo:margin-top="0in" fo:margin-bottom="0.0402in" style:contextual-spacing="false" fo:text-align="center" style:justify-single-word="false" fo:text-indent="0in" style:auto-text-indent="false" style:page-number="auto" fo:background-color="transparent"/>
      <style:text-properties style:font-name="Noto Sans1" fo:font-size="10pt" fo:font-weight="bold" officeooo:rsid="005f33c0" officeooo:paragraph-rsid="00618357" style:font-size-asian="7pt" style:font-weight-asian="bold" style:font-size-complex="8pt" style:font-weight-complex="bold"/>
    </style:style>
    <style:style style:name="P127" style:family="paragraph" style:parent-style-name="Standard">
      <loext:graphic-properties draw:fill="none"/>
      <style:paragraph-properties fo:margin-left="0in" fo:margin-right="0.1598in" fo:margin-top="0in" fo:margin-bottom="0.0402in" style:contextual-spacing="false" fo:text-align="center" style:justify-single-word="false" fo:text-indent="0in" style:auto-text-indent="false" fo:background-color="transparent"/>
      <style:text-properties style:font-name="Noto Sans1" fo:font-size="10pt" fo:font-weight="bold" officeooo:rsid="005f33c0" officeooo:paragraph-rsid="00618357" style:font-size-asian="7pt" style:font-weight-asian="bold" style:font-size-complex="8pt" style:font-weight-complex="bold"/>
    </style:style>
    <style:style style:name="P128" style:family="paragraph" style:parent-style-name="Standard" style:master-page-name="">
      <loext:graphic-properties draw:fill="none"/>
      <style:paragraph-properties fo:margin-left="0in" fo:margin-right="0in" fo:margin-top="0in" fo:margin-bottom="0.0402in" style:contextual-spacing="false" fo:text-align="center" style:justify-single-word="false" fo:text-indent="0in" style:auto-text-indent="false" style:page-number="auto" fo:background-color="transparent"/>
      <style:text-properties style:font-name="Noto Sans1" fo:font-size="10pt" fo:font-weight="normal" officeooo:rsid="005f33c0" officeooo:paragraph-rsid="005f33c0" style:font-size-asian="10pt" style:font-weight-asian="normal" style:font-size-complex="10pt" style:font-weight-complex="normal"/>
    </style:style>
    <style:style style:name="P129" style:family="paragraph" style:parent-style-name="Standard">
      <loext:graphic-properties draw:fill="none"/>
      <style:paragraph-properties fo:margin-left="0in" fo:margin-right="0.1598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63f4e5"/>
    </style:style>
    <style:style style:name="P130" style:family="paragraph" style:parent-style-name="Standard">
      <loext:graphic-properties draw:fill="none"/>
      <style:paragraph-properties fo:margin-left="0in" fo:margin-right="0.1598in" fo:text-align="start" style:justify-single-word="false" fo:text-indent="0in" style:auto-text-indent="false" fo:background-color="transparent"/>
      <style:text-properties officeooo:paragraph-rsid="0063f4e5"/>
    </style:style>
    <style:style style:name="P131" style:family="paragraph" style:parent-style-name="Standard">
      <loext:graphic-properties draw:fill="none"/>
      <style:paragraph-properties fo:margin-left="0in" fo:margin-right="0.1598in" fo:margin-top="0in" fo:margin-bottom="0.0402in" style:contextual-spacing="false" fo:text-align="start" style:justify-single-word="false" fo:text-indent="0in" style:auto-text-indent="false" fo:background-color="transparent"/>
      <style:text-properties officeooo:paragraph-rsid="0064f978"/>
    </style:style>
    <style:style style:name="P132" style:family="paragraph" style:parent-style-name="Standard">
      <loext:graphic-properties draw:fill="none"/>
      <style:paragraph-properties fo:margin-left="0in" fo:margin-right="0in" fo:margin-top="0.0402in" fo:margin-bottom="0.0402in" style:contextual-spacing="false" fo:line-height="100%" fo:text-indent="0in" style:auto-text-indent="false" fo:background-color="transparent"/>
      <style:text-properties officeooo:paragraph-rsid="005784b2"/>
    </style:style>
    <style:style style:name="P133" style:family="paragraph" style:parent-style-name="Standard">
      <loext:graphic-properties draw:fill="none"/>
      <style:paragraph-properties fo:margin-left="0in" fo:margin-right="0in" fo:margin-top="0in" fo:margin-bottom="0.0402in" style:contextual-spacing="false" fo:line-height="100%" fo:text-indent="0in" style:auto-text-indent="false" fo:background-color="transparent"/>
      <style:text-properties officeooo:paragraph-rsid="005784b2"/>
    </style:style>
    <style:style style:name="P1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5e5b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eac" style:font-weight-asian="bold" style:font-weight-complex="bold"/>
    </style:style>
    <style:style style:name="T3" style:family="text">
      <style:text-properties officeooo:rsid="002cd9ac"/>
    </style:style>
    <style:style style:name="T4" style:family="text">
      <style:text-properties officeooo:rsid="002e288f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31ad6d"/>
    </style:style>
    <style:style style:name="T7" style:family="text">
      <style:text-properties style:font-name="Liberation Serif" style:font-name-asian="Liberation Serif" style:font-name-complex="Liberation Serif"/>
    </style:style>
    <style:style style:name="T8" style:family="text">
      <style:text-properties style:font-name="Liberation Serif" fo:font-size="9pt" style:font-size-asian="11pt" style:font-size-complex="11pt"/>
    </style:style>
    <style:style style:name="T9" style:family="text">
      <style:text-properties style:font-name="Liberation Serif" fo:font-size="9pt" officeooo:rsid="0031ad6d" style:font-size-asian="11pt" style:font-size-complex="11pt"/>
    </style:style>
    <style:style style:name="T10" style:family="text">
      <style:text-properties fo:font-size="6pt" style:font-size-asian="8pt" style:font-size-complex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officeooo:rsid="0048fa55"/>
    </style:style>
    <style:style style:name="T13" style:family="text">
      <style:text-properties officeooo:rsid="004c93f6"/>
    </style:style>
    <style:style style:name="T14" style:family="text">
      <style:text-properties style:text-position="sub 58%" officeooo:rsid="004c93f6"/>
    </style:style>
    <style:style style:name="T15" style:family="text">
      <style:text-properties style:font-name="Noto Sans" style:font-name-asian="Noto Sans" style:font-name-complex="Noto Sans"/>
    </style:style>
    <style:style style:name="T16" style:family="text">
      <style:text-properties officeooo:rsid="004df378"/>
    </style:style>
    <style:style style:name="T17" style:family="text">
      <style:text-properties fo:font-weight="normal" officeooo:rsid="004df378" style:font-weight-asian="normal" style:font-weight-complex="normal"/>
    </style:style>
    <style:style style:name="T18" style:family="text">
      <style:text-properties style:font-name-asian="Noto Sans CJK SC" style:font-name-complex="Lohit Devanagari1"/>
    </style:style>
    <style:style style:name="T19" style:family="text">
      <style:text-properties officeooo:rsid="004fee8c"/>
    </style:style>
    <style:style style:name="T20" style:family="text">
      <style:text-properties officeooo:rsid="0017aeac"/>
    </style:style>
    <style:style style:name="T21" style:family="text">
      <style:text-properties officeooo:rsid="0054626c"/>
    </style:style>
    <style:style style:name="T22" style:family="text">
      <style:text-properties fo:background-color="#dddddd" loext:char-shading-value="0"/>
    </style:style>
    <style:style style:name="T23" style:family="text">
      <style:text-properties style:font-name="C059" officeooo:rsid="0017aeac" fo:background-color="#dddddd" loext:char-shading-value="0"/>
    </style:style>
    <style:style style:name="T24" style:family="text">
      <style:text-properties style:font-name="Noto Sans1" fo:font-size="8pt" fo:font-weight="bold" officeooo:rsid="00149f2e" style:font-size-asian="10pt" style:font-weight-asian="bold" style:font-size-complex="10pt" style:font-weight-complex="bold"/>
    </style:style>
    <style:style style:name="T25" style:family="text">
      <style:text-properties style:font-name="Noto Sans1" fo:font-size="8pt" fo:font-weight="bold" officeooo:rsid="0017aeac" style:font-size-asian="10pt" style:font-weight-asian="bold" style:font-size-complex="10pt" style:font-weight-complex="bold"/>
    </style:style>
    <style:style style:name="T26" style:family="text">
      <style:text-properties style:font-name="Noto Sans1" fo:font-size="8pt" fo:font-weight="bold" officeooo:rsid="005f33c0" style:font-size-asian="7pt" style:font-weight-asian="bold" style:font-size-complex="8pt" style:font-weight-complex="bold"/>
    </style:style>
    <style:style style:name="T27" style:family="text">
      <style:text-properties style:font-name="Noto Sans1" fo:font-size="8pt" fo:font-weight="bold" officeooo:rsid="0063f4e5" style:font-size-asian="7pt" style:font-weight-asian="bold" style:font-size-complex="8pt" style:font-weight-complex="bold"/>
    </style:style>
    <style:style style:name="T28" style:family="text">
      <style:text-properties style:font-name="Noto Sans1" fo:font-size="8pt" fo:font-weight="normal" officeooo:rsid="00149f2e" style:font-size-asian="10pt" style:font-weight-asian="normal" style:font-size-complex="10pt" style:font-weight-complex="normal"/>
    </style:style>
    <style:style style:name="T29" style:family="text">
      <style:text-properties style:font-name="Noto Sans1" fo:font-size="8pt" fo:font-weight="normal" officeooo:rsid="0017aeac" style:font-size-asian="10pt" style:font-weight-asian="normal" style:font-size-complex="10pt" style:font-weight-complex="normal"/>
    </style:style>
    <style:style style:name="T30" style:family="text">
      <style:text-properties style:font-name="Noto Sans1" fo:font-size="8pt" fo:font-weight="normal" officeooo:rsid="00149f2e" fo:background-color="#dddddd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Noto Sans1" fo:font-size="8pt" fo:font-weight="normal" officeooo:rsid="005f33c0" style:font-size-asian="7pt" style:font-weight-asian="normal" style:font-size-complex="8pt" style:font-weight-complex="normal"/>
    </style:style>
    <style:style style:name="T32" style:family="text">
      <style:text-properties style:font-name="Liberation Serif1" fo:font-style="italic" officeooo:rsid="0017aeac" fo:background-color="#dddddd" loext:char-shading-value="0" style:font-style-asian="italic" style:font-style-complex="italic"/>
    </style:style>
    <style:style style:name="T33" style:family="text">
      <style:text-properties style:font-name="Liberation Serif1" fo:font-style="italic" officeooo:rsid="0056379e" fo:background-color="#dddddd" loext:char-shading-value="0" style:font-style-asian="italic" style:font-style-complex="italic"/>
    </style:style>
    <style:style style:name="T34" style:family="text">
      <style:text-properties style:font-name="Liberation Serif1" fo:font-style="italic" officeooo:rsid="00631059" fo:background-color="#dddddd" loext:char-shading-value="0" style:font-style-asian="italic" style:font-style-complex="italic"/>
    </style:style>
    <style:style style:name="T35" style:family="text">
      <style:text-properties style:font-name="Liberation Serif1" fo:font-style="italic" fo:background-color="#dddddd" loext:char-shading-value="0" style:font-size-asian="8pt" style:font-style-asian="italic" style:font-style-complex="italic"/>
    </style:style>
    <style:style style:name="T36" style:family="text">
      <style:text-properties style:font-name="Liberation Serif1" fo:font-style="italic" officeooo:rsid="005fe211" fo:background-color="#dddddd" loext:char-shading-value="0" style:font-size-asian="8pt" style:font-style-asian="italic" style:font-style-complex="italic"/>
    </style:style>
    <style:style style:name="T37" style:family="text">
      <style:text-properties style:font-name="Liberation Serif1" fo:font-size="8pt" fo:font-style="italic" fo:font-weight="normal" officeooo:rsid="0017aeac" fo:background-color="#dddddd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style:font-name="Liberation Serif1" fo:font-size="8pt" fo:font-style="italic" fo:font-weight="normal" officeooo:rsid="005f33c0" fo:background-color="#dddddd" loext:char-shading-value="0" style:font-size-asian="8pt" style:font-style-asian="italic" style:font-weight-asian="normal" style:font-size-complex="8pt" style:font-style-complex="italic" style:font-weight-complex="normal"/>
    </style:style>
    <style:style style:name="T39" style:family="text">
      <style:text-properties style:font-name="Liberation Serif1" fo:font-size="8pt" fo:font-style="italic" fo:font-weight="bold" officeooo:rsid="0017aeac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style:font-name="Liberation Serif1" fo:font-size="8pt" fo:font-weight="bold" fo:background-color="#dddddd" loext:char-shading-value="0" style:font-size-asian="8pt" style:font-weight-asian="bold" style:font-size-complex="8pt" style:font-weight-complex="bold"/>
    </style:style>
    <style:style style:name="T41" style:family="text">
      <style:text-properties style:font-name="Liberation Serif1" fo:font-size="8pt" fo:font-weight="bold" officeooo:rsid="005f33c0" fo:background-color="#dddddd" loext:char-shading-value="0" style:font-size-asian="8pt" style:font-weight-asian="bold" style:font-size-complex="8pt" style:font-weight-complex="bold"/>
    </style:style>
    <style:style style:name="T42" style:family="text">
      <style:text-properties officeooo:rsid="005fe211"/>
    </style:style>
    <style:style style:name="T43" style:family="text">
      <style:text-properties officeooo:rsid="00631059"/>
    </style:style>
    <style:style style:name="T44" style:family="text">
      <style:text-properties style:font-size-asian="7pt" style:font-size-complex="8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vertical-pos="from-top" style:horizontal-pos="from-left" style:horizontal-rel="paragraph-content" fo:background-color="#dddddd" style:background-transparency="0%" draw:fill="solid" draw:fill-color="#dddddd" draw:opacity="100%" draw:ole-draw-aspect="1"/>
    </style:style>
    <style:style style:name="fr3" style:family="graphic" style:parent-style-name="Formula">
      <style:graphic-properties fo:margin-left="0.0791in" fo:margin-right="0.0791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Limiti notevoli trigonometrici</text:p>
      <text:p text:style-name="P59"/>
      <text:p text:style-name="P59"><draw:frame draw:style-name="fr1" draw:name="Object65" text:anchor-type="as-char" svg:y="-0.2165in" svg:width="1.3701in" svg:height="0.3398in" draw:z-index="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64"><text:s text:c="3"/><text:span text:style-name="T11">Vale anche per arcsin, arctan, sinh e tanh</text:span></text:p>
      <text:p text:style-name="P13"><draw:frame draw:style-name="fr1" draw:name="Object66" text:anchor-type="as-char" svg:y="-0.2165in" svg:width="1.0965in" svg:height="0.3591in" draw:z-index="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3"><draw:frame draw:style-name="fr1" draw:name="Object67" text:anchor-type="as-char" svg:y="-0.2165in" svg:width="1.0717in" svg:height="0.3398in" draw:z-index="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8"><draw:frame draw:style-name="fr1" draw:name="Object94" text:anchor-type="as-char" svg:y="-0.2165in" svg:width="1.1756in" svg:height="0.3409in" draw:z-index="8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3"/>
      <text:p text:style-name="P32">Limiti notevoli <text:span text:style-name="T19">esponenziali</text:span></text:p>
      <text:p text:style-name="P3"/>
      <text:p text:style-name="P3"><draw:frame draw:style-name="fr1" draw:name="Object68" text:anchor-type="as-char" svg:y="-0.2228in" svg:width="0.9409in" svg:height="0.3465in" draw:z-index="1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"><draw:frame draw:style-name="fr1" draw:name="Object69" text:anchor-type="as-char" svg:y="-0.2165in" svg:width="0.9772in" svg:height="0.3398in" draw:z-index="1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"><draw:frame draw:style-name="fr1" draw:name="Object70" text:anchor-type="as-char" svg:y="-0.228in" svg:width="1.3472in" svg:height="0.3626in" draw:z-index="1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"><draw:frame draw:style-name="fr1" draw:name="Object71" text:anchor-type="as-char" svg:y="-0.1272in" svg:width="0.9311in" svg:height="0.2516in" draw:z-index="2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3"><draw:frame draw:style-name="fr1" draw:name="Object72" text:anchor-type="as-char" svg:y="-0.2335in" svg:width="1.0799in" svg:height="0.3563in" draw:z-index="2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3"><draw:frame draw:style-name="fr1" draw:name="Object73" text:anchor-type="as-char" svg:y="-0.2228in" svg:width="1.05in" svg:height="0.3465in" draw:z-index="2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3"><draw:frame draw:style-name="fr1" draw:name="Object74" text:anchor-type="as-char" svg:y="-0.2228in" svg:width="0.8091in" svg:height="0.3465in" draw:z-index="2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3"/>
      <text:p text:style-name="P37">Ordini d’infinito</text:p>
      <text:p text:style-name="P15"><draw:frame draw:style-name="fr1" draw:name="Object75" text:anchor-type="as-char" svg:y="-0.2228in" svg:width="0.6673in" svg:height="0.3661in" draw:z-index="3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5"><draw:frame draw:style-name="fr1" draw:name="Object80" text:anchor-type="as-char" svg:y="-0.2228in" svg:width="0.6839in" svg:height="0.3465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5"><draw:frame draw:style-name="fr1" draw:name="Object82" text:anchor-type="as-char" svg:y="-0.2299in" svg:width="0.7689in" svg:height="0.352in" draw:z-index="3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5"><draw:frame draw:style-name="fr1" draw:name="Object81" text:anchor-type="as-char" svg:y="-0.2228in" svg:width="0.961in" svg:height="0.3756in" draw:z-index="34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5"><draw:frame draw:style-name="fr1" draw:name="Object79" text:anchor-type="as-char" svg:y="-0.2043in" svg:width="0.9173in" svg:height="0.3398in" draw:z-index="3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3"/>
      <text:p text:style-name="P37">Sviluppi dell’o-piccolo</text:p>
      <text:p text:style-name="P87">Vedi sviluppi di Taylor al 1° ordine, eccezione fatta</text:p>
      <text:p text:style-name="P87">per il coseno,che va al 2° ordine</text:p>
      <text:p text:style-name="P87"/>
      <text:p text:style-name="P19"><draw:frame draw:style-name="fr1" draw:name="Object95" text:anchor-type="as-char" svg:y="-0.1272in" svg:width="0.8508in" svg:height="0.1665in" draw:z-index="36"><draw:object xlink:href="./Object 95" xlink:type="simple" xlink:show="embed" xlink:actuate="onLoad"/><draw:image xlink:href="./ObjectReplacements/Object 95" xlink:type="simple" xlink:show="embed" xlink:actuate="onLoad"/><svg:desc>formula</svg:desc></draw:frame><draw:frame draw:style-name="fr1" draw:name="Object96" text:anchor-type="as-char" svg:y="-0.1244in" svg:width="0.7516in" svg:height="0.1543in" draw:z-index="37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61"/>
      <text:p text:style-name="P33">Tabella funzioni trigonometriche</text:p>
      <table:table table:name="Table1" table:style-name="Table1" table:template-name="Academic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93"/>
          </table:table-cell>
          <table:table-cell table:style-name="Table1.A1" office:value-type="string">
            <text:p text:style-name="P94">0</text:p>
          </table:table-cell>
          <table:table-cell table:style-name="Table1.A1" office:value-type="string">
            <text:p text:style-name="P94"><text:span text:style-name="T5">π</text:span>/6</text:p>
          </table:table-cell>
          <table:table-cell table:style-name="Table1.A1" office:value-type="string">
            <text:p text:style-name="P94"><text:span text:style-name="T5">π</text:span>/4</text:p>
          </table:table-cell>
          <table:table-cell table:style-name="Table1.A1" office:value-type="string">
            <text:p text:style-name="P94"><text:span text:style-name="T5">π</text:span>/3</text:p>
          </table:table-cell>
          <table:table-cell table:style-name="Table1.A1" office:value-type="string">
            <text:p text:style-name="P94"><text:span text:style-name="T5">π</text:span>/2</text:p>
          </table:table-cell>
        </table:table-row>
        <table:table-row>
          <table:table-cell table:style-name="Table1.A2" office:value-type="string">
            <text:p text:style-name="P94">sin</text:p>
          </table:table-cell>
          <table:table-cell table:style-name="Table1.B2" office:value-type="float" office:value="0">
            <text:p text:style-name="P95">0</text:p>
          </table:table-cell>
          <table:table-cell table:style-name="Table1.A2" office:value-type="string">
            <text:p text:style-name="P95">1/2</text:p>
          </table:table-cell>
          <table:table-cell table:style-name="Table1.A2" office:value-type="string">
            <text:p text:style-name="P99">√2/2</text:p>
          </table:table-cell>
          <table:table-cell table:style-name="Table1.A2" office:value-type="string">
            <text:p text:style-name="P99">√3/2</text:p>
          </table:table-cell>
          <table:table-cell table:style-name="Table1.B2" office:value-type="float" office:value="1">
            <text:p text:style-name="P95">1</text:p>
          </table:table-cell>
        </table:table-row>
        <table:table-row>
          <table:table-cell table:style-name="Table1.A2" office:value-type="string">
            <text:p text:style-name="P94">cos</text:p>
          </table:table-cell>
          <table:table-cell table:style-name="Table1.B2" office:value-type="float" office:value="1">
            <text:p text:style-name="P95">1</text:p>
          </table:table-cell>
          <table:table-cell table:style-name="Table1.A2" office:value-type="string">
            <text:p text:style-name="P99">√3/2</text:p>
          </table:table-cell>
          <table:table-cell table:style-name="Table1.A2" office:value-type="string">
            <text:p text:style-name="P99">√2/2</text:p>
          </table:table-cell>
          <table:table-cell table:style-name="Table1.A2" office:value-type="string">
            <text:p text:style-name="P95">1/2</text:p>
          </table:table-cell>
          <table:table-cell table:style-name="Table1.B2" office:value-type="float" office:value="0">
            <text:p text:style-name="P95">0</text:p>
          </table:table-cell>
        </table:table-row>
        <table:table-row>
          <table:table-cell table:style-name="Table1.A4" office:value-type="string">
            <text:p text:style-name="P94">tan</text:p>
          </table:table-cell>
          <table:table-cell table:style-name="Table1.B4" office:value-type="float" office:value="0">
            <text:p text:style-name="P95">0</text:p>
          </table:table-cell>
          <table:table-cell table:style-name="Table1.C4" office:value-type="string">
            <text:p text:style-name="P99">√3/3</text:p>
          </table:table-cell>
          <table:table-cell table:style-name="Table1.B4" office:value-type="float" office:value="1">
            <text:p text:style-name="P95">1</text:p>
          </table:table-cell>
          <table:table-cell table:style-name="Table1.E4" office:value-type="string">
            <text:p text:style-name="P99">√3</text:p>
          </table:table-cell>
          <table:table-cell table:style-name="Table1.F4" office:value-type="string">
            <text:p text:style-name="P96">-</text:p>
          </table:table-cell>
        </table:table-row>
      </table:table>
      <text:p text:style-name="P60"/>
      <table:table table:name="Table2" table:style-name="Table2" table:template-name="Academic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98"/>
          </table:table-cell>
          <table:table-cell table:style-name="Table2.A1" office:value-type="string">
            <text:p text:style-name="P94">-<text:span text:style-name="T7">∞</text:span></text:p>
          </table:table-cell>
          <table:table-cell table:style-name="Table2.A1" office:value-type="string">
            <text:p text:style-name="P94">0</text:p>
          </table:table-cell>
          <table:table-cell table:style-name="Table2.A1" office:value-type="string">
            <text:p text:style-name="P94">+<text:span text:style-name="T7">∞</text:span></text:p>
          </table:table-cell>
        </table:table-row>
        <table:table-row table:style-name="Table2.2">
          <table:table-cell table:style-name="Table2.A2" office:value-type="string">
            <text:p text:style-name="P94">arctan</text:p>
          </table:table-cell>
          <table:table-cell table:style-name="Table2.A2" office:value-type="string">
            <text:p text:style-name="P95">-<text:span text:style-name="T8">π/</text:span><text:span text:style-name="T9">2</text:span></text:p>
          </table:table-cell>
          <table:table-cell table:style-name="Table2.C2" office:value-type="float" office:value="0">
            <text:p text:style-name="P97">0</text:p>
          </table:table-cell>
          <table:table-cell table:style-name="Table2.A2" office:value-type="string">
            <text:p text:style-name="P94"><text:span text:style-name="T5">π/</text:span><text:span text:style-name="T6">2</text:span></text:p>
          </table:table-cell>
        </table:table-row>
      </table:table>
      <text:p text:style-name="P66"/>
      <text:p text:style-name="P66">sinh(x): <text:span text:style-name="T15">ℝ</text:span>→ <text:span text:style-name="T15">ℝ</text:span><text:tab/>cosh(x):<text:span text:style-name="T15">ℝ</text:span>→[1,<text:span text:style-name="T15">∞</text:span>)</text:p>
      <text:p text:style-name="P66"/>
      <text:p text:style-name="P125"><draw:frame draw:style-name="fr1" draw:name="Object167" text:anchor-type="as-char" svg:y="-0.1728in" svg:width="0.7862in" svg:height="0.2839in" draw:z-index="166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38"/>
      <text:p text:style-name="P35">Equazione della retta tangente</text:p>
      <text:p text:style-name="P20"><draw:frame draw:style-name="fr1" draw:name="Object58" text:anchor-type="as-char" svg:y="-0.1016in" svg:width="0.9516in" svg:height="0.1425in" draw:z-index="38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0"><draw:frame draw:style-name="fr1" draw:name="Object97" text:anchor-type="as-char" svg:y="-0.1154in" svg:width="0.5283in" svg:height="0.1563in" draw:z-index="39"><draw:object xlink:href="./Object 86" xlink:type="simple" xlink:show="embed" xlink:actuate="onLoad"/><draw:image xlink:href="./ObjectReplacements/Object 86" xlink:type="simple" xlink:show="embed" xlink:actuate="onLoad"/><svg:desc>formula</svg:desc></draw:frame><draw:frame draw:style-name="fr1" draw:name="Object98" text:anchor-type="as-char" svg:y="-0.1016in" svg:width="0.4752in" svg:height="0.1425in" draw:z-index="4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8"/>
      <text:p text:style-name="P38"/>
      <text:p text:style-name="P38"/>
      <text:p text:style-name="P38"/>
      <text:p text:style-name="P38">Formule parametriche </text:p>
      <text:p text:style-name="P8"><draw:frame draw:style-name="fr1" draw:name="Object84" text:anchor-type="as-char" svg:y="-0.1626in" svg:width="0.5307in" svg:height="0.2626in" draw:z-index="4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8"><draw:frame draw:style-name="fr1" draw:name="Object85" text:anchor-type="as-char" svg:y="-0.1626in" svg:width="0.6839in" svg:height="0.2783in" draw:z-index="4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8"><draw:frame draw:style-name="fr1" draw:name="Object86" text:anchor-type="as-char" svg:y="-0.1783in" svg:width="0.7165in" svg:height="0.2953in" draw:z-index="4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8"/>
      <text:p text:style-name="P45">Numeri complessi</text:p>
      <text:p text:style-name="P45"/>
      <text:p text:style-name="P57"><draw:frame draw:style-name="fr1" draw:name="Object100" text:anchor-type="as-char" svg:y="-0.1264in" svg:width="0.5543in" svg:height="0.1508in" draw:z-index="44"><draw:object xlink:href="./Object 100" xlink:type="simple" xlink:show="embed" xlink:actuate="onLoad"/><draw:image xlink:href="./ObjectReplacements/Object 100" xlink:type="simple" xlink:show="embed" xlink:actuate="onLoad"/><svg:desc>formula</svg:desc></draw:frame><draw:frame draw:style-name="fr1" draw:name="Object105" text:anchor-type="as-char" svg:y="-0.1626in" svg:width="0.5728in" svg:height="0.2626in" draw:z-index="4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57"><draw:frame draw:style-name="fr1" draw:name="Object101" text:anchor-type="as-char" svg:y="-0.1902in" svg:width="0.7827in" svg:height="0.2138in" draw:z-index="46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<text:p text:style-name="P57"><draw:frame draw:style-name="fr1" draw:name="Object102" text:anchor-type="as-char" svg:y="-0.1016in" svg:width="1.1189in" svg:height="0.1339in" draw:z-index="47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57"><draw:frame draw:style-name="fr1" draw:name="Object103" text:anchor-type="as-char" svg:y="-0.1437in" svg:width="0.5028in" svg:height="0.1736in" draw:z-index="48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<text:p text:style-name="P28"/>
      <text:p text:style-name="P3">Derivate Fondamentali</text:p>
      <text:p text:style-name="P3"/>
      <text:p text:style-name="P53"><draw:frame draw:style-name="fr1" draw:name="Object1" text:anchor-type="as-char" svg:y="-0.1437in" svg:width="0.6071in" svg:height="0.17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4"><draw:frame draw:style-name="fr1" draw:name="Object2" text:anchor-type="as-char" svg:y="-0.1437in" svg:width="0.7508in" svg:height="0.18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4"><draw:frame draw:style-name="fr1" draw:name="Object3" text:anchor-type="as-char" svg:y="-0.1437in" svg:width="0.4201in" svg:height="0.17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3"><draw:frame draw:style-name="fr1" draw:name="Object5" text:anchor-type="as-char" svg:y="-0.2043in" svg:width="0.9283in" svg:height="0.3398in" draw:z-index="4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4"><draw:frame draw:style-name="fr1" draw:name="Object6" text:anchor-type="as-char" svg:y="-0.2043in" svg:width="0.598in" svg:height="0.3272in" draw:z-index="5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4"><draw:frame draw:style-name="fr1" draw:name="Object4" text:anchor-type="as-char" svg:y="-0.2047in" svg:width="0.4752in" svg:height="0.32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3"><draw:frame draw:style-name="fr1" draw:name="Object8" text:anchor-type="as-char" svg:y="-0.1272in" svg:width="0.9228in" svg:height="0.1661in" draw:z-index="51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4"><draw:frame draw:style-name="fr1" draw:name="Object9" text:anchor-type="as-char" svg:y="-0.1272in" svg:width="1.0272in" svg:height="0.1661in" draw:z-index="5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4"><draw:frame draw:style-name="fr1" draw:name="Object7" text:anchor-type="as-char" svg:y="-0.2043in" svg:width="0.9992in" svg:height="0.356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5"><draw:frame draw:style-name="fr1" draw:name="Object11" text:anchor-type="as-char" svg:y="-0.2043in" svg:width="1.0811in" svg:height="0.3563in" draw:z-index="5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6"><draw:frame draw:style-name="fr1" draw:name="Object12" text:anchor-type="as-char" svg:y="-0.2043in" svg:width="1.1291in" svg:height="0.3602in" draw:z-index="5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5"><draw:frame draw:style-name="fr1" draw:name="Object13" text:anchor-type="as-char" svg:y="-0.2043in" svg:width="1.2535in" svg:height="0.3602in" draw:z-index="5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5"><draw:frame draw:style-name="fr1" draw:name="Object10" text:anchor-type="as-char" svg:y="-0.2043in" svg:width="1.0319in" svg:height="0.34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5"><draw:frame draw:style-name="fr1" draw:name="Object15" text:anchor-type="as-char" svg:y="-0.2043in" svg:width="1.1374in" svg:height="0.3465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6"><draw:frame draw:style-name="fr1" draw:name="Object16" text:anchor-type="as-char" svg:y="-0.1272in" svg:width="1.0646in" svg:height="0.1661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55"><draw:frame draw:style-name="fr1" draw:name="Object17" text:anchor-type="as-char" svg:y="-0.1272in" svg:width="1.0646in" svg:height="0.1661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23">Regole di derivazione</text:p>
      <text:p text:style-name="P23"/>
      <text:p text:style-name="P24"><draw:frame draw:style-name="fr3" draw:name="Object40" text:anchor-type="as-char" svg:y="-0.1154in" svg:width="0.7701in" svg:height="0.148in" draw:z-index="1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4"><draw:frame draw:style-name="fr1" draw:name="Object41" text:anchor-type="as-char" svg:y="-0.1154in" svg:width="0.6083in" svg:height="0.148in" draw:z-index="1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4"><draw:frame draw:style-name="fr1" draw:name="Object42" text:anchor-type="as-char" svg:y="-0.1154in" svg:width="0.8866in" svg:height="0.148in" draw:z-index="1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4"><draw:frame draw:style-name="fr1" draw:name="Object43" text:anchor-type="as-char" svg:y="-0.1783in" svg:width="0.5681in" svg:height="0.2953in" draw:z-index="1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5"><draw:frame draw:style-name="fr1" draw:name="Object76" text:anchor-type="as-char" svg:y="-0.1783in" svg:width="0.8083in" svg:height="0.2953in" draw:z-index="5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25"/>
      <text:p text:style-name="P26"><draw:frame draw:style-name="fr1" draw:name="Object77" text:anchor-type="as-char" svg:y="-0.1626in" svg:width="0.7492in" svg:height="0.2866in" draw:z-index="5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88"><text:s text:c="8"/>di conseguenza</text:p>
      <text:p text:style-name="P26"><draw:frame draw:style-name="fr1" draw:name="Object78" text:anchor-type="as-char" svg:y="-0.1626in" svg:width="0.5307in" svg:height="0.2783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4"/>
      <text:p text:style-name="P24"><draw:frame draw:style-name="fr1" draw:name="Object44" text:anchor-type="as-char" svg:y="-0.1154in" svg:width="0.8508in" svg:height="0.148in" draw:z-index="2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4"><draw:frame draw:style-name="fr1" draw:name="Object45" text:anchor-type="as-char" svg:y="-0.1154in" svg:width="1.4173in" svg:height="0.148in" draw:z-index="2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"/>
      <text:p text:style-name="P36">Teorema di Lagrange</text:p>
      <text:p text:style-name="P86">(calcolo <text:span text:style-name="T12">pendenza fra due punti</text:span>)</text:p>
      <text:p text:style-name="P8"><draw:frame draw:style-name="fr1" draw:name="Object59" text:anchor-type="as-char" svg:y="-0.2165in" svg:width="1.1854in" svg:height="0.3398in" draw:z-index="6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4"/>
      <text:p text:style-name="P40">Formula generale</text:p>
      <text:p text:style-name="P9"><draw:frame draw:style-name="fr1" draw:name="Object60" text:anchor-type="as-char" svg:y="-0.2209in" svg:width="1.7874in" svg:height="0.3311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4"/>
      <text:p text:style-name="P14">Sviluppi di Taylor McLaurin</text:p>
      <text:p text:style-name="P84">(fino al 5° ordine, <text:span text:style-name="T13">valgono solo in x</text:span><text:span text:style-name="T14">0</text:span><text:span text:style-name="T13">=0</text:span>)</text:p>
      <text:p text:style-name="P14"/>
      <text:p text:style-name="P6"><draw:frame draw:style-name="fr1" draw:name="Object31" text:anchor-type="as-char" svg:y="-0.1783in" svg:width="1.3709in" svg:height="0.2783in" draw:z-index="6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"><draw:frame draw:style-name="fr1" draw:name="Object32" text:anchor-type="as-char" svg:y="-0.1783in" svg:width="1.4665in" svg:height="0.2783in" draw:z-index="6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"><draw:frame draw:style-name="fr1" draw:name="Object34" text:anchor-type="as-char" svg:y="-0.1783in" svg:width="1.6665in" svg:height="0.278in" draw:z-index="8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6"><draw:frame draw:style-name="fr1" draw:name="Object61" text:anchor-type="as-char" svg:y="-0.1783in" svg:width="1.7346in" svg:height="0.278in" draw:z-index="8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"><draw:frame draw:style-name="fr1" draw:name="Object35" text:anchor-type="as-char" svg:y="-0.1783in" svg:width="1.761in" svg:height="0.278in" draw:z-index="8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"><draw:frame draw:style-name="fr1" draw:name="Object36" text:anchor-type="as-char" svg:y="-0.1783in" svg:width="1.0181in" svg:height="0.2783in" draw:z-index="9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6"><draw:frame draw:style-name="fr1" draw:name="Object37" text:anchor-type="as-char" svg:y="-0.2228in" svg:width="1.1902in" svg:height="0.3465in" draw:z-index="9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"><text:tab/>* seno e coseno iperbolici sono solo somme</text:p>
      <text:p text:style-name="P6"><draw:frame draw:style-name="fr1" draw:name="Object38" text:anchor-type="as-char" svg:y="-0.2228in" svg:width="1.328in" svg:height="0.3465in" draw:z-index="9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6"><draw:frame draw:style-name="fr1" draw:name="Object33" text:anchor-type="as-char" svg:y="-0.2165in" svg:width="1.5756in" svg:height="0.3398in" draw:z-index="9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"><draw:frame draw:style-name="fr1" draw:name="Object39" text:anchor-type="as-char" svg:y="-0.2165in" svg:width="1.3346in" svg:height="0.3398in" draw:z-index="9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1"><draw:frame draw:style-name="fr1" draw:name="Object99" text:anchor-type="as-char" svg:y="-0.1437in" svg:width="1.478in" svg:height="0.1835in" draw:z-index="95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16"/>
      <text:p text:style-name="P29">Algebra degli sviluppi di Taylor</text:p>
      <text:p text:style-name="P29"/>
      <text:p text:style-name="P4"><draw:frame draw:style-name="fr1" draw:name="Object49" text:anchor-type="as-char" svg:y="-0.1437in" svg:width="1.3016in" svg:height="0.1929in" draw:z-index="2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4"><draw:frame draw:style-name="fr1" draw:name="Object50" text:anchor-type="as-char" svg:y="-0.1437in" svg:width="1.9563in" svg:height="0.1929in" draw:z-index="2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4"/>
      <text:p text:style-name="P4"><draw:frame draw:style-name="fr1" draw:name="Object51" text:anchor-type="as-char" svg:y="-0.1437in" svg:width="1.6953in" svg:height="0.1929in" draw:z-index="2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"><draw:frame draw:style-name="fr1" draw:name="Object53" text:anchor-type="as-char" svg:y="-0.1437in" svg:width="1.0181in" svg:height="0.1929in" draw:z-index="3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4"/>
      <text:p text:style-name="P4"><draw:frame draw:style-name="fr1" draw:name="Object52" text:anchor-type="as-char" svg:y="-0.1272in" svg:width="1.2181in" svg:height="0.1764in" draw:z-index="2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8"><text:span text:style-name="T2"/></text:p>
      <text:p text:style-name="P62"><text:span text:style-name="T2">Integrali </text:span><text:span text:style-name="T1">Fondamentali</text:span></text:p>
      <text:p text:style-name="P17"/>
      <text:p text:style-name="P62"><draw:frame draw:style-name="fr1" draw:name="Object14" text:anchor-type="as-char" svg:y="-0.1516in" svg:width="0.8571in" svg:height="0.2083in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2"><draw:frame draw:style-name="fr1" draw:name="Object18" text:anchor-type="as-char" svg:y="-0.2228in" svg:width="1.0402in" svg:height="0.3465in" draw:z-index="6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2"><draw:frame draw:style-name="fr1" draw:name="Object19" text:anchor-type="as-char" svg:y="-0.2043in" svg:width="1.089in" svg:height="0.3272in" draw:z-index="6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2"><draw:frame draw:style-name="fr1" draw:name="Object21" text:anchor-type="as-char" svg:y="-0.1516in" svg:width="1.472in" svg:height="0.2083in" draw:z-index="6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2"><draw:frame draw:style-name="fr1" draw:name="Object22" text:anchor-type="as-char" svg:y="-0.1516in" svg:width="1.3681in" svg:height="0.2083in" draw:z-index="6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2"><draw:frame draw:style-name="fr1" draw:name="Object20" text:anchor-type="as-char" svg:y="-0.2043in" svg:width="1.4492in" svg:height="0.3563in" draw:z-index="6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2"><draw:frame draw:style-name="fr1" draw:name="Object24" text:anchor-type="as-char" svg:y="-0.2043in" svg:width="1.5307in" svg:height="0.3563in" draw:z-index="7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62"><draw:frame draw:style-name="fr1" draw:name="Object25" text:anchor-type="as-char" svg:y="-0.1516in" svg:width="0.8701in" svg:height="0.2083in" draw:z-index="7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2"><draw:frame draw:style-name="fr1" draw:name="Object23" text:anchor-type="as-char" svg:y="-0.2228in" svg:width="1.1043in" svg:height="0.3591in" draw:z-index="7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2"><draw:frame draw:style-name="fr1" draw:name="Object27" text:anchor-type="as-char" svg:y="-0.1516in" svg:width="1.5098in" svg:height="0.2083in" draw:z-index="7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2"><draw:frame draw:style-name="fr1" draw:name="Object28" text:anchor-type="as-char" svg:y="-0.1516in" svg:width="1.5098in" svg:height="0.2083in" draw:z-index="7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2"><draw:frame draw:style-name="fr1" draw:name="Object29" text:anchor-type="as-char" svg:y="-0.2043in" svg:width="1.4811in" svg:height="0.3465in" draw:z-index="7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62"><draw:frame draw:style-name="fr1" draw:name="Object30" text:anchor-type="as-char" svg:y="-0.2043in" svg:width="1.5783in" svg:height="0.3602in" draw:z-index="7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2"><draw:frame draw:style-name="fr1" draw:name="Object26" text:anchor-type="as-char" svg:y="-0.2043in" svg:width="1.5984in" svg:height="0.3602in" draw:z-index="7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2"/>
      <text:p text:style-name="P41">Integrazione per parti</text:p>
      <text:p text:style-name="P17"><draw:frame draw:style-name="fr1" draw:name="Object46" text:anchor-type="as-char" svg:y="-0.1217in" svg:width="0.8819in" svg:height="0.1681in" draw:z-index="7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85">o in alternativa</text:p>
      <text:p text:style-name="P17"><draw:frame draw:style-name="fr1" draw:name="Object47" text:anchor-type="as-char" svg:y="-0.1217in" svg:width="0.8957in" svg:height="0.1681in" draw:z-index="7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7"/>
      <text:p text:style-name="P30">Integrazione per sostituzione</text:p>
      <text:p text:style-name="P10"><draw:frame draw:style-name="fr1" draw:name="Object48" text:anchor-type="as-char" svg:y="-0.1299in" svg:width="1.4618in" svg:height="0.1862in" draw:z-index="8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0"/>
      <text:p text:style-name="P46">Derivata di un integrale</text:p>
      <text:p text:style-name="P11"><draw:frame draw:style-name="fr1" draw:name="Object104" text:anchor-type="as-char" svg:y="-0.2016in" svg:width="1.9465in" svg:height="0.328in" draw:z-index="96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<text:p text:style-name="P10"/>
      <text:p text:style-name="P45">Confronto asintotico</text:p>
      <text:p text:style-name="P82"><text:span text:style-name="T17">con </text:span>∫<text:span text:style-name="T16">f e ∫g e 0&lt;f(x)&lt;g(x):</text:span></text:p>
      <text:p text:style-name="P83">se g converge → f converge</text:p>
      <text:p text:style-name="P83">se f diverge → g diverge</text:p>
      <text:p text:style-name="P83"/>
      <text:p text:style-name="P49">Convergenza</text:p>
      <text:p text:style-name="P11"><draw:frame draw:style-name="fr1" draw:name="Object106" text:anchor-type="as-char" svg:y="-0.189in" svg:width="0.8075in" svg:height="0.3429in" draw:z-index="97"><draw:object xlink:href="./Object 106" xlink:type="simple" xlink:show="embed" xlink:actuate="onLoad"/><draw:image xlink:href="./ObjectReplacements/Object 106" xlink:type="simple" xlink:show="embed" xlink:actuate="onLoad"/><svg:desc>formula</svg:desc></draw:frame><draw:frame draw:style-name="fr1" draw:name="Object107" text:anchor-type="as-char" svg:y="-0.1425in" svg:width="0.6827in" svg:height="0.248in" draw:z-index="9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10"/>
      <text:p text:style-name="P46">Asintoti</text:p>
      <text:p text:style-name="P67">x→ <text:span text:style-name="T15">∞</text:span></text:p>
      <text:p text:style-name="P19"><text:span text:style-name="T18"><draw:frame draw:style-name="fr1" draw:name="Object108" text:anchor-type="as-char" svg:y="-0.1626in" svg:width="0.6547in" svg:height="0.2626in" draw:z-index="9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8"><draw:frame draw:style-name="fr1" draw:name="Object109" text:anchor-type="as-char" svg:y="-0.1626in" svg:width="0.7075in" svg:height="0.2626in" draw:z-index="111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67"><text:span text:style-name="T18">x→ </text:span><text:span text:style-name="T15">0</text:span></text:p>
      <text:p text:style-name="P19"><text:span text:style-name="T18"><draw:frame draw:style-name="fr1" draw:name="Object110" text:anchor-type="as-char" svg:y="-0.1154in" svg:width="0.6102in" svg:height="0.148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8"><draw:frame draw:style-name="fr1" draw:name="Object111" text:anchor-type="as-char" svg:y="-0.1016in" svg:width="0.6634in" svg:height="0.1339in" draw:z-index="113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p>
      <text:p text:style-name="P42">Equazioni differenziali 1° ordine</text:p>
      <text:p text:style-name="P17"><draw:frame draw:style-name="fr1" draw:name="Object62" text:anchor-type="as-char" svg:y="-0.1437in" svg:width="1.2138in" svg:height="0.1835in" draw:z-index="8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4">=&gt;</text:span></text:p>
      <text:p text:style-name="P17"><draw:frame draw:style-name="fr1" draw:name="Object63" text:anchor-type="as-char" svg:y="-0.1516in" svg:width="1.8752in" svg:height="0.2083in" draw:z-index="8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2"/>
      <text:p text:style-name="P43">Equazioni <text:span text:style-name="T3">differenziali</text:span> <text:span text:style-name="T3">2°</text:span> ordine</text:p>
      <text:p text:style-name="P65"><text:tab/><text:span text:style-name="T10">(Valori lambda)</text:span></text:p>
      <text:p text:style-name="P27"><draw:frame draw:style-name="fr1" draw:name="Object54" text:anchor-type="as-char" svg:y="-0.1339in" svg:width="1.2472in" svg:height="0.1839in" draw:z-index="8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7"><draw:frame draw:style-name="fr1" draw:name="Object55" text:anchor-type="as-char" svg:y="-0.1437in" svg:width="1.372in" svg:height="0.1929in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7"/>
      <text:p text:style-name="P27"><draw:frame draw:style-name="fr1" draw:name="Object56" text:anchor-type="as-char" svg:y="-0.1244in" svg:width="0.7752in" svg:height="0.1583in" draw:z-index="8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7"><draw:frame draw:style-name="fr1" draw:name="Object57" text:anchor-type="as-char" svg:y="-0.1437in" svg:width="1.7071in" svg:height="0.1929in" draw:z-index="8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44"/>
      <text:p text:style-name="P44">Equazioni differenziali a variabili separabili</text:p>
      <text:p text:style-name="P10"><draw:frame draw:style-name="fr1" draw:name="Object64" text:anchor-type="as-char" svg:y="-0.1154in" svg:width="0.8661in" svg:height="0.148in" draw:z-index="58"><draw:object xlink:href="./Object 14" xlink:type="simple" xlink:show="embed" xlink:actuate="onLoad"/><draw:image xlink:href="./ObjectReplacements/Object 14" xlink:type="simple" xlink:show="embed" xlink:actuate="onLoad"/><svg:desc>formula</svg:desc></draw:frame>→</text:p>
      <text:p text:style-name="P12"><draw:frame draw:style-name="fr1" draw:name="Object114" text:anchor-type="as-char" svg:y="-0.1626in" svg:width="0.8283in" svg:height="0.2728in" draw:z-index="100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68"/>
      <text:p text:style-name="P39">Proprietà varie</text:p>
      <text:p text:style-name="P12"><draw:frame draw:style-name="fr1" draw:name="Object83" text:anchor-type="as-char" svg:y="-0.2043in" svg:width="1.5717in" svg:height="0.3272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2"><draw:frame draw:style-name="fr1" draw:name="Object87" text:anchor-type="as-char" svg:y="-0.1453in" svg:width="0.561in" svg:height="0.1752in" draw:z-index="10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12"/>
      <text:p text:style-name="P12"><draw:frame draw:style-name="fr1" draw:name="Object88" text:anchor-type="as-char" svg:y="-0.15in" svg:width="0.7528in" svg:height="0.1783in" draw:z-index="10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12"><draw:frame draw:style-name="fr1" draw:name="Object89" text:anchor-type="as-char" svg:y="-0.1638in" svg:width="0.6819in" svg:height="0.1929in" draw:z-index="10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12"/>
      <text:p text:style-name="P12"><draw:frame draw:style-name="fr1" draw:name="Object112" text:anchor-type="as-char" svg:y="-0.1626in" svg:width="1.2465in" svg:height="0.2626in" draw:z-index="10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12"><draw:frame draw:style-name="fr1" draw:name="Object113" text:anchor-type="as-char" svg:y="-0.1783in" svg:width="0.5016in" svg:height="0.2953in" draw:z-index="106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12"><draw:frame draw:style-name="fr1" draw:name="Object90" text:anchor-type="as-char" svg:y="-0.1437in" svg:width="1.1701in" svg:height="0.1835in" draw:z-index="107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2"><draw:frame draw:style-name="fr1" draw:name="Object91" text:anchor-type="as-char" svg:y="-0.1272in" svg:width="1.111in" svg:height="0.1661in" draw:z-index="108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12"><draw:frame draw:style-name="fr1" draw:name="Object92" text:anchor-type="as-char" svg:y="-0.1272in" svg:width="1.4571in" svg:height="0.1661in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<text:p text:style-name="P12"/>
      <text:p text:style-name="P12"><draw:frame draw:style-name="fr1" draw:name="Object93" text:anchor-type="as-char" svg:y="-0.1437in" svg:width="1.4165in" svg:height="0.1835in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pan text:style-name="T2"/></text:p>
      <text:p text:style-name="P63"><text:soft-page-break/><text:span text:style-name="T2"/></text:p>
      <text:p text:style-name="P92"><text:span text:style-name="T20"><text:s/></text:span><text:span text:style-name="T2">Analisi delle funzioni</text:span></text:p>
      <text:p text:style-name="P47">Determinare estremo superiore/inferiore</text:p>
      <text:p text:style-name="P73"><text:span text:style-name="T20">- </text:span><text:span text:style-name="T2">Caso disequazione</text:span><text:span text:style-name="T20">: Si cercano i punti dove la funzione rispetta la disequazione (dove </text:span><text:span text:style-name="T23"><text:s/></text:span><text:span text:style-name="T32">x</text:span><text:span text:style-name="T23"> </text:span><text:span text:style-name="T20"><text:s/>è maggiore o minore di </text:span><text:span text:style-name="T23"><text:s/></text:span><text:span text:style-name="T32">0</text:span><text:span text:style-name="T23"> </text:span><text:span text:style-name="T20">), poi si confrontano gli insiemi e si individua i limite superiore (la parentesi a destra)</text:span></text:p>
      <text:p text:style-name="P71"><text:span text:style-name="T20">- </text:span><text:span text:style-name="T2">Caso due funzioni</text:span><text:span text:style-name="T20">: Si esaminano entrambe le funzioni applicando i vari </text:span><text:span text:style-name="T32">n</text:span><text:span text:style-name="T23"> </text:span><text:span text:style-name="T20">. Generalmente gli insiemi generati si rimpiccioliscono</text:span></text:p>
      <text:p text:style-name="P72"/>
      <text:p text:style-name="P21"><text:span text:style-name="T21">R</text:span><text:span text:style-name="T20">etta tangente alla funzione</text:span></text:p>
      <text:p text:style-name="P69"><text:span text:style-name="T20">- </text:span><text:span text:style-name="T2">Caso funzione normale</text:span><text:span text:style-name="T20">: Si calcola la derivata della funzione data e la si applica alla </text:span><text:span text:style-name="T33"><text:s/>x </text:span><text:span text:style-name="T20"><text:s/>del punto, ottenendo la </text:span><text:span text:style-name="T32">m </text:span><text:span text:style-name="T20">, di conseguenza si applica la seguente formula: </text:span><text:span text:style-name="T1"><draw:frame draw:style-name="fr2" draw:name="Object115" text:anchor-type="as-char" svg:y="-0.1016in" svg:width="0.7in" svg:height="0.1425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0"><text:s/></text:span></text:p>
      <text:p text:style-name="P100"><text:span text:style-name="T29">- </text:span><text:span text:style-name="T25">Caso funzione inversa</text:span><text:span text:style-name="T29">: Bisogna calcolare la derivata della funzione inversa, questo ci permette di applicare la formula: </text:span><text:span text:style-name="T24"><draw:frame draw:style-name="fr2" draw:name="Object116" text:anchor-type="as-char" svg:y="-0.1626in" svg:width="0.5307in" svg:height="0.2783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29">, dopo di che si calcola con quale </text:span><text:span text:style-name="T24"><draw:frame draw:style-name="fr2" draw:name="Object117" text:anchor-type="as-char" svg:y="-0.1016in" svg:width="0.4457in" svg:height="0.1339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29"><text:s/>dove </text:span><text:span text:style-name="T37"><text:s/>y </text:span><text:span text:style-name="T29"><text:s/>è fornita dalla consegna e poi alla fine la formula della retta corrisponde a </text:span><text:span text:style-name="T24"><draw:frame draw:style-name="fr2" draw:name="Object118" text:anchor-type="as-char" svg:y="-0.1016in" svg:width="0.7in" svg:height="0.1425in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p>
      <text:p text:style-name="P70"><text:span text:style-name="T1"/></text:p>
      <text:p text:style-name="P48">Identificare punti critici</text:p>
      <text:p text:style-name="P70">- <text:span text:style-name="T1">Caso base</text:span>: Per identificare un punto critico, abbiamo bisogno di porre la derivata della funzione equivalente a zero (<text:span text:style-name="T1"><draw:frame draw:style-name="fr2" draw:name="Object119" text:anchor-type="as-char" svg:y="-0.1154in" svg:width="0.4654in" svg:height="0.148in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). Questo però non è sufficiente, bisogna anche analizzare gli intorni del punto per verificare il segno della derivata (disequazione <draw:frame draw:style-name="fr2" draw:name="Object120" text:anchor-type="as-char" svg:y="-0.1154in" svg:width="0.4492in" svg:height="0.148in" draw:z-index="119"><draw:object xlink:href="./Object 120" xlink:type="simple" xlink:show="embed" xlink:actuate="onLoad"/><draw:image xlink:href="./ObjectReplacements/Object 120" xlink:type="simple" xlink:show="embed" xlink:actuate="onLoad"/><svg:desc>formula</svg:desc></draw:frame>). Inoltre vanno analizzati i limiti dell'intervallo</text:p>
      <text:p text:style-name="P70"/>
      <text:p text:style-name="P70"/>
      <text:p text:style-name="P70"/>
      <text:p text:style-name="P89">Numeri complessi</text:p>
      <text:p text:style-name="P22">Soluzione di un'equazione complessa</text:p>
      <text:p text:style-name="P102"><text:span text:style-name="T28">- </text:span><text:span text:style-name="T24">Caso sistema di equazioni</text:span><text:span text:style-name="T28">: Converto i numeri complessi in modo da ottenere una equazione con gli elementi </text:span><text:span text:style-name="T37"><text:s/>Re(z) </text:span><text:span text:style-name="T28"><text:s/>e </text:span><text:span text:style-name="T37"><text:s/>Im(z) </text:span><text:span text:style-name="T28"><text:s/>e risolvo il sistema. In alcuni casi devo risolvere equazioni di secondo grado. In base ai risultati capisco il tipo di soluzione:</text:span></text:p>
      <text:p text:style-name="P102"><text:span text:style-name="T28"><text:tab/>- </text:span><text:span text:style-name="T37"><text:s/>a </text:span><text:span text:style-name="T28"><text:s/>e </text:span><text:span text:style-name="T37"><text:s/>b </text:span><text:span text:style-name="T28"><text:s/>definiti: un punto</text:span></text:p>
      <text:p text:style-name="P74"><text:tab/>- <text:span text:style-name="T32"><text:s/>a </text:span><text:s/>e <text:span text:style-name="T32"><text:s/>b </text:span><text:s/>definiti ma con due risultati (<draw:frame draw:style-name="fr2" draw:name="Object121" text:anchor-type="as-char" svg:y="-0.1154in" svg:width="0.1744in" svg:height="0.1398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): due/quattro punti</text:p>
      <text:p text:style-name="P103"><text:span text:style-name="T28"><text:tab/>- </text:span><text:span text:style-name="T37"><text:s/>a/b=? </text:span><text:span text:style-name="T28"><text:s/>e </text:span><text:span text:style-name="T30"><draw:frame draw:style-name="fr2" draw:name="Object122" text:anchor-type="as-char" svg:y="-0.0992in" svg:width="0.2925in" svg:height="0.1228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8"><text:s text:c="2"/>o </text:span><text:span text:style-name="T37"><text:s/>a=b </text:span><text:span text:style-name="T28">: una retta</text:span></text:p>
      <text:p text:style-name="P75"><text:tab/>- <text:span text:style-name="T22"><draw:frame draw:style-name="fr2" draw:name="Object123" text:anchor-type="as-char" svg:y="-0.1154in" svg:width="0.4965in" svg:height="0.1398in" draw:z-index="122"><draw:object xlink:href="./Object 123" xlink:type="simple" xlink:show="embed" xlink:actuate="onLoad"/><draw:image xlink:href="./ObjectReplacements/Object 123" xlink:type="simple" xlink:show="embed" xlink:actuate="onLoad"/><svg:desc>formula</svg:desc></draw:frame></text:span>: un cerchio</text:p>
      <text:p text:style-name="P104"><text:span text:style-name="T28"><text:tab/>- </text:span><text:span text:style-name="T30"><draw:frame draw:style-name="fr2" draw:name="Object124" text:anchor-type="as-char" svg:y="-0.1154in" svg:width="0.4965in" svg:height="0.1398in" draw:z-index="123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28">: una circonferenza (con </text:span><text:span text:style-name="T30"><draw:frame draw:style-name="fr2" draw:name="Object125" text:anchor-type="as-char" svg:y="-0.1154in" svg:width="0.7161in" svg:height="0.1398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28">, </text:span><text:span text:style-name="T37"><text:s/>c </text:span><text:span text:style-name="T28"><text:s/>schiaccia la circonferenza, mentre </text:span><text:span text:style-name="T37"><text:s/>d </text:span><text:span text:style-name="T28"><text:s/>la sposta )</text:span></text:p>
      <text:p text:style-name="P101"><text:span text:style-name="T28">- </text:span><text:span text:style-name="T37"><text:s/>a&lt;c </text:span><text:span text:style-name="T28"><text:s/>o </text:span><text:span text:style-name="T37"><text:s/>a&lt;b </text:span><text:span text:style-name="T28"><text:s/>: semipiano</text:span></text:p>
      <text:p text:style-name="P132"><text:span text:style-name="T28"/></text:p>
      <text:p text:style-name="P132"><text:span text:style-name="T28"/></text:p>
      <text:p text:style-name="P132"><text:span text:style-name="T28"/></text:p>
      <text:p text:style-name="P132"><text:span text:style-name="T28"/></text:p>
      <text:p text:style-name="P133"><text:span text:style-name="T24"/></text:p>
      <text:p text:style-name="P133"><text:span text:style-name="T24">Radici di un numero complesso</text:span></text:p>
      <text:p text:style-name="P101"><text:span text:style-name="T28">- </text:span><text:span text:style-name="T24">Caso determinare polinomio da radice</text:span><text:span text:style-name="T28">: possiamo prendere le incognite del polinomio, applicare la formula </text:span><text:span text:style-name="T28"><draw:frame draw:style-name="fr2" draw:name="Object126" text:anchor-type="as-char" svg:y="-0.1898in" svg:width="0.7626in" svg:height="0.2898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28"><text:s/>e metterla in equivalenza con la radice fornita</text:span></text:p>
      <text:p text:style-name="P101"><text:span text:style-name="T28">- </text:span><text:span text:style-name="T24">Caso equazione</text:span><text:span text:style-name="T28">: Si cerca di risolvere l'equazione individuando il valore di </text:span><text:span text:style-name="T37"><text:s/>a </text:span><text:span text:style-name="T28"><text:s/>e </text:span><text:span text:style-name="T37"><text:s/>b </text:span><text:span text:style-name="T28"><text:s/></text:span></text:p>
      <text:p text:style-name="P105"><text:span text:style-name="T28">- </text:span><text:span text:style-name="T24">Caso determinare radice di un polinomio</text:span><text:span text:style-name="T28">: Si risolve con la classica formula</text:span><text:span text:style-name="T24"><draw:frame draw:style-name="fr2" draw:name="Object127" text:anchor-type="as-char" svg:y="-0.1898in" svg:width="0.7791in" svg:height="0.2898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105"><text:span text:style-name="T24"/></text:p>
      <text:p text:style-name="P105"><text:span text:style-name="T24"/></text:p>
      <text:p text:style-name="P128"><text:span text:style-name="T2">L</text:span><text:span text:style-name="T1">imiti</text:span></text:p>
      <text:p text:style-name="P122">Calcolo</text:p>
      <text:p text:style-name="P116">- <text:span text:style-name="T1">Caso generico</text:span>: Cerchiamo di individuare la funzione fratta, e applichiamo dell'hopital <text:span text:style-name="T44"><draw:frame draw:style-name="fr2" draw:name="Object166" text:anchor-type="as-char" svg:y="-0.1866in" svg:width="1.0283in" svg:height="0.311in" draw:z-index="165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p>
      <text:p text:style-name="P115"/>
      <text:p text:style-name="P123">Taylor</text:p>
      <text:p text:style-name="P107"><text:span text:style-name="T31">- </text:span><text:span text:style-name="T26">Caso centro </text:span><text:span text:style-name="T40">≠</text:span><text:span text:style-name="T41"> 0</text:span><text:span text:style-name="T31"> : Si individuano </text:span><text:span text:style-name="T24"><draw:frame draw:style-name="fr2" draw:name="Object128" text:anchor-type="as-char" svg:y="-0.1165in" svg:width="0.5346in" svg:height="0.1402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31"><text:s/>per poi applicare la formula </text:span><text:span text:style-name="T24"><draw:frame draw:style-name="fr2" draw:name="Object129" text:anchor-type="as-char" svg:y="-0.1965in" svg:width="0.7646in" svg:height="0.2965in" draw:z-index="128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p>
      <text:p text:style-name="P107"><text:span text:style-name="T31">- </text:span><text:span text:style-name="T26">Caso funzione composta</text:span><text:span text:style-name="T31">: bisogna calcolare la funzione interna </text:span><text:span text:style-name="T37"><text:s/>g(x) </text:span><text:span text:style-name="T31"><text:s/>nel centro definito </text:span><text:span text:style-name="T31"><draw:frame draw:style-name="fr2" draw:name="Object130" text:anchor-type="as-char" svg:y="-0.0992in" svg:width="0.1752in" svg:height="0.1398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31"><text:s/>e poi la funzione esterna centrata in </text:span><text:span text:style-name="T31"><draw:frame draw:style-name="fr2" draw:name="Object131" text:anchor-type="as-char" svg:y="-0.1016in" svg:width="0.3307in" svg:height="0.1425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<text:p text:style-name="P77">- <text:span text:style-name="T1">Caso integrale definito</text:span>: <text:span text:style-name="T42">Derivo l’integrale fino all’ordine richiesto, applicando poi la formula del caso in centro </text:span><text:span text:style-name="T35"><text:s/></text:span><text:span text:style-name="T36">≠</text:span><text:span text:style-name="T35"> 0 </text:span></text:p>
      <text:p text:style-name="P76"/>
      <text:p text:style-name="P50">Successioni</text:p>
      <text:p text:style-name="P106"><text:span text:style-name="T31">- </text:span><text:span text:style-name="T26">Caso generale</text:span><text:span text:style-name="T31">: Cerchiamo di estrarre la </text:span><text:span text:style-name="T38"><text:s/>n </text:span><text:span text:style-name="T31"><text:s/>o di portarla al denominatore, in modo che ad infinito tenda a </text:span><text:span text:style-name="T38"><text:s/>0 </text:span><text:span text:style-name="T31">. Possiamo anche applicare i limiti notevoli a patto che le funzioni composte tendano a </text:span><text:span text:style-name="T38"><text:s/>0 </text:span></text:p>
      <text:p text:style-name="P77">- <text:span text:style-name="T1">Caso radici</text:span>: Possiamo usare la razionalizzazione (<draw:frame draw:style-name="fr2" draw:name="Object132" text:anchor-type="as-char" svg:y="-0.172in" svg:width="0.4299in" svg:height="0.2819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 o <draw:frame draw:style-name="fr2" draw:name="Object133" text:anchor-type="as-char" svg:y="-0.172in" svg:width="1.0965in" svg:height="0.2819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)</text:p>
      <text:p text:style-name="P77"/>
      <text:p text:style-name="P77"/>
      <text:p text:style-name="P77"/>
      <text:p text:style-name="P90">Derivate</text:p>
      <text:p text:style-name="P51">Definire <text:span text:style-name="T34"><text:s/>ɑ </text:span><text:s/>per mantenere continuità e derivabilità</text:p>
      <text:p text:style-name="P78">- <text:span text:style-name="T1">Caso continuità</text:span>: basta trovare il valore che rende equivalenti <draw:frame draw:style-name="fr2" draw:name="Object134" text:anchor-type="as-char" svg:y="-0.1154in" svg:width="0.3366in" svg:height="0.1563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text:s/>e <draw:frame draw:style-name="fr2" draw:name="Object135" text:anchor-type="as-char" svg:y="-0.1154in" svg:width="0.328in" svg:height="0.1563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. Questo si può effettuare con i limiti notevoli o anche con Taylor in <draw:frame draw:style-name="fr2" draw:name="Object136" text:anchor-type="as-char" svg:y="-0.0992in" svg:width="0.3264in" svg:height="0.1398in" draw:z-index="135"><draw:object xlink:href="./Object 136" xlink:type="simple" xlink:show="embed" xlink:actuate="onLoad"/><draw:image xlink:href="./ObjectReplacements/Object 136" xlink:type="simple" xlink:show="embed" xlink:actuate="onLoad"/><svg:desc>formula</svg:desc></draw:frame><text:s/></text:p>
      <text:p text:style-name="P78">- <text:span text:style-name="T1">Caso derivabilità</text:span>: Bisogna effettuare lo stesso calcolo per la continuità, ma l'equazione va messa a sistema con l'equivalenza tra <draw:frame draw:style-name="fr2" draw:name="Object137" text:anchor-type="as-char" svg:y="-0.1154in" svg:width="0.3689in" svg:height="0.1563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text:s/><text:span text:style-name="T43">e </text:span><draw:frame draw:style-name="fr2" draw:name="Object138" text:anchor-type="as-char" svg:y="-0.1154in" svg:width="0.328in" svg:height="0.1563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<text:p text:style-name="P51"/>
      <text:p text:style-name="P51">In un intervallo esiste un punto tale che:</text:p>
      <text:p text:style-name="P78">- <text:span text:style-name="T1">Caso generico</text:span>: Qui possono essere applicati due possibili teoremi:</text:p>
      <text:p text:style-name="P78"><text:tab/>- <text:span text:style-name="T1">Lagrange</text:span>: <draw:frame draw:style-name="fr2" draw:name="Object139" text:anchor-type="as-char" svg:y="-0.1728in" svg:width="1.0161in" svg:height="0.2728in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text:s/></text:p>
      <text:p text:style-name="P78"><text:tab/>- <text:span text:style-name="T1">Valori continui</text:span>: <draw:frame draw:style-name="fr2" draw:name="Object140" text:anchor-type="as-char" svg:y="-0.0992in" svg:width="0.7299in" svg:height="0.1398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text:s/></text:p>
      <text:p text:style-name="P108"><text:span text:style-name="T31">- </text:span><text:span text:style-name="T26">Caso periodico</text:span><text:span text:style-name="T31">: Il periodo </text:span><text:span text:style-name="T38"><text:s/>t </text:span><text:span text:style-name="T31"><text:s/>indica ogni quanto la funzione si ripete</text:span></text:p>
      <text:p text:style-name="P79">- <text:span text:style-name="T1">Caso della catena</text:span>: Basta convertire la forma scomposta in composta:</text:p>
      <text:p text:style-name="P79"><draw:frame draw:style-name="fr2" draw:name="Object141" text:anchor-type="as-char" svg:y="-0.1811in" svg:width="1.9874in" svg:height="0.298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text:s text:c="2"/>che diventa <draw:frame draw:style-name="fr2" draw:name="Object142" text:anchor-type="as-char" svg:y="-0.1154in" svg:width="0.9228in" svg:height="0.1661in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text:s/></text:p>
      <text:p text:style-name="P77"/>
      <text:p text:style-name="P77"/>
      <text:p text:style-name="P77"/>
      <text:p text:style-name="P91">Equazioni differenziali</text:p>
      <text:p text:style-name="P52">Trovare la soluzione al problema di cauchy</text:p>
      <text:p text:style-name="P80">- <text:span text:style-name="T1">TRUCCO</text:span>: Calcolare le soluzioni in <draw:frame draw:style-name="fr2" draw:name="Object155" text:anchor-type="as-char" svg:y="-0.0992in" svg:width="0.3264in" svg:height="0.1398in" draw:z-index="154"><draw:object xlink:href="./Object 157" xlink:type="simple" xlink:show="embed" xlink:actuate="onLoad"/><draw:image xlink:href="./ObjectReplacements/Object 157" xlink:type="simple" xlink:show="embed" xlink:actuate="onLoad"/><svg:desc>formula</svg:desc></draw:frame><text:s/>e confrontare con le condizioni di cauchy</text:p>
      <text:p text:style-name="P80">- <text:span text:style-name="T1">Caso EDO a variabili separabili</text:span>: Sono in forma <draw:frame draw:style-name="fr2" draw:name="Object156" text:anchor-type="as-char" svg:y="-0.1154in" svg:width="0.9937in" svg:height="0.148in" draw:z-index="155"><draw:object xlink:href="./Object 158" xlink:type="simple" xlink:show="embed" xlink:actuate="onLoad"/><draw:image xlink:href="./ObjectReplacements/Object 158" xlink:type="simple" xlink:show="embed" xlink:actuate="onLoad"/><svg:desc>formula</svg:desc></draw:frame>, che diventa <draw:frame draw:style-name="fr2" draw:name="Object157" text:anchor-type="as-char" svg:y="-0.1626in" svg:width="0.978in" svg:height="0.2728in" draw:z-index="156"><draw:object xlink:href="./Object 159" xlink:type="simple" xlink:show="embed" xlink:actuate="onLoad"/><draw:image xlink:href="./ObjectReplacements/Object 159" xlink:type="simple" xlink:show="embed" xlink:actuate="onLoad"/><svg:desc>formula</svg:desc></draw:frame><text:s text:c="2"/></text:p>
      <text:p text:style-name="P80">- <text:span text:style-name="T1">Caso EDO di primo ordine</text:span>**: Cerco di modificare la funzione per ottenere la forma <draw:frame draw:style-name="fr2" draw:name="Object158" text:anchor-type="as-char" svg:y="-0.1154in" svg:width="1.148in" svg:height="0.148in" draw:z-index="157"><draw:object xlink:href="./Object 160" xlink:type="simple" xlink:show="embed" xlink:actuate="onLoad"/><draw:image xlink:href="./ObjectReplacements/Object 160" xlink:type="simple" xlink:show="embed" xlink:actuate="onLoad"/><svg:desc>formula</svg:desc></draw:frame>, da qui posso applicare la formula <draw:frame draw:style-name="fr2" draw:name="Object159" text:anchor-type="as-char" svg:y="-0.1217in" svg:width="1.1772in" svg:height="0.1681in" draw:z-index="158"><draw:object xlink:href="./Object 161" xlink:type="simple" xlink:show="embed" xlink:actuate="onLoad"/><draw:image xlink:href="./ObjectReplacements/Object 161" xlink:type="simple" xlink:show="embed" xlink:actuate="onLoad"/><svg:desc>formula</svg:desc></draw:frame><text:s/>dove <draw:frame draw:style-name="fr2" draw:name="Object160" text:anchor-type="as-char" svg:y="-0.1217in" svg:width="0.7165in" svg:height="0.1681in" draw:z-index="159"><draw:object xlink:href="./Object 162" xlink:type="simple" xlink:show="embed" xlink:actuate="onLoad"/><draw:image xlink:href="./ObjectReplacements/Object 162" xlink:type="simple" xlink:show="embed" xlink:actuate="onLoad"/><svg:desc>formula</svg:desc></draw:frame><text:s/></text:p>
      <text:p text:style-name="P109"><text:span text:style-name="T31">- </text:span><text:span text:style-name="T26">Caso EDO non omogenea</text:span><text:span text:style-name="T31">: Oltre alla soluzione generale, bisogna anche trovare la soluzione particolare della parte non omogenea. Quindi se </text:span><text:span text:style-name="T31"><draw:frame draw:style-name="fr2" draw:name="Object161" text:anchor-type="as-char" svg:y="-0.1016in" svg:width="0.6492in" svg:height="0.1339in" draw:z-index="160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31">, allora eseguiamo </text:span><text:span text:style-name="T38"><text:s/>f(Q(x)) </text:span><text:span text:style-name="T31"><text:s/>dove </text:span><text:span text:style-name="T38"><text:s/>Q(x) </text:span><text:span text:style-name="T31"><text:s/>è la forma particolare </text:span><text:span text:style-name="T31"><draw:frame draw:style-name="fr2" draw:name="Object162" text:anchor-type="as-char" svg:y="-0.1154in" svg:width="0.5138in" svg:height="0.1398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31">, e mettiamo tutto a sistema con </text:span><text:span text:style-name="T38"><text:s/>P(x) </text:span><text:span text:style-name="T31">, separando per i gradi di </text:span><text:span text:style-name="T38"><text:s/>t </text:span><text:span text:style-name="T31">. Quindi se la soluzione di </text:span><text:span text:style-name="T38"><text:s/>f(x) </text:span><text:span text:style-name="T31"><text:s/>è </text:span><text:span text:style-name="T38"><text:s/>s(x) </text:span><text:span text:style-name="T31">, allora la nostra soluzione generica è </text:span><text:span text:style-name="T31"><draw:frame draw:style-name="fr2" draw:name="Object163" text:anchor-type="as-char" svg:y="-0.1016in" svg:width="0.7339in" svg:height="0.1339in" draw:z-index="162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p>
      <text:p text:style-name="P81"/>
      <text:p text:style-name="P110"><text:span text:style-name="T26">Verificare l'intorno di </text:span><text:span text:style-name="T39"><text:s/>x </text:span><text:span text:style-name="T26"><text:s/>della soluzione</text:span></text:p>
      <text:p text:style-name="P81">- <text:span text:style-name="T1">Caso generale</text:span>: Per determinare la monotonia di una funzione in un punto, se <draw:frame draw:style-name="fr2" draw:name="Object164" text:anchor-type="as-char" svg:y="-0.1154in" svg:width="0.4839in" svg:height="0.1563in" draw:z-index="163"><draw:object xlink:href="./Object 155" xlink:type="simple" xlink:show="embed" xlink:actuate="onLoad"/><draw:image xlink:href="./ObjectReplacements/Object 155" xlink:type="simple" xlink:show="embed" xlink:actuate="onLoad"/><svg:desc>formula</svg:desc></draw:frame><text:s/>allora è crescente, se no è decrescente. Per la convessità, <draw:frame draw:style-name="fr2" draw:name="Object165" text:anchor-type="as-char" svg:y="-0.1154in" svg:width="0.5063in" svg:height="0.1563in" draw:z-index="164"><draw:object xlink:href="./Object 156" xlink:type="simple" xlink:show="embed" xlink:actuate="onLoad"/><draw:image xlink:href="./ObjectReplacements/Object 156" xlink:type="simple" xlink:show="embed" xlink:actuate="onLoad"/><svg:desc>formula</svg:desc></draw:frame>, se no è concava</text:p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1"/>
      <text:p text:style-name="P127">Integrali</text:p>
      <text:p text:style-name="P120">Calcolo valore integrale definito</text:p>
      <text:p text:style-name="P129"><text:span text:style-name="T31">- </text:span><text:span text:style-name="T26">Caso funzione composta</text:span><text:span text:style-name="T31">: Devo applicare l'integrazione per sostituzione, ossia </text:span><text:span text:style-name="T31"><draw:frame draw:style-name="fr2" draw:name="Object143" text:anchor-type="as-char" svg:y="-0.1492in" svg:width="0.8362in" svg:height="0.2102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31"><text:s/>applico </text:span><text:span text:style-name="T37"><text:s/>t=g(x) </text:span><text:span text:style-name="T31"><text:s/>e </text:span><text:span text:style-name="T31"><draw:frame draw:style-name="fr2" draw:name="Object144" text:anchor-type="as-char" svg:y="-0.1154in" svg:width="0.6362in" svg:height="0.148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31"><text:s/>ottenendo </text:span><text:span text:style-name="T31"><draw:frame draw:style-name="fr2" draw:name="Object145" text:anchor-type="as-char" svg:y="-0.1508in" svg:width="0.6008in" svg:height="0.2165in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31"><text:s/>e poi nella soluzione sostituisco </text:span><text:span text:style-name="T37"><text:s/>F(t) </text:span><text:span text:style-name="T31"><text:s/>con <text:s text:c="2"/></text:span><text:span text:style-name="T37">F(g(x)) </text:span><text:span text:style-name="T31">. A questo punto posso applicare </text:span><text:span text:style-name="T31"><draw:frame draw:style-name="fr2" draw:name="Object146" text:anchor-type="as-char" svg:y="-0.1492in" svg:width="0.8681in" svg:height="0.2102in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31"><text:s/></text:span></text:p>
      <text:p text:style-name="P130"><text:span text:style-name="T31">- </text:span><text:span text:style-name="T26">Caso funzione non semplice</text:span><text:span text:style-name="T31">: Posso provare ad approcciare la funzione con integrazione per parti: con </text:span><text:span text:style-name="T31"><draw:frame draw:style-name="fr2" draw:name="Object147" text:anchor-type="as-char" svg:y="-0.1217in" svg:width="0.3925in" svg:height="0.1681in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31"><text:s/>posso sempre applicare la formula </text:span><text:span text:style-name="T31"><draw:frame draw:style-name="fr2" draw:name="Object148" text:anchor-type="as-char" svg:y="-0.1217in" svg:width="1.1354in" svg:height="0.1681in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31"><text:s/>usando come </text:span><text:span text:style-name="T31"><draw:frame draw:style-name="fr2" draw:name="Object149" text:anchor-type="as-char" svg:y="-0.1154in" svg:width="0.472in" svg:height="0.148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31"><text:s/>e </text:span><text:span text:style-name="T31"><draw:frame draw:style-name="fr2" draw:name="Object150" text:anchor-type="as-char" svg:y="-0.1016in" svg:width="0.4465in" svg:height="0.1339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1">, sperando che la derivata di </text:span><text:span text:style-name="T37"><text:s/>f(x) </text:span><text:span text:style-name="T31"><text:s/>sia più semplice da processare</text:span></text:p>
      <text:p text:style-name="P130"><text:span text:style-name="T31"/></text:p>
      <text:p text:style-name="P120">Calcolo di un integrale improprio</text:p>
      <text:p text:style-name="P131"><text:span text:style-name="T31">- </text:span><text:span text:style-name="T27">C</text:span><text:span text:style-name="T26">aso variabile per esistenza/convergenza di un integrale</text:span><text:span text:style-name="T31">: Si cerca la divergenza (generalmente </text:span><text:span text:style-name="T31"><draw:frame draw:style-name="fr2" draw:name="Object151" text:anchor-type="as-char" svg:y="-0.128in" svg:width="0.339in" svg:height="0.1744in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31"><text:s/>e </text:span><text:span text:style-name="T31"><draw:frame draw:style-name="fr2" draw:name="Object152" text:anchor-type="as-char" svg:y="-0.1626in" svg:width="0.3055in" svg:height="0.2626in" draw:z-index="151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31">) e si usano gli asintoti per individuare come convergere usando </text:span><text:span text:style-name="T31"><draw:frame draw:style-name="fr2" draw:name="Object153" text:anchor-type="as-char" svg:y="-0.1626in" svg:width="0.5445in" svg:height="0.2626in" draw:z-index="152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31"><text:s/>se </text:span><text:span text:style-name="T31"><draw:frame draw:style-name="fr2" draw:name="Object154" text:anchor-type="as-char" svg:y="-0.0992in" svg:width="0.2854in" svg:height="0.1228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31">. Per approssimare a </text:span><text:span text:style-name="T37"><text:s/>0 </text:span><text:span text:style-name="T31"><text:s/>si può usare taylor</text:span></text:p>
      <text:p text:style-name="P114">- <text:span text:style-name="T1">Caso funzione classica</text:span>: Si effettua il calcolo come un integrale definito, può necessitare però di trasformazioni e separazioni dell'intervallo dell'integrale</text:p>
      <text:p text:style-name="P112"/>
      <text:p text:style-name="P1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201in" style:type="center"/>
          <style:tab-stop style:position="7.4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201in" style:type="center"/>
          <style:tab-stop style:position="7.44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6pt" officeooo:rsid="00405319" officeooo:paragraph-rsid="00405319" style:font-size-asian="5.25pt" style:font-size-complex="6pt"/>
    </style:style>
    <style:page-layout style:name="Mpm1">
      <style:page-layout-properties fo:page-width="8.5in" fo:page-height="11in" style:num-format="1" style:print-orientation="portrait" fo:margin-top="0.0701in" fo:margin-bottom="0.0602in" fo:margin-left="0.1472in" fo:margin-right="0.1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>
          <style:column style:rel-width="2978*" fo:start-indent="0in" fo:end-indent="0.0201in"/>
          <style:column style:rel-width="2920*" fo:start-indent="0.0201in" fo:end-indent="0in"/>
          <style:column style:rel-width="2949*" fo:start-indent="0in" fo:end-indent="0in"/>
          <style:column style:rel-width="295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1201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legram: @zanimarco<text:tab/><text:tab/>Instagram: @_marcozani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4:29:59.429204464</meta:creation-date>
    <dc:date>2024-02-08T08:47:46.077123037</dc:date>
    <meta:editing-duration>PT18H9M27S</meta:editing-duration>
    <meta:editing-cycles>42</meta:editing-cycles>
    <meta:generator>LibreOffice/7.6.4.1$Linux_X86_64 LibreOffice_project/60$Build-1</meta:generator>
    <meta:print-date>2024-02-02T08:50:10.908322780</meta:print-date>
    <meta:printed-by>PDF files</meta:printed-by>
    <meta:document-statistic meta:table-count="2" meta:image-count="0" meta:object-count="167" meta:page-count="2" meta:paragraph-count="238" meta:word-count="1036" meta:character-count="6341" meta:non-whitespace-character-count="5301"/>
  </office:meta>
</office:document-meta>
</file>

<file path=Object 1/content.xml><?xml version="1.0" encoding="utf-8"?>
<math xmlns="http://www.w3.org/1998/Math/MathML" display="block">
  <semantics>
    <mrow>
      <msup>
        <mi>x</mi>
        <mi>a</mi>
      </msup>
      <mo stretchy="false">=</mo>
      <msup>
        <mi mathvariant="italic">ax</mi>
        <mrow>
          <mi>a</mi>
          <mo stretchy="false">−</mo>
          <mn>1</mn>
        </mrow>
      </msup>
    </mrow>
    <annotation encoding="StarMath 5.0">x^a = ax^{ a-1 }</annotation>
  </semantics>
</math>
</file>

<file path=Object 10/content.xml><?xml version="1.0" encoding="utf-8"?>
<math xmlns="http://www.w3.org/1998/Math/MathML" display="block">
  <semantics>
    <mrow>
      <mi>arcta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arctan( x )=frac{ 1 }{ 1+x^2 }</annotation>
  </semantics>
</math>
</file>

<file path=Object 100/content.xml><?xml version="1.0" encoding="utf-8"?>
<math xmlns="http://www.w3.org/1998/Math/MathML" display="block">
  <semantics>
    <mrow>
      <mi>r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r=sqrt{a^2+b^2}</annotation>
  </semantics>
</math>
</file>

<file path=Object 101/content.xml><?xml version="1.0" encoding="utf-8"?>
<math xmlns="http://www.w3.org/1998/Math/MathML" display="block">
  <semantics>
    <mrow>
      <mrow>
        <mroot>
          <mi>z</mi>
          <mi>n</mi>
        </mroot>
        <mo stretchy="false">=</mo>
        <mroot>
          <mi>r</mi>
          <mi>n</mi>
        </mroot>
      </mrow>
      <msup>
        <mi>e</mi>
        <mrow>
          <mi>i</mi>
          <mrow>
            <mo fence="true" form="prefix" stretchy="false">(</mo>
            <mrow>
              <mfrac>
                <mrow>
                  <mrow>
                    <mi mathvariant="normal">Θ</mi>
                    <mo stretchy="false">+</mo>
                    <mn>2</mn>
                  </mrow>
                  <mi>π</mi>
                  <mi>k</mi>
                </mrow>
                <mi>n</mi>
              </mfrac>
            </mrow>
            <mo fence="true" form="postfix" stretchy="false">)</mo>
          </mrow>
        </mrow>
      </msup>
    </mrow>
    <annotation encoding="StarMath 5.0">nroot{n}{z} = nroot{n}{r}e^{i(frac{%THETA+2%pi k}{n})}</annotation>
  </semantics>
</math>
</file>

<file path=Object 102/content.xml><?xml version="1.0" encoding="utf-8"?>
<math xmlns="http://www.w3.org/1998/Math/MathML" display="block">
  <semantics>
    <mrow>
      <mrow>
        <mi>z</mi>
        <mo stretchy="false">=</mo>
        <mi>r</mi>
      </mrow>
      <mrow>
        <mo fence="true" form="prefix" stretchy="false">(</mo>
        <mrow>
          <mrow>
            <mi>cos</mi>
            <mrow>
              <mrow>
                <mo fence="true" form="prefix" stretchy="false">(</mo>
                <mrow>
                  <mi mathvariant="normal">Θ</mi>
                </mrow>
                <mo fence="true" form="postfix" stretchy="false">)</mo>
              </mrow>
              <mo stretchy="false">+</mo>
              <mi>sin</mi>
            </mrow>
            <mrow>
              <mo fence="true" form="prefix" stretchy="false">(</mo>
              <mrow>
                <mi mathvariant="normal">Θ</mi>
              </mrow>
              <mo fence="true" form="postfix" stretchy="false">)</mo>
            </mrow>
            <mi>i</mi>
          </mrow>
        </mrow>
        <mo fence="true" form="postfix" stretchy="false">)</mo>
      </mrow>
    </mrow>
    <annotation encoding="StarMath 5.0">z=r(cos(%THETA)+sin(%THETA)i)</annotation>
  </semantics>
</math>
</file>

<file path=Object 103/content.xml><?xml version="1.0" encoding="utf-8"?>
<math xmlns="http://www.w3.org/1998/Math/MathML" display="block">
  <semantics>
    <mrow>
      <mrow>
        <mi>z</mi>
        <mo stretchy="false">=</mo>
        <mi>r</mi>
      </mrow>
      <msup>
        <mi>e</mi>
        <mrow>
          <mi>i</mi>
          <mi mathvariant="normal">Θ</mi>
        </mrow>
      </msup>
    </mrow>
    <annotation encoding="StarMath 5.0">z=r e^{i%THETA}</annotation>
  </semantics>
</math>
</file>

<file path=Object 10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row>
                  <munderover>
                    <mo stretchy="false">∫</mo>
                    <mrow>
                      <mi>g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  <mrow>
                      <mi>h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underover>
                  <mi>f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i>I</mi>
        </msup>
        <mo stretchy="false">=</mo>
        <mi>f</mi>
      </mrow>
      <mrow>
        <mo fence="true" form="prefix" stretchy="false">(</mo>
        <mrow>
          <mrow>
            <mi>h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sup>
        <mi>h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sup>
        <mi>g</mi>
        <mi>I</mi>
      </msup>
      <mrow>
        <mo fence="true" form="prefix" stretchy="false">(</mo>
        <mrow>
          <mi>x</mi>
        </mrow>
        <mo fence="true" form="postfix" stretchy="false">)</mo>
      </mrow>
    </mrow>
    <annotation encoding="StarMath 5.0">(int from{g(x)} to{h(x)} f(x))^I=f(h(x))h^I(x)-f(g(x))g^I(x)</annotation>
  </semantics>
</math>
</file>

<file path=Object 105/content.xml><?xml version="1.0" encoding="utf-8"?>
<math xmlns="http://www.w3.org/1998/Math/MathML" display="block">
  <semantics>
    <mrow>
      <mrow>
        <mi mathvariant="normal">Θ</mi>
        <mo stretchy="false">=</mo>
        <mi>tan</mi>
      </mrow>
      <mrow>
        <mo fence="true" form="prefix" stretchy="false">(</mo>
        <mrow>
          <mfrac>
            <mi>b</mi>
            <mi>a</mi>
          </mfrac>
        </mrow>
        <mo fence="true" form="postfix" stretchy="false">)</mo>
      </mrow>
    </mrow>
    <annotation encoding="StarMath 5.0">%THETA =tan(frac{b}{a})</annotation>
  </semantics>
</math>
</file>

<file path=Object 106/content.xml><?xml version="1.0" encoding="utf-8"?>
<math xmlns="http://www.w3.org/1998/Math/MathML" display="block">
  <semantics>
    <mrow>
      <mrow>
        <mrow>
          <munderover>
            <mo stretchy="false">∫</mo>
            <mn>0</mn>
            <mn>1</mn>
          </munderover>
          <mfrac>
            <mn>1</mn>
            <msup>
              <mi>x</mi>
              <mi>α</mi>
            </msup>
          </mfrac>
        </mrow>
        <mo stretchy="false">=</mo>
        <mo stretchy="false">{</mo>
      </mrow>
      <mtable>
        <mtr>
          <mtd>
            <mrow>
              <mfrac>
                <mn>1</mn>
                <mrow>
                  <mn>1</mn>
                  <mo stretchy="false">−</mo>
                  <mi>α</mi>
                </mrow>
              </mfrac>
              <mrow>
                <mi>α</mi>
                <mo stretchy="false">&lt;</mo>
                <mn>1</mn>
              </mrow>
            </mrow>
          </mtd>
        </mtr>
        <mtr>
          <mtd>
            <mrow>
              <mi mathvariant="normal">∞</mi>
              <mrow>
                <mi>α</mi>
                <mo stretchy="false">≥</mo>
                <mn>1</mn>
              </mrow>
            </mrow>
          </mtd>
        </mtr>
      </mtable>
    </mrow>
    <annotation encoding="StarMath 5.0">int from{0} to{1} frac{1}{x^%alpha}= \{{ binom{frac{1}{1-%alpha}%alpha &lt;1}{ infinity  %alpha &gt;= 1 } }</annotation>
  </semantics>
</math>
</file>

<file path=Object 107/content.xml><?xml version="1.0" encoding="utf-8"?>
<math xmlns="http://www.w3.org/1998/Math/MathML" display="block">
  <semantics>
    <mrow>
      <mrow>
        <mrow>
          <munderover>
            <mo stretchy="false">∫</mo>
            <mn>1</mn>
            <mi mathvariant="normal">∞</mi>
          </munderover>
          <mfrac>
            <mn>1</mn>
            <msup>
              <mi>x</mi>
              <mi>α</mi>
            </msup>
          </mfrac>
        </mrow>
        <mo stretchy="false">=</mo>
        <mo stretchy="false">{</mo>
      </mrow>
      <mtable>
        <mtr>
          <mtd>
            <mrow>
              <mi>c</mi>
              <mrow>
                <mi>α</mi>
                <mo stretchy="false">&gt;</mo>
                <mn>1</mn>
              </mrow>
            </mrow>
          </mtd>
        </mtr>
        <mtr>
          <mtd>
            <mrow>
              <mi mathvariant="normal">∞</mi>
              <mrow>
                <mi>α</mi>
                <mo stretchy="false">≤</mo>
                <mn>1</mn>
              </mrow>
            </mrow>
          </mtd>
        </mtr>
      </mtable>
    </mrow>
    <annotation encoding="StarMath 5.0">int from{1} to{infinity} frac{1}{x^%alpha}= \{{ binom{c %alpha &gt;1}{ infinity  %alpha &lt;= 1 } }</annotation>
  </semantics>
</math>
</file>

<file path=Object 108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form="prefix" stretchy="false">(</mo>
          <mrow>
            <mfrac>
              <mn>1</mn>
              <mi>x</mi>
            </mfrac>
          </mrow>
          <mo fence="true" form="postfix" stretchy="false">)</mo>
        </mrow>
        <mo stretchy="false">∼</mo>
        <mfrac>
          <mn>1</mn>
          <mi>x</mi>
        </mfrac>
      </mrow>
    </mrow>
    <annotation encoding="StarMath 5.0">tan^{-1}(frac{1}{x}) sim frac{1}{x}</annotation>
  </semantics>
</math>
</file>

<file path=Object 109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row>
              <mn>1</mn>
              <mo stretchy="false">+</mo>
              <mfrac>
                <mn>1</mn>
                <mi>x</mi>
              </mfrac>
            </mrow>
          </mrow>
          <mo fence="true" form="postfix" stretchy="false">)</mo>
        </mrow>
        <mo stretchy="false">∼</mo>
        <mfrac>
          <mn>1</mn>
          <mi>x</mi>
        </mfrac>
      </mrow>
    </mrow>
    <annotation encoding="StarMath 5.0">log(1+frac{1}{x}) sim frac{1}{x}</annotation>
  </semantics>
</math>
</file>

<file path=Object 11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row>
              <msup>
                <mi>sin</mi>
                <mn>2</mn>
              </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</mrow>
    </mrow>
    <annotation encoding="StarMath 5.0">cot( x )=- frac{ 1 }{ sin^2(x) }</annotation>
  </semantics>
</math>
</file>

<file path=Object 110/content.xml><?xml version="1.0" encoding="utf-8"?>
<math xmlns="http://www.w3.org/1998/Math/MathML" display="block">
  <semantics>
    <mrow>
      <msup>
        <mi>tan</mi>
        <mrow>
          <mo stretchy="false">−</mo>
          <mn>1</mn>
        </mrow>
      </msup>
      <mrow>
        <mrow>
          <mo fence="true" form="prefix" stretchy="false">(</mo>
          <mrow>
            <mi>x</mi>
          </mrow>
          <mo fence="true" form="postfix" stretchy="false">)</mo>
        </mrow>
        <mo stretchy="false">∼</mo>
        <mi>x</mi>
      </mrow>
    </mrow>
    <annotation encoding="StarMath 5.0">tan^{-1}(x) sim x</annotation>
  </semantics>
</math>
</file>

<file path=Object 111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row>
              <mn>1</mn>
              <mo stretchy="false">+</mo>
              <mi>x</mi>
            </mrow>
          </mrow>
          <mo fence="true" form="postfix" stretchy="false">)</mo>
        </mrow>
        <mo stretchy="false">∼</mo>
        <mi>x</mi>
      </mrow>
    </mrow>
    <annotation encoding="StarMath 5.0">log(1+x) sim x</annotation>
  </semantics>
</math>
</file>

<file path=Object 112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n>2</mn>
              <mi>x</mi>
            </mrow>
          </mrow>
          <mo fence="true" form="postfix" stretchy="false">)</mo>
        </mrow>
        <mo stretchy="false">=</mo>
        <mn>2</mn>
      </mrow>
      <mi>sin</mi>
      <mrow>
        <mo fence="true" form="prefix" stretchy="false">(</mo>
        <mrow>
          <mi>x</mi>
        </mrow>
        <mo fence="true" form="postfix" stretchy="false">)</mo>
      </mrow>
      <mi>cos</mi>
      <mrow>
        <mo fence="true" form="prefix" stretchy="false">(</mo>
        <mrow>
          <mi>x</mi>
        </mrow>
        <mo fence="true" form="postfix" stretchy="false">)</mo>
      </mrow>
    </mrow>
    <annotation encoding="StarMath 5.0">sin( 2x )=2sin( x )cos( x )</annotation>
  </semantics>
</math>
</file>

<file path=Object 113/content.xml><?xml version="1.0" encoding="utf-8"?>
<math xmlns="http://www.w3.org/1998/Math/MathML" display="block">
  <semantics>
    <mrow>
      <mrow>
        <mrow>
          <msup>
            <mi>x</mi>
            <mn>3</mn>
          </msup>
          <mo stretchy="false">−</mo>
          <mn>1</mn>
        </mrow>
        <mo stretchy="false">=</mo>
        <mrow>
          <mo fence="true" form="prefix" stretchy="false">(</mo>
          <mrow>
            <mrow>
              <mi>x</mi>
              <mo stretchy="false">−</mo>
              <mn>1</mn>
            </mrow>
          </mrow>
          <mo fence="true" form="postfix" stretchy="false">)</mo>
        </mrow>
      </mrow>
      <mrow>
        <mo fence="true" form="prefix" stretchy="false">(</mo>
        <mrow>
          <mrow>
            <msup>
              <mi>x</mi>
              <mn>2</mn>
            </msup>
            <mo stretchy="false">+</mo>
            <mi>x</mi>
            <mo stretchy="false">+</mo>
            <mn>1</mn>
          </mrow>
        </mrow>
        <mo fence="true" form="postfix" stretchy="false">)</mo>
      </mrow>
    </mrow>
    <annotation encoding="StarMath 5.0">x^3 -1 =( x-1 )( x^2 + x+ 1 )</annotation>
  </semantics>
</math>
</file>

<file path=Object 114/content.xml><?xml version="1.0" encoding="utf-8"?>
<math xmlns="http://www.w3.org/1998/Math/MathML" display="block">
  <semantics>
    <mrow>
      <mrow>
        <mrow>
          <mo stretchy="false">∫</mo>
          <mfrac>
            <mn>1</mn>
            <mrow>
              <mi>b</mi>
              <mrow>
                <mo fence="true" form="prefix" stretchy="false">(</mo>
                <mrow>
                  <mi>y</mi>
                </mrow>
                <mo fence="true" form="postfix" stretchy="false">)</mo>
              </mrow>
            </mrow>
          </mfrac>
        </mrow>
        <mo stretchy="false">=</mo>
        <mrow>
          <mo stretchy="false">∫</mo>
          <mi>a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int frac{1}{b(y)} = int a(x)</annotation>
  </semantics>
</math>
</file>

<file path=Object 115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x</mi>
              <mo stretchy="false">−</mo>
              <msub>
                <mi>p</mi>
                <mi>x</mi>
              </msub>
            </mrow>
          </mrow>
          <mo fence="true" form="postfix" stretchy="false">)</mo>
        </mrow>
        <mo stretchy="false">+</mo>
        <msub>
          <mi>p</mi>
          <mi>y</mi>
        </msub>
      </mrow>
    </mrow>
    <annotation encoding="StarMath 5.0">m(x-p_x)+p_y</annotation>
  </semantics>
</math>
</file>

<file path=Object 116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f</mi>
              <mrow>
                <mo stretchy="false">−</mo>
                <mn>1</mn>
              </mrow>
            </msup>
          </mrow>
          <mo fence="true" form="postfix" stretchy="false">)</mo>
        </mrow>
        <mi>I</mi>
      </msup>
      <mo stretchy="false">=</mo>
      <mfrac>
        <mn>1</mn>
        <msup>
          <mi>f</mi>
          <mi>I</mi>
        </msup>
      </mfrac>
    </mrow>
    <annotation encoding="StarMath 5.0">(f^{-1})^I=frac{1}{f^I}</annotation>
  </semantics>
</math>
</file>

<file path=Object 1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y</mi>
      </mrow>
    </mrow>
    <annotation encoding="StarMath 5.0">f(x)=y</annotation>
  </semantics>
</math>
</file>

<file path=Object 118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x</mi>
              <mo stretchy="false">−</mo>
              <msub>
                <mi>p</mi>
                <mi>y</mi>
              </msub>
            </mrow>
          </mrow>
          <mo fence="true" form="postfix" stretchy="false">)</mo>
        </mrow>
        <mo stretchy="false">+</mo>
        <msub>
          <mi>p</mi>
          <mi>x</mi>
        </msub>
      </mrow>
    </mrow>
    <annotation encoding="StarMath 5.0">m(x-p_y)+p_x</annotation>
  </semantics>
</math>
</file>

<file path=Object 119/content.xml><?xml version="1.0" encoding="utf-8"?>
<math xmlns="http://www.w3.org/1998/Math/MathML" display="block">
  <semantics>
    <mrow>
      <msup>
        <mi>f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f^I(x)=0</annotation>
  </semantics>
</math>
</file>

<file path=Object 12/content.xml><?xml version="1.0" encoding="utf-8"?>
<math xmlns="http://www.w3.org/1998/Math/MathML" display="block">
  <semantics>
    <mrow>
      <mi>arc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arcsin( x )=frac{ 1 }{ sqrt{1-x^2}  }</annotation>
  </semantics>
</math>
</file>

<file path=Object 120/content.xml><?xml version="1.0" encoding="utf-8"?>
<math xmlns="http://www.w3.org/1998/Math/MathML" display="block">
  <semantics>
    <mrow>
      <msup>
        <mi>f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</mrow>
    <annotation encoding="StarMath 5.0">f^I(x)&gt;0</annotation>
  </semantics>
</math>
</file>

<file path=Object 121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22/content.xml><?xml version="1.0" encoding="utf-8"?>
<math xmlns="http://www.w3.org/1998/Math/MathML" display="block">
  <semantics>
    <mrow>
      <mi>b</mi>
      <mo stretchy="false">≠</mo>
      <mi>?</mi>
    </mrow>
    <annotation encoding="StarMath 5.0">b neq ?</annotation>
  </semantics>
</math>
</file>

<file path=Object 123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≤</mo>
      <mi>x</mi>
    </mrow>
    <annotation encoding="StarMath 5.0">a^2+b^2 le x</annotation>
  </semantics>
</math>
</file>

<file path=Object 124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i>x</mi>
    </mrow>
    <annotation encoding="StarMath 5.0">a^2+b^2=x</annotation>
  </semantics>
</math>
</file>

<file path=Object 125/content.xml><?xml version="1.0" encoding="utf-8"?>
<math xmlns="http://www.w3.org/1998/Math/MathML" display="block">
  <semantics>
    <mrow>
      <mrow>
        <msup>
          <mi mathvariant="italic">ca</mi>
          <mn>2</mn>
        </msup>
        <mo stretchy="false">+</mo>
        <msup>
          <mi>b</mi>
          <mn>2</mn>
        </msup>
        <mo stretchy="false">+</mo>
        <mi mathvariant="italic">db</mi>
      </mrow>
      <mo stretchy="false">&lt;</mo>
      <mn>1</mn>
    </mrow>
    <annotation encoding="StarMath 5.0">ca^2+b^2+db&lt;1</annotation>
  </semantics>
</math>
</file>

<file path=Object 126/content.xml><?xml version="1.0" encoding="utf-8"?>
<math xmlns="http://www.w3.org/1998/Math/MathML" display="block">
  <semantics>
    <mfrac>
      <mrow>
        <mrow>
          <mo stretchy="false">−</mo>
          <mi>b</mi>
        </mrow>
        <mo stretchy="false">+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 sqrt{b^2-4ac}}{2a}</annotation>
  </semantics>
</math>
</file>

<file path=Object 127/content.xml><?xml version="1.0" encoding="utf-8"?>
<math xmlns="http://www.w3.org/1998/Math/MathML" display="block">
  <semantics>
    <mfrac>
      <mrow>
        <mrow>
          <mo stretchy="false">−</mo>
          <mi>b</mi>
        </mrow>
        <mo stretchy="false">±</mo>
        <msqrt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</msqrt>
      </mrow>
      <mrow>
        <mn>2</mn>
        <mi>a</mi>
      </mrow>
    </mfrac>
    <annotation encoding="StarMath 5.0">frac{-b +- sqrt{b^2-4ac}}{2a}</annotation>
  </semantics>
</math>
</file>

<file path=Object 128/content.xml><?xml version="1.0" encoding="utf-8"?>
<math xmlns="http://www.w3.org/1998/Math/MathML" display="block">
  <semantics>
    <mrow>
      <msup>
        <mi>f</mi>
        <mrow>
          <mo fence="true" form="prefix" stretchy="false">(</mo>
          <mrow>
            <mi>I</mi>
          </mrow>
          <mo fence="true" form="postfix" stretchy="false">)</mo>
        </mrow>
      </msup>
      <mi>,</mi>
      <mn>...</mn>
      <mi>,</mi>
      <msup>
        <mi>f</mi>
        <mrow>
          <mo fence="true" form="prefix" stretchy="false">(</mo>
          <mrow>
            <mi>n</mi>
          </mrow>
          <mo fence="true" form="postfix" stretchy="false">)</mo>
        </mrow>
      </msup>
    </mrow>
    <annotation encoding="StarMath 5.0">f^{(I)},...,f^{(n)}</annotation>
  </semantics>
</math>
</file>

<file path=Object 129/content.xml><?xml version="1.0" encoding="utf-8"?>
<math xmlns="http://www.w3.org/1998/Math/MathML" display="block">
  <semantics>
    <mrow>
      <mfrac>
        <mrow>
          <msup>
            <mi>f</mi>
            <mrow>
              <mo fence="true" form="prefix" stretchy="false">(</mo>
              <mrow>
                <mi>i</mi>
              </mrow>
              <mo fence="true" form="postfix" stretchy="false">)</mo>
            </mrow>
          </msup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</mrow>
        <mrow>
          <mi>i</mi>
          <mi>!</mi>
        </mrow>
      </mfrac>
      <msup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  <mi>i</mi>
      </msup>
    </mrow>
    <annotation encoding="StarMath 5.0">frac{f^{(i)}(x_0)}{i!}(x-x_0)^i</annotation>
  </semantics>
</math>
</file>

<file path=Object 13/content.xml><?xml version="1.0" encoding="utf-8"?>
<math xmlns="http://www.w3.org/1998/Math/MathML" display="block">
  <semantics>
    <mrow>
      <mi>arc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row>
      </mrow>
    </mrow>
    <annotation encoding="StarMath 5.0">arccos( x )=- frac{ 1 }{ sqrt{1-x^2} }</annotation>
  </semantics>
</math>
</file>

<file path=Object 13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31/content.xml><?xml version="1.0" encoding="utf-8"?>
<math xmlns="http://www.w3.org/1998/Math/MathML" display="block">
  <semantics>
    <mrow>
      <mi>g</mi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g(x_0)</annotation>
  </semantics>
</math>
</file>

<file path=Object 132/content.xml><?xml version="1.0" encoding="utf-8"?>
<math xmlns="http://www.w3.org/1998/Math/MathML" display="block">
  <semantics>
    <mrow>
      <mfrac>
        <mn>1</mn>
        <msqrt>
          <mi>x</mi>
        </msqrt>
      </mfrac>
      <mrow>
        <mrow/>
        <mo stretchy="false">⋅</mo>
        <mfrac>
          <msqrt>
            <mi>x</mi>
          </msqrt>
          <msqrt>
            <mi>x</mi>
          </msqrt>
        </mfrac>
      </mrow>
    </mrow>
    <annotation encoding="StarMath 5.0">frac{1}{sqrt{x}}{} cdot frac{sqrt{x}}{sqrt{x}}</annotation>
  </semantics>
</math>
</file>

<file path=Object 133/content.xml><?xml version="1.0" encoding="utf-8"?>
<math xmlns="http://www.w3.org/1998/Math/MathML" display="block">
  <semantics>
    <mrow>
      <msqrt>
        <mi>x</mi>
      </msqrt>
      <mo stretchy="false">−</mo>
      <mrow>
        <msqrt>
          <mrow>
            <mi>x</mi>
            <mo stretchy="false">+</mo>
            <mi>a</mi>
          </mrow>
        </msqrt>
        <mo stretchy="false">⋅</mo>
        <mfrac>
          <mrow>
            <msqrt>
              <mi>x</mi>
            </msqrt>
            <mo stretchy="false">+</mo>
            <msqrt>
              <mrow>
                <mi>x</mi>
                <mo stretchy="false">+</mo>
                <mi>a</mi>
              </mrow>
            </msqrt>
          </mrow>
          <mrow>
            <msqrt>
              <mi>x</mi>
            </msqrt>
            <mo stretchy="false">+</mo>
            <msqrt>
              <mrow>
                <mi>x</mi>
                <mo stretchy="false">+</mo>
                <mi>a</mi>
              </mrow>
            </msqrt>
          </mrow>
        </mfrac>
      </mrow>
    </mrow>
    <annotation encoding="StarMath 5.0">sqrt{x}-sqrt{x+a} cdot frac{ sqrt{x}+ sqrt{x+a}}{ sqrt{x}+ sqrt{x+a}}</annotation>
  </semantics>
</math>
</file>

<file path=Object 134/content.xml><?xml version="1.0" encoding="utf-8"?>
<math xmlns="http://www.w3.org/1998/Math/MathML" display="block">
  <semantics>
    <mrow>
      <mi>f</mi>
      <mrow>
        <mo fence="true" form="prefix" stretchy="false">(</mo>
        <mrow>
          <msubsup>
            <mi>x</mi>
            <mi>o</mi>
            <mrow>
              <mo stretchy="false">−</mo>
              <mrow/>
            </mrow>
          </msubsup>
        </mrow>
        <mo fence="true" form="postfix" stretchy="false">)</mo>
      </mrow>
    </mrow>
    <annotation encoding="StarMath 5.0">f(x_o^-{})</annotation>
  </semantics>
</math>
</file>

<file path=Object 135/content.xml><?xml version="1.0" encoding="utf-8"?>
<math xmlns="http://www.w3.org/1998/Math/MathML" display="block">
  <semantics>
    <mrow>
      <mi>f</mi>
      <mrow>
        <mo fence="true" form="prefix" stretchy="false">(</mo>
        <mrow>
          <msubsup>
            <mi>x</mi>
            <mi>o</mi>
            <mrow>
              <mo stretchy="false">+</mo>
              <mrow/>
            </mrow>
          </msubsup>
        </mrow>
        <mo fence="true" form="postfix" stretchy="false">)</mo>
      </mrow>
    </mrow>
    <annotation encoding="StarMath 5.0">f(x_o^+{})</annotation>
  </semantics>
</math>
</file>

<file path=Object 136/content.xml><?xml version="1.0" encoding="utf-8"?>
<math xmlns="http://www.w3.org/1998/Math/MathML" display="block">
  <semantics>
    <mrow>
      <msub>
        <mi>x</mi>
        <mn>0</mn>
      </msub>
      <mo stretchy="false">=</mo>
      <mn>0</mn>
    </mrow>
    <annotation encoding="StarMath 5.0">x_0=0</annotation>
  </semantics>
</math>
</file>

<file path=Object 137/content.xml><?xml version="1.0" encoding="utf-8"?>
<math xmlns="http://www.w3.org/1998/Math/MathML" display="block">
  <semantics>
    <mrow>
      <msup>
        <mi>f</mi>
        <mi>I</mi>
      </msup>
      <mrow>
        <mo fence="true" form="prefix" stretchy="false">(</mo>
        <mrow>
          <msubsup>
            <mi>x</mi>
            <mn>0</mn>
            <mrow>
              <mo stretchy="false">−</mo>
              <mrow/>
            </mrow>
          </msubsup>
        </mrow>
        <mo fence="true" form="postfix" stretchy="false">)</mo>
      </mrow>
    </mrow>
    <annotation encoding="StarMath 5.0">f^I(x_0^-{})</annotation>
  </semantics>
</math>
</file>

<file path=Object 138/content.xml><?xml version="1.0" encoding="utf-8"?>
<math xmlns="http://www.w3.org/1998/Math/MathML" display="block">
  <semantics>
    <mrow>
      <mi>f</mi>
      <mrow>
        <mo fence="true" form="prefix" stretchy="false">(</mo>
        <mrow>
          <msubsup>
            <mi>x</mi>
            <mi>o</mi>
            <mrow>
              <mo stretchy="false">+</mo>
              <mrow/>
            </mrow>
          </msubsup>
        </mrow>
        <mo fence="true" form="postfix" stretchy="false">)</mo>
      </mrow>
    </mrow>
    <annotation encoding="StarMath 5.0">f(x_o^+{})</annotation>
  </semantics>
</math>
</file>

<file path=Object 139/content.xml><?xml version="1.0" encoding="utf-8"?>
<math xmlns="http://www.w3.org/1998/Math/MathML" display="block">
  <semantics>
    <mrow>
      <mo stretchy="false">∃</mo>
      <msup>
        <mi>f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h</mi>
            <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  <mo stretchy="false">−</mo>
              <mi>h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b</mi>
            <mo stretchy="false">−</mo>
            <mi>a</mi>
          </mrow>
        </mfrac>
      </mrow>
    </mrow>
    <annotation encoding="StarMath 5.0">exists f^I(x)=frac{h(b)-h(a)}{b-a}</annotation>
  </semantics>
</math>
</file>

<file path=Object 14/content.xml><?xml version="1.0" encoding="utf-8"?>
<math xmlns="http://www.w3.org/1998/Math/MathML" display="block">
  <semantics>
    <mrow>
      <msup>
        <mi>y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a</mi>
      </mrow>
      <mrow>
        <mo fence="true" form="prefix" stretchy="false">(</mo>
        <mrow>
          <mi>x</mi>
        </mrow>
        <mo fence="true" form="postfix" stretchy="false">)</mo>
      </mrow>
      <mi>b</mi>
      <mrow>
        <mo fence="true" form="prefix" stretchy="false">(</mo>
        <mrow>
          <mi>y</mi>
        </mrow>
        <mo fence="true" form="postfix" stretchy="false">)</mo>
      </mrow>
    </mrow>
    <annotation encoding="StarMath 5.0">y^I( x ) = a(x)b(y)</annotation>
  </semantics>
</math>
</file>

<file path=Object 140/content.xml><?xml version="1.0" encoding="utf-8"?>
<math xmlns="http://www.w3.org/1998/Math/MathML" display="block">
  <semantics>
    <mrow>
      <mo stretchy="false">∃</mo>
      <msub>
        <mi>x</mi>
        <mn>0</mn>
      </msub>
      <mo stretchy="false">→</mo>
      <mrow>
        <mi>a</mi>
        <mo stretchy="false">&lt;</mo>
        <msub>
          <mi>x</mi>
          <mn>0</mn>
        </msub>
        <mo stretchy="false">&lt;</mo>
        <mi>b</mi>
      </mrow>
    </mrow>
    <annotation encoding="StarMath 5.0">exists x_0 rightarrow a &lt; x_0 &lt; b</annotation>
  </semantics>
</math>
</file>

<file path=Object 141/content.xml><?xml version="1.0" encoding="utf-8"?>
<math xmlns="http://www.w3.org/1998/Math/MathML" display="block">
  <semantics>
    <mrow>
      <mrow>
        <mrow>
          <msub>
            <mi>lim</mi>
            <mrow>
              <mo stretchy="false">→</mo>
              <msub>
                <mi>x</mi>
                <mn>0</mn>
              </msub>
            </mrow>
          </msub>
          <mfrac>
            <mrow>
              <mi>f</mi>
              <mrow>
                <mrow>
                  <mo fence="true" form="prefix" stretchy="false">(</mo>
                  <mrow>
                    <mrow>
                      <mi>g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row>
                    <mi>g</mi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i>x</mi>
              <mo stretchy="false">−</mo>
              <msub>
                <mi>x</mi>
                <mn>0</mn>
              </msub>
            </mrow>
          </mfrac>
        </mrow>
        <mo stretchy="false">=</mo>
        <msup>
          <mrow>
            <mo fence="true" form="prefix" stretchy="false">(</mo>
            <mrow>
              <mrow>
                <mi>f</mi>
                <mrow>
                  <mo fence="true" form="prefix" stretchy="false">(</mo>
                  <mrow>
                    <mrow>
                      <mi>g</mi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i>I</mi>
        </msup>
      </mrow>
      <mrow>
        <mrow>
          <mrow>
            <mrow/>
          </mrow>
          <mo fence="true" form="postfix" stretchy="true">|</mo>
        </mrow>
        <msub>
          <mrow/>
          <mrow>
            <mi>x</mi>
            <mo stretchy="false">=</mo>
            <msub>
              <mi>x</mi>
              <mn>0</mn>
            </msub>
          </mrow>
        </msub>
      </mrow>
    </mrow>
    <annotation encoding="StarMath 5.0">lim_{-&gt; x_0}frac{f(g(x))-f(g(x_0))}{x-x_0}=(f(g(x)))^I   evaluate {}  {}_{x=x_0}</annotation>
  </semantics>
</math>
</file>

<file path=Object 142/content.xml><?xml version="1.0" encoding="utf-8"?>
<math xmlns="http://www.w3.org/1998/Math/MathML" display="block">
  <semantics>
    <mrow>
      <mrow>
        <msup>
          <mi>f</mi>
          <mi>I</mi>
        </msup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sup>
          <mi>g</mi>
          <mi>I</mi>
        </msup>
        <mrow>
          <mo fence="true" form="prefix" stretchy="false">(</mo>
          <mrow>
            <mi>x</mi>
          </mrow>
          <mo fence="true" form="postfix" stretchy="false">)</mo>
        </mrow>
      </mrow>
      <mrow>
        <mrow>
          <mrow>
            <mrow/>
          </mrow>
          <mo fence="true" form="postfix" stretchy="true">|</mo>
        </mrow>
        <msub>
          <mrow/>
          <mrow>
            <mi>x</mi>
            <mo stretchy="false">=</mo>
            <msub>
              <mi>x</mi>
              <mn>0</mn>
            </msub>
          </mrow>
        </msub>
      </mrow>
    </mrow>
    <annotation encoding="StarMath 5.0">f^I(g(x))g^I(x)evaluate{}{}_{x=x_0}</annotation>
  </semantics>
</math>
</file>

<file path=Object 143/content.xml><?xml version="1.0" encoding="utf-8"?>
<math xmlns="http://www.w3.org/1998/Math/MathML" display="block">
  <semantics>
    <mrow>
      <mrow>
        <msubsup>
          <mo stretchy="false">∫</mo>
          <mi>b</mi>
          <mi>a</mi>
        </msubsup>
        <mi>f</mi>
      </mrow>
      <mrow>
        <mo fence="true" form="prefix" stretchy="false">(</mo>
        <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  <msup>
        <mi>g</mi>
        <mi>I</mi>
      </msup>
      <mrow>
        <mo fence="true" form="prefix" stretchy="false">(</mo>
        <mrow>
          <mi>x</mi>
        </mrow>
        <mo fence="true" form="postfix" stretchy="false">)</mo>
      </mrow>
    </mrow>
    <annotation encoding="StarMath 5.0">int_b^a f(g(x))g^I(x)</annotation>
  </semantics>
</math>
</file>

<file path=Object 144/content.xml><?xml version="1.0" encoding="utf-8"?>
<math xmlns="http://www.w3.org/1998/Math/MathML" display="block">
  <semantics>
    <mrow>
      <mrow>
        <mi mathvariant="italic">dt</mi>
        <mo stretchy="false">=</mo>
        <msup>
          <mi>g</mi>
          <mi>I</mi>
        </msup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dt=g^I(x)dx</annotation>
  </semantics>
</math>
</file>

<file path=Object 145/content.xml><?xml version="1.0" encoding="utf-8"?>
<math xmlns="http://www.w3.org/1998/Math/MathML" display="block">
  <semantics>
    <mrow>
      <mrow>
        <msubsup>
          <mo stretchy="false">∫</mo>
          <mrow>
            <mi>g</mi>
            <mrow>
              <mo fence="true" form="prefix" stretchy="false">(</mo>
              <mrow>
                <mi>b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subsup>
        <mi>f</mi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int_{g(b)}^{g(a)} f(t)dt</annotation>
  </semantics>
</math>
</file>

<file path=Object 146/content.xml><?xml version="1.0" encoding="utf-8"?>
<math xmlns="http://www.w3.org/1998/Math/MathML" display="block">
  <semantics>
    <mrow>
      <mrow>
        <msubsup>
          <mo stretchy="false">∫</mo>
          <mi>b</mi>
          <mi>a</mi>
        </msubsup>
        <mo stretchy="false">→</mo>
      </mrow>
      <mi>F</mi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_b^a rightarrow F(b)-F(a)</annotation>
  </semantics>
</math>
</file>

<file path=Object 147/content.xml><?xml version="1.0" encoding="utf-8"?>
<math xmlns="http://www.w3.org/1998/Math/MathML" display="block">
  <semantics>
    <mrow>
      <mrow>
        <mo stretchy="false">∫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int f(x)</annotation>
  </semantics>
</math>
</file>

<file path=Object 148/content.xml><?xml version="1.0" encoding="utf-8"?>
<math xmlns="http://www.w3.org/1998/Math/MathML" display="block">
  <semantics>
    <mrow>
      <mrow>
        <mo stretchy="false">∫</mo>
        <mi>f</mi>
      </mrow>
      <mrow>
        <mo fence="true" form="prefix" stretchy="false">(</mo>
        <mrow>
          <mi>x</mi>
        </mrow>
        <mo fence="true" form="postfix" stretchy="false">)</mo>
      </mrow>
      <msup>
        <mi>g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 mathvariant="italic">fg</mi>
          <mo stretchy="false">−</mo>
          <mrow>
            <mo stretchy="false">∫</mo>
            <msup>
              <mi>f</mi>
              <mi mathvariant="italic">Ig</mi>
            </msup>
          </mrow>
        </mrow>
      </mrow>
    </mrow>
    <annotation encoding="StarMath 5.0">int f(x)g^I(x)=fg- int f^Ig</annotation>
  </semantics>
</math>
</file>

<file path=Object 149/content.xml><?xml version="1.0" encoding="utf-8"?>
<math xmlns="http://www.w3.org/1998/Math/MathML" display="block">
  <semantics>
    <mrow>
      <msup>
        <mi>g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1</mn>
      </mrow>
    </mrow>
    <annotation encoding="StarMath 5.0">g^I(x)=1</annotation>
  </semantics>
</math>
</file>

<file path=Object 15/content.xml><?xml version="1.0" encoding="utf-8"?>
<math xmlns="http://www.w3.org/1998/Math/MathML" display="block">
  <semantics>
    <mrow>
      <mi>arcco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frac>
            <mn>1</mn>
            <mrow>
              <mn>1</mn>
              <mo stretchy="false">+</mo>
              <msup>
                <mi>x</mi>
                <mn>2</mn>
              </msup>
            </mrow>
          </mfrac>
        </mrow>
      </mrow>
    </mrow>
    <annotation encoding="StarMath 5.0">arccot( x )=-frac{ 1 }{ 1+x^2 }</annotation>
  </semantics>
</math>
</file>

<file path=Object 15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x</mi>
      </mrow>
    </mrow>
    <annotation encoding="StarMath 5.0">g(x)=x</annotation>
  </semantics>
</math>
</file>

<file path=Object 151/content.xml><?xml version="1.0" encoding="utf-8"?>
<math xmlns="http://www.w3.org/1998/Math/MathML" display="block">
  <semantics>
    <mrow>
      <msup>
        <mo stretchy="false">∫</mo>
        <mrow>
          <mo stretchy="false">+</mo>
          <mi mathvariant="normal">∞</mi>
        </mrow>
      </msup>
      <mi>x</mi>
    </mrow>
    <annotation encoding="StarMath 5.0">int^{+infty}x</annotation>
  </semantics>
</math>
</file>

<file path=Object 152/content.xml><?xml version="1.0" encoding="utf-8"?>
<math xmlns="http://www.w3.org/1998/Math/MathML" display="block">
  <semantics>
    <mrow>
      <msub>
        <mrow/>
        <mn>0</mn>
      </msub>
      <mrow>
        <mo stretchy="false">∫</mo>
        <mfrac>
          <mn>1</mn>
          <mi>x</mi>
        </mfrac>
      </mrow>
    </mrow>
    <annotation encoding="StarMath 5.0">{}_0 int frac{1}{x}</annotation>
  </semantics>
</math>
</file>

<file path=Object 153/content.xml><?xml version="1.0" encoding="utf-8"?>
<math xmlns="http://www.w3.org/1998/Math/MathML" display="block">
  <semantics>
    <mrow>
      <mfrac>
        <mn>1</mn>
        <msup>
          <mi>x</mi>
          <mi>α</mi>
        </msup>
      </mfrac>
      <mo stretchy="false">=</mo>
      <mfrac>
        <mn>1</mn>
        <mrow>
          <mn>1</mn>
          <mo stretchy="false">−</mo>
          <mi>α</mi>
        </mrow>
      </mfrac>
    </mrow>
    <annotation encoding="StarMath 5.0">frac{1}{x^ %alpha}= frac{1}{1-%alpha}</annotation>
  </semantics>
</math>
</file>

<file path=Object 154/content.xml><?xml version="1.0" encoding="utf-8"?>
<math xmlns="http://www.w3.org/1998/Math/MathML" display="block">
  <semantics>
    <mrow>
      <mi>α</mi>
      <mo stretchy="false">&lt;</mo>
      <mn>1</mn>
    </mrow>
    <annotation encoding="StarMath 5.0">%alpha&lt;1</annotation>
  </semantics>
</math>
</file>

<file path=Object 155/content.xml><?xml version="1.0" encoding="utf-8"?>
<math xmlns="http://www.w3.org/1998/Math/MathML" display="block">
  <semantics>
    <mrow>
      <msup>
        <mi>f</mi>
        <mi>I</mi>
      </msup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&gt;</mo>
        <mn>0</mn>
      </mrow>
    </mrow>
    <annotation encoding="StarMath 5.0">f^I(x_0)&gt;0</annotation>
  </semantics>
</math>
</file>

<file path=Object 156/content.xml><?xml version="1.0" encoding="utf-8"?>
<math xmlns="http://www.w3.org/1998/Math/MathML" display="block">
  <semantics>
    <mrow>
      <msup>
        <mi>f</mi>
        <mi mathvariant="italic">II</mi>
      </msup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&gt;</mo>
        <mn>0</mn>
      </mrow>
    </mrow>
    <annotation encoding="StarMath 5.0">f^{II}(x_0)&gt;0</annotation>
  </semantics>
</math>
</file>

<file path=Object 157/content.xml><?xml version="1.0" encoding="utf-8"?>
<math xmlns="http://www.w3.org/1998/Math/MathML" display="block">
  <semantics>
    <mrow>
      <msub>
        <mi>x</mi>
        <mn>0</mn>
      </msub>
      <mo stretchy="false">=</mo>
      <mn>0</mn>
    </mrow>
    <annotation encoding="StarMath 5.0">x_0=0</annotation>
  </semantics>
</math>
</file>

<file path=Object 158/content.xml><?xml version="1.0" encoding="utf-8"?>
<math xmlns="http://www.w3.org/1998/Math/MathML" display="block">
  <semantics>
    <mrow>
      <msup>
        <mi>y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a</mi>
      </mrow>
      <mrow>
        <mo fence="true" form="prefix" stretchy="false">(</mo>
        <mrow>
          <mi>x</mi>
        </mrow>
        <mo fence="true" form="postfix" stretchy="false">)</mo>
      </mrow>
      <mi>b</mi>
      <mrow>
        <mo fence="true" form="prefix" stretchy="false">(</mo>
        <mrow>
          <mrow>
            <mi>y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y^I(x)=a(x)b(y(t))</annotation>
  </semantics>
</math>
</file>

<file path=Object 159/content.xml><?xml version="1.0" encoding="utf-8"?>
<math xmlns="http://www.w3.org/1998/Math/MathML" display="block">
  <semantics>
    <mrow>
      <mrow>
        <mrow>
          <mo stretchy="false">∫</mo>
          <mfrac>
            <mn>1</mn>
            <mrow>
              <mi>b</mi>
              <mrow>
                <mo fence="true" form="prefix" stretchy="false">(</mo>
                <mrow>
                  <mrow>
                    <mi>y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∫</mo>
          <mi>a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int frac{1}{b(y(x))}= int a(x)</annotation>
  </semantics>
</math>
</file>

<file path=Object 16/content.xml><?xml version="1.0" encoding="utf-8"?>
<math xmlns="http://www.w3.org/1998/Math/MathML" display="block">
  <semantics>
    <mrow>
      <mi>si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h</mi>
      </mrow>
      <mrow>
        <mo fence="true" form="prefix" stretchy="false">(</mo>
        <mrow>
          <mi>x</mi>
        </mrow>
        <mo fence="true" form="postfix" stretchy="false">)</mo>
      </mrow>
    </mrow>
    <annotation encoding="StarMath 5.0">sinh( x )=cosh( x )</annotation>
  </semantics>
</math>
</file>

<file path=Object 160/content.xml><?xml version="1.0" encoding="utf-8"?>
<math xmlns="http://www.w3.org/1998/Math/MathML" display="block">
  <semantics>
    <mrow>
      <msup>
        <mi>y</mi>
        <mi>I</mi>
      </msup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a</mi>
      </mrow>
      <mrow>
        <mo fence="true" form="prefix" stretchy="false">(</mo>
        <mrow>
          <mi>x</mi>
        </mrow>
        <mo fence="true" form="postfix" stretchy="false">)</mo>
      </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^I(x)+a(x)y(x)=f(x)</annotation>
  </semantics>
</math>
</file>

<file path=Object 161/content.xml><?xml version="1.0" encoding="utf-8"?>
<math xmlns="http://www.w3.org/1998/Math/MathML" display="block">
  <semantics>
    <mrow>
      <msup>
        <mi>e</mi>
        <mrow>
          <mrow>
            <mo stretchy="false">−</mo>
            <mi>A</mi>
          </mrow>
          <mrow>
            <mo fence="true" form="prefix" stretchy="false">(</mo>
            <mrow>
              <mi>x</mi>
            </mrow>
            <mo fence="true" form="postfix" stretchy="false">)</mo>
          </mrow>
        </mrow>
      </msup>
      <mrow>
        <mo fence="true" form="prefix" stretchy="false">(</mo>
        <mrow>
          <mrow>
            <mrow>
              <mo stretchy="false">∫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sup>
              <mi>e</mi>
              <mrow>
                <mi>A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  <mrow>
              <mi mathvariant="italic">dx</mi>
              <mo stretchy="false">+</mo>
              <mi>c</mi>
            </mrow>
          </mrow>
        </mrow>
        <mo fence="true" form="postfix" stretchy="false">)</mo>
      </mrow>
    </mrow>
    <annotation encoding="StarMath 5.0">e^{-A(x)}(int f(x)e^{A(x)}dx +c)</annotation>
  </semantics>
</math>
</file>

<file path=Object 16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∫</mo>
          <mi>a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(x)=int a(x)</annotation>
  </semantics>
</math>
</file>

<file path=Object 163/content.xml><?xml version="1.0" encoding="utf-8"?>
<math xmlns="http://www.w3.org/1998/Math/MathML" display="block">
  <semantics>
    <mrow>
      <mo stretchy="false">{</mo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</mrow>
    <annotation encoding="StarMath 5.0">\{f(x)=P(x)</annotation>
  </semantics>
</math>
</file>

<file path=Object 164/content.xml><?xml version="1.0" encoding="utf-8"?>
<math xmlns="http://www.w3.org/1998/Math/MathML" display="block">
  <semantics>
    <mrow>
      <msup>
        <mi mathvariant="italic">at</mi>
        <mn>2</mn>
      </msup>
      <mo stretchy="false">+</mo>
      <mi mathvariant="italic">bt</mi>
      <mo stretchy="false">+</mo>
      <mi>c</mi>
    </mrow>
    <annotation encoding="StarMath 5.0">at^2+bt+c</annotation>
  </semantics>
</math>
</file>

<file path=Object 16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f</mi>
      </mrow>
      <mrow>
        <mo fence="true" form="prefix" stretchy="false">(</mo>
        <mrow>
          <mrow>
            <mi>Q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s(x)+f(Q(x))</annotation>
  </semantics>
</math>
</file>

<file path=Object 166/content.xml><?xml version="1.0" encoding="utf-8"?>
<math xmlns="http://www.w3.org/1998/Math/MathML" display="block">
  <semantics>
    <mrow>
      <mrow>
        <mi>lim</mi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o stretchy="false">=</mo>
      <mrow>
        <mi>lim</mi>
        <mfrac>
          <mrow>
            <msup>
              <mi>f</mi>
              <mi>I</mi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sup>
              <mi>g</mi>
              <mi>I</mi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lim frac{f(x)}{g(x)}=lim frac{f^I(x)}{g^I(x)}</annotation>
  </semantics>
</math>
</file>

<file path=Object 167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cos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cot(x) = frac{cos(x)}{sin(x)}</annotation>
  </semantics>
</math>
</file>

<file path=Object 17/content.xml><?xml version="1.0" encoding="utf-8"?>
<math xmlns="http://www.w3.org/1998/Math/MathML" display="block">
  <semantics>
    <mrow>
      <mi>cos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h</mi>
      </mrow>
      <mrow>
        <mo fence="true" form="prefix" stretchy="false">(</mo>
        <mrow>
          <mi>x</mi>
        </mrow>
        <mo fence="true" form="postfix" stretchy="false">)</mo>
      </mrow>
    </mrow>
    <annotation encoding="StarMath 5.0">cosh( x )=sinh( x )</annotation>
  </semantics>
</math>
</file>

<file path=Object 18/content.xml><?xml version="1.0" encoding="utf-8"?>
<math xmlns="http://www.w3.org/1998/Math/MathML" display="block">
  <semantics>
    <mrow>
      <mrow>
        <mo stretchy="false">∫</mo>
        <mi>a</mi>
      </mrow>
      <mrow>
        <mi mathvariant="italic">dx</mi>
        <mo stretchy="false">=</mo>
        <mrow>
          <mi mathvariant="italic">ax</mi>
          <mo stretchy="false">+</mo>
          <mi>c</mi>
        </mrow>
      </mrow>
    </mrow>
    <annotation encoding="StarMath 5.0">int a dx = ax + c</annotation>
  </semantics>
</math>
</file>

<file path=Object 19/content.xml><?xml version="1.0" encoding="utf-8"?>
<math xmlns="http://www.w3.org/1998/Math/MathML" display="block">
  <semantics>
    <mrow>
      <mrow>
        <mo stretchy="false">∫</mo>
        <msup>
          <mi>x</mi>
          <mi>n</mi>
        </msup>
      </mrow>
      <mrow>
        <mi mathvariant="italic">dx</mi>
        <mo stretchy="false">=</mo>
        <mfrac>
          <msup>
            <mi>x</mi>
            <mrow>
              <mi>n</mi>
              <mo stretchy="false">+</mo>
              <mn>1</mn>
            </mrow>
          </msup>
          <mrow>
            <mi>n</mi>
            <mo stretchy="false">+</mo>
            <mn>1</mn>
          </mrow>
        </mfrac>
      </mrow>
      <mrow>
        <mrow/>
        <mo stretchy="false">+</mo>
        <mi>c</mi>
      </mrow>
    </mrow>
    <annotation encoding="StarMath 5.0">int x^n dx = frac{ x^{n+1} }{ n+1 } {} +c</annotation>
  </semantics>
</math>
</file>

<file path=Object 2/content.xml><?xml version="1.0" encoding="utf-8"?>
<math xmlns="http://www.w3.org/1998/Math/MathML" display="block">
  <semantics>
    <mrow>
      <mrow>
        <msup>
          <mi>a</mi>
          <mi>x</mi>
        </msup>
        <mo stretchy="false">=</mo>
        <msup>
          <mi>a</mi>
          <mi>x</mi>
        </msup>
      </mrow>
      <mi>ln</mi>
      <mrow>
        <mo fence="true" form="prefix" stretchy="false">(</mo>
        <mrow>
          <mi>a</mi>
        </mrow>
        <mo fence="true" form="postfix" stretchy="false">)</mo>
      </mrow>
    </mrow>
    <annotation encoding="StarMath 5.0">a^x=a^x ln( a )</annotation>
  </semantics>
</math>
</file>

<file path=Object 20/content.xml><?xml version="1.0" encoding="utf-8"?>
<math xmlns="http://www.w3.org/1998/Math/MathML" display="block">
  <semantics>
    <mrow>
      <mrow>
        <mo stretchy="false">∫</mo>
        <mfrac>
          <mn>1</mn>
          <mi>x</mi>
        </mfrac>
      </mrow>
      <mrow>
        <mi mathvariant="italic">dx</mi>
        <mo stretchy="false">=</mo>
        <mi>ln</mi>
      </mrow>
      <mrow>
        <mrow>
          <mo fence="true" form="prefix" stretchy="false">(</mo>
          <mrow>
            <mrow>
              <mo fence="true" form="prefix" stretchy="true">|</mo>
              <mrow>
                <mi>x</mi>
              </mrow>
              <mo fence="true" form="postfix" stretchy="true">|</mo>
            </mrow>
          </mrow>
          <mo fence="true" form="postfix" stretchy="false">)</mo>
        </mrow>
        <mo stretchy="false">+</mo>
        <mi>c</mi>
      </mrow>
    </mrow>
    <annotation encoding="StarMath 5.0">int frac{ 1 }{ x } dx=ln( abs{x} )+c</annotation>
  </semantics>
</math>
</file>

<file path=Object 21/content.xml><?xml version="1.0" encoding="utf-8"?>
<math xmlns="http://www.w3.org/1998/Math/MathML" display="block">
  <semantics>
    <mrow>
      <mrow>
        <mo stretchy="false">∫</mo>
        <mi>sin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o stretchy="false">−</mo>
          <mi>cos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sin( x ) dx = -cos( x )+c</annotation>
  </semantics>
</math>
</file>

<file path=Object 22/content.xml><?xml version="1.0" encoding="utf-8"?>
<math xmlns="http://www.w3.org/1998/Math/MathML" display="block">
  <semantics>
    <mrow>
      <mrow>
        <mo stretchy="false">∫</mo>
        <mi>cos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cos( x ) dx=sin( x )+c</annotation>
  </semantics>
</math>
</file>

<file path=Object 23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cos</mi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row>
        <mi mathvariant="italic">dx</mi>
        <mo stretchy="false">=</mo>
        <mi>ta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ac{ 1 }{ cos^2 (x)} dx = tan( x ) + c</annotation>
  </semantics>
</math>
</file>

<file path=Object 24/content.xml><?xml version="1.0" encoding="utf-8"?>
<math xmlns="http://www.w3.org/1998/Math/MathML" display="block">
  <semantics>
    <mrow>
      <mrow>
        <mo stretchy="false">∫</mo>
        <mfrac>
          <mn>1</mn>
          <mrow>
            <msup>
              <mi>sin</mi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row>
        <mi mathvariant="italic">dx</mi>
        <mo stretchy="false">=</mo>
        <mrow>
          <mo stretchy="false">−</mo>
          <mi>cot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ac { 1 } { sin^2 (x) } dx = -cot( x ) +c</annotation>
  </semantics>
</math>
</file>

<file path=Object 25/content.xml><?xml version="1.0" encoding="utf-8"?>
<math xmlns="http://www.w3.org/1998/Math/MathML" display="block">
  <semantics>
    <mrow>
      <mrow>
        <mo stretchy="false">∫</mo>
        <msup>
          <mi>e</mi>
          <mi>x</mi>
        </msup>
      </mrow>
      <mrow>
        <mi mathvariant="italic">dx</mi>
        <mo stretchy="false">=</mo>
        <mrow>
          <msup>
            <mi>e</mi>
            <mi>x</mi>
          </msup>
          <mo stretchy="false">+</mo>
          <mi>c</mi>
        </mrow>
      </mrow>
    </mrow>
    <annotation encoding="StarMath 5.0">int e^x dx = e^x +c</annotation>
  </semantics>
</math>
</file>

<file path=Object 26/content.xml><?xml version="1.0" encoding="utf-8"?>
<math xmlns="http://www.w3.org/1998/Math/MathML" display="block">
  <semantics>
    <mrow>
      <mrow>
        <mo stretchy="false">∫</mo>
        <msup>
          <mi>a</mi>
          <mi>x</mi>
        </msup>
      </mrow>
      <mrow>
        <mi mathvariant="italic">dx</mi>
        <mo stretchy="false">=</mo>
        <mfrac>
          <msup>
            <mi>a</mi>
            <mi>x</mi>
          </msup>
          <mrow>
            <mi>l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  <mrow>
        <mrow/>
        <mo stretchy="false">+</mo>
        <mi>c</mi>
      </mrow>
    </mrow>
    <annotation encoding="StarMath 5.0">int a^x dx = frac { a^x }{ ln(a) } {} + c</annotation>
  </semantics>
</math>
</file>

<file path=Object 27/content.xml><?xml version="1.0" encoding="utf-8"?>
<math xmlns="http://www.w3.org/1998/Math/MathML" display="block">
  <semantics>
    <mrow>
      <mrow>
        <mo stretchy="false">∫</mo>
        <mi>sinh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cos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sinh( x ) dx = cosh( x ) + c</annotation>
  </semantics>
</math>
</file>

<file path=Object 28/content.xml><?xml version="1.0" encoding="utf-8"?>
<math xmlns="http://www.w3.org/1998/Math/MathML" display="block">
  <semantics>
    <mrow>
      <mrow>
        <mo stretchy="false">∫</mo>
        <mi>cosh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sin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cosh( x ) dx = sinh( x ) + c</annotation>
  </semantics>
</math>
</file>

<file path=Object 29/content.xml><?xml version="1.0" encoding="utf-8"?>
<math xmlns="http://www.w3.org/1998/Math/MathML" display="block">
  <semantics>
    <mrow>
      <mrow>
        <mo stretchy="false">∫</mo>
        <mfrac>
          <mn>1</mn>
          <mrow>
            <mn>1</mn>
            <mo stretchy="false">+</mo>
            <msup>
              <mi>x</mi>
              <mn>2</mn>
            </msup>
          </mrow>
        </mfrac>
      </mrow>
      <mrow>
        <mi mathvariant="italic">dx</mi>
        <mo stretchy="false">=</mo>
        <mi>arcta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ac{ 1 }{ 1+x^2 } dx = arctan( x ) + c</annotation>
  </semantics>
</math>
</file>

<file path=Object 3/content.xml><?xml version="1.0" encoding="utf-8"?>
<math xmlns="http://www.w3.org/1998/Math/MathML" display="block">
  <semantics>
    <mrow>
      <msup>
        <mi>e</mi>
        <mi>x</mi>
      </msup>
      <mo stretchy="false">=</mo>
      <msup>
        <mi>e</mi>
        <mi>x</mi>
      </msup>
    </mrow>
    <annotation encoding="StarMath 5.0">e^x = e^x</annotation>
  </semantics>
</math>
</file>

<file path=Object 30/content.xml><?xml version="1.0" encoding="utf-8"?>
<math xmlns="http://www.w3.org/1998/Math/MathML" display="block">
  <semantics>
    <mrow>
      <mrow>
        <mo stretchy="false">∫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  <mrow>
        <mi mathvariant="italic">dx</mi>
        <mo stretchy="false">=</mo>
        <mi>arcsi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ac { 1 } { sqrt{1-x^2 }} dx = arcsin ( x ) + c</annotation>
  </semantics>
</math>
</file>

<file path=Object 31/content.xml><?xml version="1.0" encoding="utf-8"?>
<math xmlns="http://www.w3.org/1998/Math/MathML" display="block">
  <semantics>
    <mrow>
      <mi>arcta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−</mo>
          <mfrac>
            <msup>
              <mi>x</mi>
              <mn>3</mn>
            </msup>
            <mn>3</mn>
          </mfrac>
        </mrow>
      </mrow>
      <mrow>
        <mrow/>
        <mo stretchy="false">+</mo>
        <mfrac>
          <msup>
            <mi>x</mi>
            <mn>5</mn>
          </msup>
          <mn>5</mn>
        </mfrac>
      </mrow>
      <mrow/>
    </mrow>
    <annotation encoding="StarMath 5.0">arctan(x) = x - frac{ x^3 }{ 3 }{} + frac{ x^5 }{ 5 }{}</annotation>
  </semantics>
</math>
</file>

<file path=Object 32/content.xml><?xml version="1.0" encoding="utf-8"?>
<math xmlns="http://www.w3.org/1998/Math/MathML" display="block">
  <semantics>
    <mrow>
      <mrow>
        <msup>
          <mi>e</mi>
          <mi>x</mi>
        </msup>
        <mo stretchy="false">=</mo>
        <mrow>
          <mn>1</mn>
          <mo stretchy="false">+</mo>
          <mi>x</mi>
          <mo stretchy="false">+</mo>
          <mfrac>
            <msup>
              <mi>x</mi>
              <mn>2</mn>
            </msup>
            <mn>2</mn>
          </mfrac>
        </mrow>
      </mrow>
      <mrow>
        <mrow/>
        <mo stretchy="false">+</mo>
        <mfrac>
          <msup>
            <mi>x</mi>
            <mn>3</mn>
          </msup>
          <mn>6</mn>
        </mfrac>
      </mrow>
      <mrow>
        <mrow/>
        <mo stretchy="false">+</mo>
        <mfrac>
          <msup>
            <mi>x</mi>
            <mn>4</mn>
          </msup>
          <mn>24</mn>
        </mfrac>
      </mrow>
      <mrow>
        <mrow/>
        <mo stretchy="false">+</mo>
        <mfrac>
          <msup>
            <mi>x</mi>
            <mn>5</mn>
          </msup>
          <mn>120</mn>
        </mfrac>
      </mrow>
      <mrow/>
    </mrow>
    <annotation encoding="StarMath 5.0">e^x = 1 + x + frac{ x^2 }{ 2 }{} + frac{ x^3 }{ 6 }{} + frac{ x^4 }{ 24 }{} + frac{ x^5 }{ 120 }{}</annotation>
  </semantics>
</math>
</file>

<file path=Object 33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n>1</mn>
              <mo stretchy="false">+</mo>
              <mi>x</mi>
            </mrow>
          </mrow>
          <mo fence="true" form="postfix" stretchy="false">)</mo>
        </mrow>
        <mo stretchy="false">=</mo>
        <mrow>
          <mi>x</mi>
          <mo stretchy="false">−</mo>
          <mfrac>
            <msup>
              <mi>x</mi>
              <mn>2</mn>
            </msup>
            <mn>2</mn>
          </mfrac>
        </mrow>
      </mrow>
      <mrow>
        <mrow/>
        <mo stretchy="false">+</mo>
        <mfrac>
          <msup>
            <mi>x</mi>
            <mn>3</mn>
          </msup>
          <mn>3</mn>
        </mfrac>
      </mrow>
      <mrow>
        <mrow/>
        <mo stretchy="false">−</mo>
        <mfrac>
          <msup>
            <mi>x</mi>
            <mn>4</mn>
          </msup>
          <mn>4</mn>
        </mfrac>
      </mrow>
      <mrow>
        <mrow/>
        <mo stretchy="false">+</mo>
        <mfrac>
          <msup>
            <mi>x</mi>
            <mn>5</mn>
          </msup>
          <mn>5</mn>
        </mfrac>
      </mrow>
      <mrow/>
    </mrow>
    <annotation encoding="StarMath 5.0">ln(1+x) = x - frac{ x^2 }{ 2 }{} + frac{ x^3 }{ 3 }{} - frac{ x^4 }{ 4 }{} + frac{ x^5 }{ 5 }{}</annotation>
  </semantics>
</math>
</file>

<file path=Object 34/content.xml><?xml version="1.0" encoding="utf-8"?>
<math xmlns="http://www.w3.org/1998/Math/MathML" display="block">
  <semantics>
    <mrow>
      <mrow>
        <mo stretchy="false">+</mo>
        <mfrac>
          <mrow>
            <mi>a</mi>
            <mrow>
              <mo fence="true" form="prefix" stretchy="false">(</mo>
              <mrow>
                <mrow>
                  <mi>a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a</mi>
                  <mo stretchy="false">−</mo>
                  <mn>2</mn>
                </mrow>
              </mrow>
              <mo fence="true" form="postfix" stretchy="false">)</mo>
            </mrow>
          </mrow>
          <mn>6</mn>
        </mfrac>
      </mrow>
      <mrow>
        <msup>
          <mi>x</mi>
          <mn>3</mn>
        </msup>
        <mo stretchy="false">+</mo>
        <mn>...</mn>
      </mrow>
    </mrow>
    <annotation encoding="StarMath 5.0">+ frac{ a(a-1)(a-2) }{ 6 }{ x^3 } + ... </annotation>
  </semantics>
</math>
</file>

<file path=Object 3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a</mi>
        </msup>
        <mo stretchy="false">=</mo>
        <mrow>
          <mn>1</mn>
          <mo stretchy="false">+</mo>
          <mi mathvariant="italic">ax</mi>
          <mo stretchy="false">+</mo>
          <mfrac>
            <mrow>
              <mi>a</mi>
              <mrow>
                <mo fence="true" form="prefix" stretchy="false">(</mo>
                <mrow>
                  <mrow>
                    <mi>a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</mrow>
      </mrow>
      <msup>
        <mi>x</mi>
        <mn>2</mn>
      </msup>
    </mrow>
    <annotation encoding="StarMath 5.0">(1+x)^a = 1 + ax + frac{ a(a-1) }{ 2 }{ x^2 } </annotation>
  </semantics>
</math>
</file>

<file path=Object 36/content.xml><?xml version="1.0" encoding="utf-8"?>
<math xmlns="http://www.w3.org/1998/Math/MathML" display="block">
  <semantics>
    <mrow>
      <mrow>
        <msqrt>
          <mrow>
            <mn>1</mn>
            <mo stretchy="false">+</mo>
            <mi>x</mi>
          </mrow>
        </msqrt>
        <mo stretchy="false">=</mo>
        <mrow>
          <mn>1</mn>
          <mo stretchy="false">+</mo>
          <mfrac>
            <mi>x</mi>
            <mn>2</mn>
          </mfrac>
        </mrow>
      </mrow>
      <mrow>
        <mrow/>
        <mo stretchy="false">−</mo>
        <mfrac>
          <msup>
            <mi>x</mi>
            <mn>2</mn>
          </msup>
          <mn>8</mn>
        </mfrac>
      </mrow>
      <mrow>
        <mrow/>
        <mo stretchy="false">+</mo>
        <mfrac>
          <msup>
            <mi>x</mi>
            <mn>3</mn>
          </msup>
          <mn>16</mn>
        </mfrac>
      </mrow>
      <mrow>
        <mrow/>
        <mo stretchy="false">−</mo>
        <mfrac>
          <mn>5</mn>
          <mn>128</mn>
        </mfrac>
      </mrow>
      <mrow>
        <msup>
          <mi>x</mi>
          <mn>4</mn>
        </msup>
        <mo stretchy="false">+</mo>
        <mn>..</mn>
      </mrow>
      <mi>.</mi>
    </mrow>
    <annotation encoding="StarMath 5.0">sqrt{1+x} = 1 + frac{x}{2}{} - frac{ x^2 }{ 8 }{} + frac{ x^3 }{ 16 }{} - frac{ 5 }{ 128 }{x^4} + ...</annotation>
  </semantics>
</math>
</file>

<file path=Object 37/content.xml><?xml version="1.0" encoding="utf-8"?>
<math xmlns="http://www.w3.org/1998/Math/MathML" display="block">
  <semantics>
    <mrow>
      <mrow>
        <msqrt>
          <mrow>
            <mn>1</mn>
            <mo stretchy="false">−</mo>
            <mi>x</mi>
          </mrow>
        </msqrt>
        <mo stretchy="false">=</mo>
        <mrow>
          <mn>1</mn>
          <mo stretchy="false">−</mo>
          <mfrac>
            <mi>x</mi>
            <mn>2</mn>
          </mfrac>
        </mrow>
      </mrow>
      <mrow>
        <mrow/>
        <mo stretchy="false">−</mo>
        <mfrac>
          <msup>
            <mi>x</mi>
            <mn>2</mn>
          </msup>
          <mn>8</mn>
        </mfrac>
      </mrow>
      <mrow>
        <mrow/>
        <mo stretchy="false">−</mo>
        <mfrac>
          <msup>
            <mi>x</mi>
            <mn>3</mn>
          </msup>
          <mn>16</mn>
        </mfrac>
      </mrow>
      <mrow>
        <mrow/>
        <mo stretchy="false">−</mo>
        <mfrac>
          <mn>5</mn>
          <mn>128</mn>
        </mfrac>
      </mrow>
      <mrow>
        <msup>
          <mi>x</mi>
          <mn>4</mn>
        </msup>
        <mo stretchy="false">−</mo>
        <mn>..</mn>
      </mrow>
      <mi>.</mi>
    </mrow>
    <annotation encoding="StarMath 5.0">sqrt{1-x} = 1 - frac{x}{2}{} - frac{ x^2 }{ 8 }{} - frac{ x^3 }{ 16 }{} - frac{ 5 }{ 128 }{x^4} - ...</annotation>
  </semantics>
</math>
</file>

<file path=Object 38/content.xml><?xml version="1.0" encoding="utf-8"?>
<math xmlns="http://www.w3.org/1998/Math/MathML" display="block">
  <semantics>
    <mrow>
      <mrow>
        <mroot>
          <mrow>
            <mn>1</mn>
            <mo stretchy="false">+</mo>
            <mi>x</mi>
          </mrow>
          <mn>3</mn>
        </mroot>
        <mo stretchy="false">=</mo>
        <mrow>
          <mn>1</mn>
          <mo stretchy="false">+</mo>
          <mfrac>
            <mi>x</mi>
            <mn>3</mn>
          </mfrac>
        </mrow>
      </mrow>
      <mrow>
        <mrow/>
        <mo stretchy="false">−</mo>
        <mfrac>
          <msup>
            <mi>x</mi>
            <mn>2</mn>
          </msup>
          <mn>9</mn>
        </mfrac>
      </mrow>
      <mrow>
        <mrow/>
        <mo stretchy="false">+</mo>
        <mfrac>
          <mn>5</mn>
          <mn>81</mn>
        </mfrac>
      </mrow>
      <mrow>
        <msup>
          <mi>x</mi>
          <mn>3</mn>
        </msup>
        <mo stretchy="false">−</mo>
        <mfrac>
          <mn>10</mn>
          <mn>243</mn>
        </mfrac>
      </mrow>
      <mrow>
        <msup>
          <mi>x</mi>
          <mn>4</mn>
        </msup>
        <mo stretchy="false">+</mo>
        <mn>..</mn>
      </mrow>
      <mi>.</mi>
    </mrow>
    <annotation encoding="StarMath 5.0">nroot{3}{1+x}  = 1 + frac{x}{3}{} - frac{ x^2 }{ 9 }{} + frac{ 5 }{ 81 }{x^3} - frac{ 10 }{ 243 }{x^4} + ...</annotation>
  </semantics>
</math>
</file>

<file path=Object 39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x</mi>
          <mo stretchy="false">−</mo>
          <mfrac>
            <msup>
              <mi>x</mi>
              <mn>3</mn>
            </msup>
            <mn>6</mn>
          </mfrac>
        </mrow>
      </mrow>
      <mrow>
        <mrow/>
        <mo stretchy="false">+</mo>
        <mfrac>
          <msup>
            <mi>x</mi>
            <mn>5</mn>
          </msup>
          <mn>120</mn>
        </mfrac>
      </mrow>
      <mrow/>
    </mrow>
    <annotation encoding="StarMath 5.0">sin(x) = x - frac{ x^3 }{ 6 }{} + frac{ x^5 }{ 120 }{}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o stretchy="false">=</mo>
      <mfrac>
        <mrow>
          <mo fence="true" form="prefix" stretchy="true">|</mo>
          <mrow>
            <mi>x</mi>
          </mrow>
          <mo fence="true" form="postfix" stretchy="true">|</mo>
        </mrow>
        <mi>x</mi>
      </mfrac>
    </mrow>
    <annotation encoding="StarMath 5.0">abs{x}=frac{ abs{x} }{ x } </annotation>
  </semantics>
</math>
</file>

<file path=Object 40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f</mi>
              <mo stretchy="false">±</mo>
              <mi>g</mi>
            </mrow>
          </mrow>
          <mo fence="true" form="postfix" stretchy="false">)</mo>
        </mrow>
        <mi>I</mi>
      </msup>
      <mo stretchy="false">=</mo>
      <mrow>
        <msup>
          <mi>f</mi>
          <mi>I</mi>
        </msup>
        <mo stretchy="false">±</mo>
        <msup>
          <mi>g</mi>
          <mi>I</mi>
        </msup>
      </mrow>
    </mrow>
    <annotation encoding="StarMath 5.0">(f +- g)^I = f^I +- g^I</annotation>
  </semantics>
</math>
</file>

<file path=Object 4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c</mi>
              <mo stretchy="false">⋅</mo>
              <mi>f</mi>
            </mrow>
          </mrow>
          <mo fence="true" form="postfix" stretchy="false">)</mo>
        </mrow>
        <mi>I</mi>
      </msup>
      <mo stretchy="false">=</mo>
      <mrow>
        <mi>c</mi>
        <mo stretchy="false">⋅</mo>
        <msup>
          <mi>f</mi>
          <mi>I</mi>
        </msup>
      </mrow>
    </mrow>
    <annotation encoding="StarMath 5.0">(c cdot f)^I = c cdot f^I</annotation>
  </semantics>
</math>
</file>

<file path=Object 4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f</mi>
              <mo stretchy="false">⋅</mo>
              <mi>g</mi>
            </mrow>
          </mrow>
          <mo fence="true" form="postfix" stretchy="false">)</mo>
        </mrow>
        <mi>I</mi>
      </msup>
      <mo stretchy="false">=</mo>
      <mrow>
        <mrow>
          <msup>
            <mi>f</mi>
            <mi>I</mi>
          </msup>
          <mo stretchy="false">⋅</mo>
          <mi>g</mi>
        </mrow>
        <mo stretchy="false">+</mo>
        <mrow>
          <msup>
            <mi>g</mi>
            <mi>I</mi>
          </msup>
          <mo stretchy="false">⋅</mo>
          <mi>f</mi>
        </mrow>
      </mrow>
    </mrow>
    <annotation encoding="StarMath 5.0">(f cdot g)^I = f^I cdot g + g^I cdot f</annotation>
  </semantics>
</math>
</file>

<file path=Object 43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n>1</mn>
              <mi>f</mi>
            </mfrac>
          </mrow>
          <mo fence="true" form="postfix" stretchy="true">)</mo>
        </mrow>
        <mi>I</mi>
      </msup>
      <mo stretchy="false">=</mo>
      <mrow>
        <mo stretchy="false">−</mo>
        <mfrac>
          <msup>
            <mi>f</mi>
            <mi>I</mi>
          </msup>
          <msup>
            <mi>g</mi>
            <mn>2</mn>
          </msup>
        </mfrac>
      </mrow>
    </mrow>
    <annotation encoding="StarMath 5.0"> left ( frac{1}{f} right ) ^I = - frac{ f^I}{ g^2 }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g</mi>
                <mrow>
                  <mo fence="true" form="prefix" stretchy="false">(</mo>
                  <mrow>
                    <mi>f</mi>
                  </mrow>
                  <mo fence="true" form="postfix" stretchy="false">)</mo>
                </mrow>
              </mrow>
            </mrow>
            <mo fence="true" form="postfix" stretchy="false">)</mo>
          </mrow>
          <mi>I</mi>
        </msup>
        <mo stretchy="false">=</mo>
        <msup>
          <mi>g</mi>
          <mi>I</mi>
        </msup>
      </mrow>
      <mrow>
        <mrow>
          <mo fence="true" form="prefix" stretchy="false">(</mo>
          <mrow>
            <mi>f</mi>
          </mrow>
          <mo fence="true" form="postfix" stretchy="false">)</mo>
        </mrow>
        <mo stretchy="false">⋅</mo>
        <msup>
          <mi>f</mi>
          <mi>I</mi>
        </msup>
      </mrow>
    </mrow>
    <annotation encoding="StarMath 5.0">(g(f))^I = g^I( f )cdot f^{ I }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h</mi>
                <mrow>
                  <mo fence="true" form="prefix" stretchy="false">(</mo>
                  <mrow>
                    <mrow>
                      <mi>g</mi>
                      <mrow>
                        <mo fence="true" form="prefix" stretchy="false">(</mo>
                        <mrow>
                          <mi>f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i>I</mi>
        </msup>
        <mo stretchy="false">=</mo>
        <msup>
          <mi>h</mi>
          <mi>I</mi>
        </msup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f</mi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sup>
          <mi>g</mi>
          <mi>I</mi>
        </msup>
      </mrow>
      <mrow>
        <mrow>
          <mo fence="true" form="prefix" stretchy="false">(</mo>
          <mrow>
            <mi>f</mi>
          </mrow>
          <mo fence="true" form="postfix" stretchy="false">)</mo>
        </mrow>
        <mo stretchy="false">⋅</mo>
        <msup>
          <mi>f</mi>
          <mi>I</mi>
        </msup>
      </mrow>
    </mrow>
    <annotation encoding="StarMath 5.0">(h( g(f) ))^{ I } = h^I( g(f) ) cdot g^I( f ) cdot f^I</annotation>
  </semantics>
</math>
</file>

<file path=Object 46/content.xml><?xml version="1.0" encoding="utf-8"?>
<math xmlns="http://www.w3.org/1998/Math/MathML" display="block">
  <semantics>
    <mrow>
      <mrow>
        <mo stretchy="false">∫</mo>
        <mfrac>
          <mrow>
            <mo stretchy="false">−</mo>
            <mn>1</mn>
          </mrow>
          <msqrt>
            <mrow>
              <mn>1</mn>
              <mo stretchy="false">−</mo>
              <msup>
                <mi>x</mi>
                <mn>2</mn>
              </msup>
            </mrow>
          </msqrt>
        </mfrac>
      </mrow>
      <mrow>
        <mi mathvariant="italic">dx</mi>
        <mo stretchy="false">=</mo>
        <mi>arccos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c</mi>
      </mrow>
    </mrow>
    <annotation encoding="StarMath 5.0">int frac { -1 } { sqrt{1-x^2} } dx = arccos( x ) + c</annotation>
  </semantics>
</math>
</file>

<file path=Object 47/content.xml><?xml version="1.0" encoding="utf-8"?>
<math xmlns="http://www.w3.org/1998/Math/MathML" display="block">
  <semantics>
    <mrow>
      <mrow>
        <mo stretchy="false">∫</mo>
        <mi>f</mi>
      </mrow>
      <mrow>
        <msup>
          <mi>g</mi>
          <mi>I</mi>
        </msup>
        <mo stretchy="false">=</mo>
        <mrow>
          <mi mathvariant="italic">fg</mi>
          <mo stretchy="false">−</mo>
          <mrow>
            <mo stretchy="false">∫</mo>
            <msup>
              <mi>f</mi>
              <mi>I</mi>
            </msup>
          </mrow>
        </mrow>
      </mrow>
      <mi>g</mi>
    </mrow>
    <annotation encoding="StarMath 5.0">int f g^I = fg - int f^I g </annotation>
  </semantics>
</math>
</file>

<file path=Object 48/content.xml><?xml version="1.0" encoding="utf-8"?>
<math xmlns="http://www.w3.org/1998/Math/MathML" display="block">
  <semantics>
    <mrow>
      <mrow>
        <mo stretchy="false">∫</mo>
        <mi>f</mi>
      </mrow>
      <mrow>
        <mi>g</mi>
        <mo stretchy="false">=</mo>
        <mrow>
          <mi mathvariant="italic">fG</mi>
          <mo stretchy="false">−</mo>
          <mrow>
            <mo stretchy="false">∫</mo>
            <msup>
              <mi>f</mi>
              <mi>I</mi>
            </msup>
          </mrow>
        </mrow>
      </mrow>
      <mi>G</mi>
    </mrow>
    <annotation encoding="StarMath 5.0">int f g = fG - int f^I G </annotation>
  </semantics>
</math>
</file>

<file path=Object 49/content.xml><?xml version="1.0" encoding="utf-8"?>
<math xmlns="http://www.w3.org/1998/Math/MathML" display="block">
  <semantics>
    <mrow>
      <mi mathvariant="italic">a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 mathvariant="italic">aP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o</mi>
      </mrow>
      <mrow>
        <mo fence="true" form="prefix" stretchy="false">(</mo>
        <mrow>
          <msup>
            <mi>x</mi>
            <mi>n</mi>
          </msup>
        </mrow>
        <mo fence="true" form="postfix" stretchy="false">)</mo>
      </mrow>
    </mrow>
    <annotation encoding="StarMath 5.0">af( x ) = aP_n ( x ) + o( x^n )</annotation>
  </semantics>
</math>
</file>

<file path=Object 5/content.xml><?xml version="1.0" encoding="utf-8"?>
<math xmlns="http://www.w3.org/1998/Math/MathML" display="block">
  <semantics>
    <mrow>
      <msub>
        <mi>log</mi>
        <mi>a</mi>
      </msub>
      <mrow>
        <mi>x</mi>
        <mo stretchy="false">=</mo>
        <mfrac>
          <mn>1</mn>
          <mrow>
            <mi>x</mi>
            <mi>l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log_a x= {1} over {x ln(a)} 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Q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o</mi>
      </mrow>
      <mrow>
        <mo fence="true" form="prefix" stretchy="false">(</mo>
        <mrow>
          <msup>
            <mi>x</mi>
            <mi>n</mi>
          </msup>
        </mrow>
        <mo fence="true" form="postfix" stretchy="false">)</mo>
      </mrow>
    </mrow>
    <annotation encoding="StarMath 5.0">f( x ) + g(x) = P_n ( x ) + Q_n(x)+ o( x^n ) </annotation>
  </semantics>
</math>
</file>

<file path=Object 5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o fence="true" form="prefix" stretchy="false">[</mo>
            <mrow>
              <mrow>
                <msub>
                  <mi>P</mi>
                  <mi>n</mi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+</mo>
                  <mi>o</mi>
                </mrow>
                <mrow>
                  <mo fence="true" form="prefix" stretchy="false">(</mo>
                  <mrow>
                    <msup>
                      <mi>x</mi>
                      <mi>n</mi>
                    </msup>
                  </mrow>
                  <mo fence="true" form="postfix" stretchy="false">)</mo>
                </mrow>
              </mrow>
            </mrow>
            <mo fence="true" form="postfix" stretchy="false">]</mo>
          </mrow>
          <mo stretchy="false">⋅</mo>
          <mn>..</mn>
        </mrow>
      </mrow>
      <mi>.</mi>
    </mrow>
    <annotation encoding="StarMath 5.0">f( x )g( x )=[ P_n(x) + o(x^n) ] cdot ...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P</mi>
          <mi>n</mi>
        </msub>
      </mrow>
      <mrow>
        <mo fence="true" form="prefix" stretchy="false">(</mo>
        <mrow>
          <mrow>
            <msub>
              <mi>Q</mi>
              <mi>n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g(x) ) = P_n( Q_n(x) )</annotation>
  </semantics>
</math>
</file>

<file path=Object 53/content.xml><?xml version="1.0" encoding="utf-8"?>
<math xmlns="http://www.w3.org/1998/Math/MathML" display="block">
  <semantics>
    <mrow>
      <mn>...</mn>
      <mrow>
        <mo fence="true" form="prefix" stretchy="false">[</mo>
        <mrow>
          <mrow>
            <msub>
              <mi>Q</mi>
              <mi>n</mi>
            </msub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o</mi>
            </mrow>
            <mrow>
              <mo fence="true" form="prefix" stretchy="false">(</mo>
              <mrow>
                <msup>
                  <mi>x</mi>
                  <mi>n</mi>
                </msup>
              </mrow>
              <mo fence="true" form="postfix" stretchy="false">)</mo>
            </mrow>
          </mrow>
        </mrow>
        <mo fence="true" form="postfix" stretchy="false">]</mo>
      </mrow>
    </mrow>
    <annotation encoding="StarMath 5.0">... [ Q_n(x) + o(x^n) ]</annotation>
  </semantics>
</math>
</file>

<file path=Object 54/content.xml><?xml version="1.0" encoding="utf-8"?>
<math xmlns="http://www.w3.org/1998/Math/MathML" display="block">
  <semantics>
    <mrow>
      <mrow>
        <mo stretchy="false">∫</mo>
        <mi>f</mi>
      </mrow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sup>
          <mi>g</mi>
          <mi>I</mi>
        </m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row>
            <mo fence="true" form="prefix" stretchy="true">[</mo>
            <mrow>
              <mrow>
                <mrow>
                  <mo stretchy="false">∫</mo>
                  <mi>f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true">]</mo>
          </mrow>
          <mrow>
            <mrow>
              <mi>t</mi>
              <mo stretchy="false">=</mo>
              <mi>g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b>
      </mrow>
    </mrow>
    <annotation encoding="StarMath 5.0">int f( g(x) )cdot g^I(x) = left [ int f(t) right ]_{ t=g(x) } </annotation>
  </semantics>
</math>
</file>

<file path=Object 55/content.xml><?xml version="1.0" encoding="utf-8"?>
<math xmlns="http://www.w3.org/1998/Math/MathML" display="block">
  <semantics>
    <mrow>
      <mrow>
        <msup>
          <mi>y</mi>
          <mi>I</mi>
        </msup>
        <mo stretchy="false">+</mo>
        <mi>a</mi>
      </mrow>
      <mrow>
        <mo fence="true" form="prefix" stretchy="false">(</mo>
        <mrow>
          <mi>x</mi>
        </mrow>
        <mo fence="true" form="postfix" stretchy="false">)</mo>
      </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^I + a( x )y( x ) = f( x )</annotation>
  </semantics>
</math>
</file>

<file path=Object 5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e</mi>
          <mrow>
            <mrow>
              <mo stretchy="false">−</mo>
              <mi>A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</mrow>
      <mrow>
        <mo fence="true" form="prefix" stretchy="false">(</mo>
        <mrow>
          <mrow>
            <mrow>
              <mo stretchy="false">∫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sup>
              <mi>e</mi>
              <mrow>
                <mrow>
                  <mi>A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/>
              </mrow>
            </msup>
            <mrow>
              <mi mathvariant="italic">dx</mi>
              <mo stretchy="false">+</mo>
              <mi>c</mi>
            </mrow>
          </mrow>
        </mrow>
        <mo fence="true" form="postfix" stretchy="false">)</mo>
      </mrow>
    </mrow>
    <annotation encoding="StarMath 5.0">y( x )= e^{ -A(x) } ( int f(x) e^{A(x) ) dx + c)</annotation>
  </semantics>
</math>
</file>

<file path=Object 57/content.xml><?xml version="1.0" encoding="utf-8"?>
<math xmlns="http://www.w3.org/1998/Math/MathML" display="block">
  <semantics>
    <mrow>
      <mrow>
        <msub>
          <mi>λ</mi>
          <mn>1</mn>
        </msub>
        <mo stretchy="false">≠</mo>
        <msub>
          <mi>λ</mi>
          <mn>2</mn>
        </msub>
      </mrow>
      <mi mathvariant="normal">≫</mi>
      <msub>
        <mi>c</mi>
        <mn>1</mn>
      </msub>
      <mrow>
        <msup>
          <mi>e</mi>
          <msub>
            <mi>λ</mi>
            <mn>1</mn>
          </msub>
        </msup>
        <mo stretchy="false">+</mo>
        <msub>
          <mi>c</mi>
          <mn>2</mn>
        </msub>
      </mrow>
      <msup>
        <mi>e</mi>
        <msub>
          <mi>λ</mi>
          <mn>2</mn>
        </msub>
      </msup>
    </mrow>
    <annotation encoding="StarMath 5.0">%ilambda _1 neq %ilambda_2 %strictlygreaterthan  c_1 e^{ %ilambda_1 } + c_2 e^{ %ilambda_2 }</annotation>
  </semantics>
</math>
</file>

<file path=Object 58/content.xml><?xml version="1.0" encoding="utf-8"?>
<math xmlns="http://www.w3.org/1998/Math/MathML" display="block">
  <semantics>
    <mrow>
      <msup>
        <mi>h</mi>
        <mi>I</mi>
      </msup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frac>
          <mrow>
            <mi>h</mi>
            <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  <mo stretchy="false">−</mo>
              <mi>h</mi>
            </mrow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b</mi>
            <mo stretchy="false">−</mo>
            <mi>a</mi>
          </mrow>
        </mfrac>
      </mrow>
    </mrow>
    <annotation encoding="StarMath 5.0">h^I ( x_0 ) = frac { h(b) - h(a) }{ b -a }</annotation>
  </semantics>
</math>
</file>

<file path=Object 59/content.xml><?xml version="1.0" encoding="utf-8"?>
<math xmlns="http://www.w3.org/1998/Math/MathML" display="block">
  <semantics>
    <mrow>
      <mrow>
        <msub>
          <mi>λ</mi>
          <mn>1</mn>
        </msub>
        <mo stretchy="false">=</mo>
        <msub>
          <mi>λ</mi>
          <mn>2</mn>
        </msub>
      </mrow>
      <mi mathvariant="normal">≫</mi>
      <msub>
        <mi>c</mi>
        <mn>1</mn>
      </msub>
      <mrow>
        <msup>
          <mi>e</mi>
          <mrow>
            <mi>λ</mi>
            <mi>x</mi>
          </mrow>
        </msup>
        <mo stretchy="false">+</mo>
        <msub>
          <mi>c</mi>
          <mn>2</mn>
        </msub>
      </mrow>
      <msup>
        <mi mathvariant="italic">xe</mi>
        <mrow>
          <mi>λ</mi>
          <mi>x</mi>
        </mrow>
      </msup>
    </mrow>
    <annotation encoding="StarMath 5.0">%ilambda _1 = %ilambda_2 %strictlygreaterthan  c_1 e^{ %ilambda x } + c_2 xe^{ %ilambda x}</annotation>
  </semantics>
</math>
</file>

<file path=Object 6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x</mi>
        </mfrac>
      </mrow>
    </mrow>
    <annotation encoding="StarMath 5.0">ln( x ) = frac{ 1 }{ x }</annotation>
  </semantics>
</math>
</file>

<file path=Object 60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subsup>
        <mfrac>
          <mrow>
            <msup>
              <mi>f</mi>
              <mrow>
                <mo fence="true" form="prefix" stretchy="false">(</mo>
                <mrow>
                  <mi>i</mi>
                </mrow>
                <mo fence="true" form="postfix" stretchy="false">)</mo>
              </mrow>
            </msup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i>i</mi>
            <mi>!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i>i</mi>
        </msup>
        <mo stretchy="false">+</mo>
        <mi>o</mi>
      </mrow>
      <mrow>
        <mo fence="true" form="prefix" stretchy="false">(</mo>
        <mrow>
          <msup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i>i</mi>
          </msup>
        </mrow>
        <mo fence="true" form="postfix" stretchy="false">)</mo>
      </mrow>
    </mrow>
    <annotation encoding="StarMath 5.0">sum_{i=0}^{n-1} frac{ f^{(i)} (x_0) }{ i! }{ (x-x_0)^i } + o( (x-x_0)^i )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</mn>
          <mo stretchy="false">−</mo>
          <mfrac>
            <msup>
              <mi>x</mi>
              <mn>2</mn>
            </msup>
            <mn>2</mn>
          </mfrac>
        </mrow>
      </mrow>
      <mrow>
        <mrow/>
        <mo stretchy="false">+</mo>
        <mfrac>
          <msup>
            <mi>x</mi>
            <mn>4</mn>
          </msup>
          <mn>24</mn>
        </mfrac>
      </mrow>
      <mrow/>
    </mrow>
    <annotation encoding="StarMath 5.0">cos(x) = 1 - frac{ x^2 }{ 2 }{} + frac{ x^4 }{ 24 }{}</annotation>
  </semantics>
</math>
</file>

<file path=Object 62/content.xml><?xml version="1.0" encoding="utf-8"?>
<math xmlns="http://www.w3.org/1998/Math/MathML" display="block">
  <semantics>
    <mrow>
      <mrow>
        <mi>λ</mi>
        <mo stretchy="false">=</mo>
        <mrow>
          <mi>α</mi>
          <mo stretchy="false">±</mo>
          <mi>i</mi>
        </mrow>
      </mrow>
      <mi>β</mi>
      <mi mathvariant="normal">≫</mi>
    </mrow>
    <annotation encoding="StarMath 5.0">%ilambda = %alpha +- i%beta %strictlygreaterthan  
</annotation>
  </semantics>
</math>
</file>

<file path=Object 63/content.xml><?xml version="1.0" encoding="utf-8"?>
<math xmlns="http://www.w3.org/1998/Math/MathML" display="block">
  <semantics>
    <mrow>
      <msub>
        <mi>c</mi>
        <mn>1</mn>
      </msub>
      <msup>
        <mi>e</mi>
        <mrow>
          <mi>α</mi>
          <mi>x</mi>
        </mrow>
      </msup>
      <mi>sin</mi>
      <mrow>
        <mrow>
          <mo fence="true" form="prefix" stretchy="false">(</mo>
          <mrow>
            <mrow>
              <mi>β</mi>
              <mi>x</mi>
            </mrow>
          </mrow>
          <mo fence="true" form="postfix" stretchy="false">)</mo>
        </mrow>
        <mo stretchy="false">+</mo>
        <msub>
          <mi>c</mi>
          <mn>2</mn>
        </msub>
      </mrow>
      <msup>
        <mi>e</mi>
        <mrow>
          <mi>α</mi>
          <mi>x</mi>
        </mrow>
      </msup>
      <mi>cos</mi>
      <mrow>
        <mo fence="true" form="prefix" stretchy="false">(</mo>
        <mrow>
          <mrow>
            <mi>β</mi>
            <mi>x</mi>
          </mrow>
        </mrow>
        <mo fence="true" form="postfix" stretchy="false">)</mo>
      </mrow>
    </mrow>
    <annotation encoding="StarMath 5.0">c_1 e^{ %alpha x } sin( %beta x ) + c_2 e^{ %alpha x } cos( %beta x )</annotation>
  </semantics>
</math>
</file>

<file path=Object 64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1</mn>
            <mo stretchy="false">−</mo>
            <msup>
              <mi>t</mi>
              <mn>2</mn>
            </msup>
          </mrow>
          <mrow>
            <mn>1</mn>
            <mo stretchy="false">+</mo>
            <msup>
              <mi>t</mi>
              <mn>2</mn>
            </msup>
          </mrow>
        </mfrac>
      </mrow>
    </mrow>
    <annotation encoding="StarMath 5.0">cos( x )= frac{ 1-t^2 }{ 1+t^2 }</annotation>
  </semantics>
</math>
</file>

<file path=Object 6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sin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frac>
        <mrow>
          <mi>tan</mi>
          <mrow>
            <mo fence="true" form="prefix" stretchy="false">(</mo>
            <mrow>
              <mi>x</mi>
            </mrow>
            <mo fence="true" form="postfix" stretchy="false">)</mo>
          </mrow>
        </mrow>
        <mi>x</mi>
      </mfrac>
      <mo stretchy="false">=</mo>
      <mn>1</mn>
    </mrow>
    <annotation encoding="StarMath 5.0">lim from{x toward 0} frac{ sin(x) }{ x } = frac{ tan(x) }{ x } = 1</annotation>
  </semantics>
</math>
</file>

<file path=Object 6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sup>
            <mi>x</mi>
            <mn>2</mn>
          </msup>
        </mfrac>
      </mrow>
      <mo stretchy="false">=</mo>
      <mfrac>
        <mn>1</mn>
        <mn>2</mn>
      </mfrac>
    </mrow>
    <annotation encoding="StarMath 5.0">lim from{x toward 0} frac{ 1-cos(x) }{ x^2 } = frac{1 }{ 2}</annotation>
  </semantics>
</math>
</file>

<file path=Object 6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n>0</mn>
    </mrow>
    <annotation encoding="StarMath 5.0">lim from{x toward 0} frac{ 1-cos( x )}{ x }=0</annotation>
  </semantics>
</math>
</file>

<file path=Object 6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±</mo>
              <mi mathvariant="normal">∞</mi>
            </mrow>
          </mrow>
        </munder>
        <msup>
          <mrow>
            <mo fence="true" form="prefix" stretchy="false">(</mo>
            <mrow>
              <mrow>
                <mn>1</mn>
                <mo stretchy="false">+</mo>
                <mfrac>
                  <mn>1</mn>
                  <mi>x</mi>
                </mfrac>
              </mrow>
            </mrow>
            <mo fence="true" form="postfix" stretchy="false">)</mo>
          </mrow>
          <mi>x</mi>
        </msup>
      </mrow>
      <mo stretchy="false">=</mo>
      <mi>e</mi>
    </mrow>
    <annotation encoding="StarMath 5.0">lim from{x toward +-infty} ( 1+frac{1}{x} )^x = e</annotation>
  </semantics>
</math>
</file>

<file path=Object 6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ln</mi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i>x</mi>
        </mfrac>
      </mrow>
      <mo stretchy="false">=</mo>
      <mn>1</mn>
    </mrow>
    <annotation encoding="StarMath 5.0">lim from{x toward 0}  frac{ln(x+1)}{x} = 1</annotation>
  </semantics>
</math>
</file>

<file path=Object 7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sup>
              <mi>cos</mi>
              <mn>2</mn>
            </msup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</mrow>
    <annotation encoding="StarMath 5.0">tan( x )=frac{ 1 }{ cos^2 (x)}</annotation>
  </semantics>
</math>
</file>

<file path=Object 7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b>
              <mi>log</mi>
              <mi>a</mi>
            </msub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i>x</mi>
        </mfrac>
      </mrow>
      <mo stretchy="false">=</mo>
      <mfrac>
        <mn>1</mn>
        <mrow>
          <mi>ln</mi>
          <mrow>
            <mo fence="true" form="prefix" stretchy="false">(</mo>
            <mrow>
              <mi>a</mi>
            </mrow>
            <mo fence="true" form="postfix" stretchy="false">)</mo>
          </mrow>
        </mrow>
      </mfrac>
    </mrow>
    <annotation encoding="StarMath 5.0">lim from{x toward 0}  frac{log_a(x+1)}{x} = frac{ 1 }{ ln(a) }</annotation>
  </semantics>
</math>
</file>

<file path=Object 71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sup>
                <mn>0</mn>
                <mrow>
                  <mo stretchy="false">+</mo>
                  <mrow/>
                </mrow>
              </msup>
            </mrow>
          </munder>
          <mi>x</mi>
        </mrow>
        <mo stretchy="false">⋅</mo>
        <mi>ln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</mrow>
    <annotation encoding="StarMath 5.0">lim from{x toward 0^+ }}  x cdot ln( x ) =0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  <mi>a</mi>
            </msup>
            <mo stretchy="false">−</mo>
            <mn>1</mn>
          </mrow>
          <mi>x</mi>
        </mfrac>
      </mrow>
      <mo stretchy="false">=</mo>
      <mi>a</mi>
    </mrow>
    <annotation encoding="StarMath 5.0">lim from{x toward 0}  frac{ (1+x)^a -1 }{ x } = a</annotation>
  </semantics>
</math>
</file>

<file path=Object 73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sup>
                <mi>a</mi>
                <mi>x</mi>
              </msup>
              <mo stretchy="false">−</mo>
              <mn>1</mn>
            </mrow>
            <mi>x</mi>
          </mfrac>
        </mrow>
        <mo stretchy="false">=</mo>
        <mi>ln</mi>
      </mrow>
      <mrow>
        <mo fence="true" form="prefix" stretchy="false">(</mo>
        <mrow>
          <mi>a</mi>
        </mrow>
        <mo fence="true" form="postfix" stretchy="false">)</mo>
      </mrow>
    </mrow>
    <annotation encoding="StarMath 5.0">lim from{x toward 0}  frac{a^x-1}{ x }=ln( a )</annotation>
  </semantics>
</math>
</file>

<file path=Object 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e</mi>
              <mi>x</mi>
            </msup>
            <mo stretchy="false">−</mo>
            <mn>1</mn>
          </mrow>
          <mi>x</mi>
        </mfrac>
      </mrow>
      <mo stretchy="false">=</mo>
      <mn>1</mn>
    </mrow>
    <annotation encoding="StarMath 5.0">lim from{x toward 0}  frac{e^x-1}{x} = 1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sup>
            <mi>a</mi>
            <mi>x</mi>
          </msup>
          <msup>
            <mi>x</mi>
            <mi>b</mi>
          </msup>
        </mfrac>
      </mrow>
      <mo stretchy="false">=</mo>
      <mi mathvariant="normal">∞</mi>
    </mrow>
    <annotation encoding="StarMath 5.0">lim from{x toward infty}  frac{a^x}{x^b} = infty</annotation>
  </semantics>
</math>
</file>

<file path=Object 76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i>f</mi>
              <mi>g</mi>
            </mfrac>
          </mrow>
          <mo fence="true" form="postfix" stretchy="true">)</mo>
        </mrow>
        <mi>I</mi>
      </msup>
      <mo stretchy="false">=</mo>
      <mfrac>
        <mrow>
          <msup>
            <mi>f</mi>
            <mi>I</mi>
          </msup>
          <mrow>
            <mi>g</mi>
            <mo stretchy="false">−</mo>
            <msup>
              <mi>g</mi>
              <mi>I</mi>
            </msup>
          </mrow>
          <mi>f</mi>
        </mrow>
        <msup>
          <mi>g</mi>
          <mn>2</mn>
        </msup>
      </mfrac>
    </mrow>
    <annotation encoding="StarMath 5.0"> left ( frac{f}{g} right ) ^I = frac{ f^I g - g^I f }{ g^2 }</annotation>
  </semantics>
</math>
</file>

<file path=Object 77/content.xml><?xml version="1.0" encoding="utf-8"?>
<math xmlns="http://www.w3.org/1998/Math/MathML" display="block">
  <semantics>
    <mrow>
      <msup>
        <mrow>
          <mo fence="true" form="prefix" stretchy="false">(</mo>
          <mrow>
            <mi>f</mi>
          </mrow>
          <mo fence="true" form="postfix" stretchy="false">)</mo>
        </mrow>
        <mi>I</mi>
      </msup>
      <mo stretchy="false">=</mo>
      <mfrac>
        <mn>1</mn>
        <mrow>
          <msup>
            <mrow>
              <mo fence="true" form="prefix" stretchy="false">(</mo>
              <mrow>
                <msup>
                  <mi>f</mi>
                  <mrow>
                    <mo stretchy="false">−</mo>
                    <mn>1</mn>
                  </mrow>
                </msup>
              </mrow>
              <mo fence="true" form="postfix" stretchy="false">)</mo>
            </mrow>
            <mi>I</mi>
          </msup>
          <mrow>
            <mo fence="true" form="prefix" stretchy="false">(</mo>
            <mrow>
              <mi>f</mi>
            </mrow>
            <mo fence="true" form="postfix" stretchy="false">)</mo>
          </mrow>
        </mrow>
      </mfrac>
    </mrow>
    <annotation encoding="StarMath 5.0">(f)^I = frac{ 1 }{ (f^-1)^I(f) }</annotation>
  </semantics>
</math>
</file>

<file path=Object 78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f</mi>
              <mrow>
                <mo stretchy="false">−</mo>
                <mn>1</mn>
              </mrow>
            </msup>
          </mrow>
          <mo fence="true" form="postfix" stretchy="false">)</mo>
        </mrow>
        <mi>I</mi>
      </msup>
      <mo stretchy="false">=</mo>
      <mfrac>
        <mn>1</mn>
        <msup>
          <mi>f</mi>
          <mi>I</mi>
        </msup>
      </mfrac>
    </mrow>
    <annotation encoding="StarMath 5.0">(f^-1)^I = frac{ 1 }{ f^I}</annotation>
  </semantics>
</math>
</file>

<file path=Object 7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i>x</mi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frac>
      </mrow>
      <mo stretchy="false">=</mo>
      <mi mathvariant="normal">∞</mi>
    </mrow>
    <annotation encoding="StarMath 5.0">lim from{x toward infty}  frac{x}{log(x)} = infty</annotation>
  </semantics>
</math>
</file>

<file path=Object 8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sin( x )=cos( x )</annotation>
  </semantics>
</math>
</file>

<file path=Object 8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sup>
            <mi>x</mi>
            <mi>x</mi>
          </msup>
          <mrow>
            <mi>x</mi>
            <mi>!</mi>
          </mrow>
        </mfrac>
      </mrow>
      <mo stretchy="false">=</mo>
      <mi mathvariant="normal">∞</mi>
    </mrow>
    <annotation encoding="StarMath 5.0">lim from{x toward infty}  frac{x^x}{x!} = infty</annotation>
  </semantics>
</math>
</file>

<file path=Object 8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sup>
            <mi>x</mi>
            <mi>a</mi>
          </msup>
          <mrow>
            <mi>log</mi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i>a</mi>
            </msup>
          </mrow>
        </mfrac>
      </mrow>
      <mo stretchy="false">=</mo>
      <mi mathvariant="normal">∞</mi>
    </mrow>
    <annotation encoding="StarMath 5.0">lim from{x toward infty}  frac{x^a}{log(x)^a} = infty</annotation>
  </semantics>
</math>
</file>

<file path=Object 8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ot>
            <mrow>
              <mi>x</mi>
              <mi>!</mi>
            </mrow>
            <mi>x</mi>
          </mroot>
          <mi>x</mi>
        </mfrac>
      </mrow>
      <mo stretchy="false">=</mo>
      <mi mathvariant="normal">∞</mi>
    </mrow>
    <annotation encoding="StarMath 5.0">lim from{x toward infty}  frac{nroot{x}{x!}}{x} = infty</annotation>
  </semantics>
</math>
</file>

<file path=Object 83/content.xml><?xml version="1.0" encoding="utf-8"?>
<math xmlns="http://www.w3.org/1998/Math/MathML" display="block">
  <semantics>
    <mrow>
      <msub>
        <mi>log</mi>
        <mi>a</mi>
      </msub>
      <mrow>
        <mrow>
          <mo fence="true" form="prefix" stretchy="false">(</mo>
          <mrow>
            <mfrac>
              <mi>b</mi>
              <mi>c</mi>
            </mfrac>
          </mrow>
          <mo fence="true" form="postfix" stretchy="false">)</mo>
        </mrow>
        <mo stretchy="false">=</mo>
        <msub>
          <mi>log</mi>
          <mi>a</mi>
        </msub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sub>
          <mi>log</mi>
          <mi>a</mi>
        </msub>
      </mrow>
      <mrow>
        <mo fence="true" form="prefix" stretchy="false">(</mo>
        <mrow>
          <mi>c</mi>
        </mrow>
        <mo fence="true" form="postfix" stretchy="false">)</mo>
      </mrow>
    </mrow>
    <annotation encoding="StarMath 5.0">log_a( frac{b}{c} ) = log_a( b ) - log_a( c )</annotation>
  </semantics>
</math>
</file>

<file path=Object 84/content.xml><?xml version="1.0" encoding="utf-8"?>
<math xmlns="http://www.w3.org/1998/Math/MathML" display="block">
  <semantics>
    <mrow>
      <mrow>
        <mi>t</mi>
        <mo stretchy="false">=</mo>
        <mi>tan</mi>
      </mrow>
      <mrow>
        <mo fence="true" form="prefix" stretchy="false">(</mo>
        <mrow>
          <mfrac>
            <mi>x</mi>
            <mn>2</mn>
          </mfrac>
        </mrow>
        <mo fence="true" form="postfix" stretchy="false">)</mo>
      </mrow>
    </mrow>
    <annotation encoding="StarMath 5.0">t=tan( frac{x}{2} )</annotation>
  </semantics>
</math>
</file>

<file path=Object 85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2</mn>
            <mi>t</mi>
          </mrow>
          <mrow>
            <mn>1</mn>
            <mo stretchy="false">+</mo>
            <msup>
              <mi>t</mi>
              <mn>2</mn>
            </msup>
          </mrow>
        </mfrac>
      </mrow>
    </mrow>
    <annotation encoding="StarMath 5.0">sin( x ) = frac{ 2t }{ 1+t^2 }</annotation>
  </semantics>
</math>
</file>

<file path=Object 86/content.xml><?xml version="1.0" encoding="utf-8"?>
<math xmlns="http://www.w3.org/1998/Math/MathML" display="block">
  <semantics>
    <mrow>
      <mrow>
        <mi>m</mi>
        <mo stretchy="false">=</mo>
        <msup>
          <mi>f</mi>
          <mi>I</mi>
        </msup>
      </mrow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m = f^I(x_0)</annotation>
  </semantics>
</math>
</file>

<file path=Object 87/content.xml><?xml version="1.0" encoding="utf-8"?>
<math xmlns="http://www.w3.org/1998/Math/MathML" display="block">
  <semantics>
    <mrow>
      <mi>x</mi>
      <mo stretchy="false">=</mo>
      <msup>
        <mi>e</mi>
        <mrow>
          <mi>log</mi>
          <mrow>
            <mo fence="true" form="prefix" stretchy="false">(</mo>
            <mrow>
              <mi>x</mi>
            </mrow>
            <mo fence="true" form="postfix" stretchy="false">)</mo>
          </mrow>
        </mrow>
      </msup>
    </mrow>
    <annotation encoding="StarMath 5.0">x=e^{ log(x) }</annotation>
  </semantics>
</math>
</file>

<file path=Object 88/content.xml><?xml version="1.0" encoding="utf-8"?>
<math xmlns="http://www.w3.org/1998/Math/MathML" display="block">
  <semantics>
    <mrow>
      <mroot>
        <mi>a</mi>
        <mi>n</mi>
      </mroot>
      <mrow>
        <mroot>
          <mi>b</mi>
          <mi>n</mi>
        </mroot>
        <mo stretchy="false">=</mo>
        <mroot>
          <mi mathvariant="italic">ab</mi>
          <mi>n</mi>
        </mroot>
      </mrow>
    </mrow>
    <annotation encoding="StarMath 5.0">nroot{ n }{ a }nroot{ n }{ b }=nroot{ n }{ ab }</annotation>
  </semantics>
</math>
</file>

<file path=Object 89/content.xml><?xml version="1.0" encoding="utf-8"?>
<math xmlns="http://www.w3.org/1998/Math/MathML" display="block">
  <semantics>
    <mrow>
      <mroot>
        <mroot>
          <mi>a</mi>
          <mi>m</mi>
        </mroot>
        <mi>n</mi>
      </mroot>
      <mo stretchy="false">=</mo>
      <mroot>
        <mi>a</mi>
        <mrow>
          <mi>n</mi>
          <mo stretchy="false">⋅</mo>
          <mi>m</mi>
        </mrow>
      </mroot>
    </mrow>
    <annotation encoding="StarMath 5.0">nroot{ n }{ nroot{m}{a} } = nroot{ n cdot m }{ a }</annotation>
  </semantics>
</math>
</file>

<file path=Object 9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i>si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cos( x )= -sin( x )</annotation>
  </semantics>
</math>
</file>

<file path=Object 90/content.xml><?xml version="1.0" encoding="utf-8"?>
<math xmlns="http://www.w3.org/1998/Math/MathML" display="block">
  <semantics>
    <mrow>
      <mrow>
        <mfrac>
          <mn>1</mn>
          <mrow>
            <mi>f</mi>
            <mi>g</mi>
          </mrow>
        </mfrac>
        <mo stretchy="false">=</mo>
        <mfrac>
          <mi mathvariant="italic">ag</mi>
          <mi>f</mi>
        </mfrac>
      </mrow>
      <mrow>
        <mrow>
          <mi>.</mi>
          <mo stretchy="false">+</mo>
          <mfrac>
            <mi mathvariant="italic">bf</mi>
            <mi>g</mi>
          </mfrac>
        </mrow>
        <mo stretchy="false">=</mo>
        <mrow>
          <mi mathvariant="italic">ag</mi>
          <mo stretchy="false">+</mo>
          <mi mathvariant="italic">bf</mi>
        </mrow>
        <mo stretchy="false">=</mo>
        <mn>1</mn>
      </mrow>
    </mrow>
    <annotation encoding="StarMath 5.0">frac{1}{f g} = frac{ag}{f}. + frac{bf}{g}=ag+bf=1</annotation>
  </semantics>
</math>
</file>

<file path=Object 91/content.xml><?xml version="1.0" encoding="utf-8"?>
<math xmlns="http://www.w3.org/1998/Math/MathML" display="block">
  <semantics>
    <mrow>
      <mfrac>
        <msup>
          <mi>x</mi>
          <mi>a</mi>
        </msup>
        <msup>
          <mi>x</mi>
          <mi>b</mi>
        </msup>
      </mfrac>
      <mo stretchy="false">=</mo>
      <mfrac>
        <mn>1</mn>
        <msup>
          <mi>x</mi>
          <mrow>
            <mi>b</mi>
            <mo stretchy="false">−</mo>
            <mi>a</mi>
          </mrow>
        </msup>
      </mfrac>
    </mrow>
    <annotation encoding="StarMath 5.0">frac{x^a}{x^b}=frac{1}{x^{b-a}}</annotation>
  </semantics>
</math>
</file>

<file path=Object 92/content.xml><?xml version="1.0" encoding="utf-8"?>
<math xmlns="http://www.w3.org/1998/Math/MathML" display="block">
  <semantics>
    <mrow>
      <mrow>
        <mn>1</mn>
        <mo stretchy="false">=</mo>
        <msup>
          <mi>cos</mi>
          <mn>2</mn>
        </m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p>
          <mi>sin</mi>
          <mn>2</mn>
        </msup>
      </mrow>
      <mrow>
        <mo fence="true" form="prefix" stretchy="false">(</mo>
        <mrow>
          <mi>x</mi>
        </mrow>
        <mo fence="true" form="postfix" stretchy="false">)</mo>
      </mrow>
    </mrow>
    <annotation encoding="StarMath 5.0">1 = cos^2( x )+sin^2( x )</annotation>
  </semantics>
</math>
</file>

<file path=Object 93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w>
          <mo stretchy="false">−</mo>
          <mi>si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sin( -x ) = -sin( x )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cosh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n>1</mn>
            </mrow>
          </mrow>
          <mi>x</mi>
        </mfrac>
      </mrow>
      <mo stretchy="false">=</mo>
      <mfrac>
        <mn>1</mn>
        <mn>2</mn>
      </mfrac>
    </mrow>
    <annotation encoding="StarMath 5.0">lim from{x toward 0} frac{ cosh( x )-1}{ x }=frac{1}{2}</annotation>
  </semantics>
</math>
</file>

<file path=Object 95/content.xml><?xml version="1.0" encoding="utf-8"?>
<math xmlns="http://www.w3.org/1998/Math/MathML" display="block">
  <semantics>
    <mrow>
      <mi>f</mi>
      <mrow>
        <mo fence="true" form="prefix" stretchy="false">(</mo>
        <mrow>
          <mi mathvariant="italic">ax</mi>
        </mrow>
        <mo fence="true" form="postfix" stretchy="false">)</mo>
      </mrow>
      <mi mathvariant="normal">∼</mi>
      <mi>g</mi>
      <mrow>
        <mo fence="true" form="prefix" stretchy="false">(</mo>
        <mrow>
          <mi mathvariant="italic">ax</mi>
        </mrow>
        <mo fence="true" form="postfix" stretchy="false">)</mo>
      </mrow>
    </mrow>
    <annotation encoding="StarMath 5.0">f(ax) %Ux223C  g(ax)</annotation>
  </semantics>
</math>
</file>

<file path=Object 96/content.xml><?xml version="1.0" encoding="utf-8"?>
<math xmlns="http://www.w3.org/1998/Math/MathML" display="block">
  <semantics>
    <mrow>
      <mi>x</mi>
      <mo stretchy="false">→</mo>
      <mn>0</mn>
      <mi mathvariant="italic">if</mi>
      <mi>f</mi>
      <mi mathvariant="normal">∼</mi>
      <mi>g</mi>
    </mrow>
    <annotation encoding="StarMath 5.0">x-&gt; 0 if f %Ux223C g</annotation>
  </semantics>
</math>
</file>

<file path=Object 97/content.xml><?xml version="1.0" encoding="utf-8"?>
<math xmlns="http://www.w3.org/1998/Math/MathML" display="block">
  <semantics>
    <mrow>
      <mrow>
        <mi>q</mi>
        <mo stretchy="false">=</mo>
        <mi>f</mi>
      </mrow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q=f(x_0
)</annotation>
  </semantics>
</math>
</file>

<file path=Object 98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m</mi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  <mo stretchy="false">+</mo>
        <mi>q</mi>
      </mrow>
    </mrow>
    <annotation encoding="StarMath 5.0">y( x ) = m( x-x_0 ) + q</annotation>
  </semantics>
</math>
</file>

<file path=Object 99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−</mo>
                <mi>x</mi>
              </mrow>
            </mrow>
            <mo fence="true" form="postfix" stretchy="false">)</mo>
          </mrow>
          <mi>I</mi>
        </msup>
        <mo stretchy="false">=</mo>
        <mrow>
          <mn>1</mn>
          <mo stretchy="false">+</mo>
          <mi>x</mi>
          <mo stretchy="false">+</mo>
          <msup>
            <mi>x</mi>
            <mn>2</mn>
          </msup>
          <mo stretchy="false">+</mo>
          <msup>
            <mi>x</mi>
            <mn>3</mn>
          </msup>
          <mo stretchy="false">+</mo>
          <mn>..</mn>
        </mrow>
      </mrow>
      <mi>.</mi>
    </mrow>
    <annotation encoding="StarMath 5.0">(1-x)^I=1+x+x^2+x^3+...</annotation>
  </semantics>
</math>
</file>